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685cm"/>
    </style:style>
    <style:style style:name="co2" style:family="table-column">
      <style:table-column-properties fo:break-before="auto" style:column-width="1.559cm"/>
    </style:style>
    <style:style style:name="co3" style:family="table-column">
      <style:table-column-properties fo:break-before="auto" style:column-width="1.942cm"/>
    </style:style>
    <style:style style:name="co4" style:family="table-column">
      <style:table-column-properties fo:break-before="auto" style:column-width="6.925cm"/>
    </style:style>
    <style:style style:name="co5" style:family="table-column">
      <style:table-column-properties fo:break-before="auto" style:column-width="3.14cm"/>
    </style:style>
    <style:style style:name="co6" style:family="table-column">
      <style:table-column-properties fo:break-before="auto" style:column-width="3.466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7.204cm" svg:height="9.596cm" svg:x="0.136cm" svg:y="9.077cm">
            <draw:object draw:notify-on-update-of-ranges="Sheet1.G1:Sheet1.G1 Sheet1.A2:Sheet1.DD2 Sheet1.G5:Sheet1.G5 Sheet1.A6:Sheet1.CR6 Sheet1.G9:Sheet1.G9 Sheet1.A10:Sheet1.EA10 Sheet1.G13:Sheet1.G13 Sheet1.A14:Sheet1.CJ14 Sheet1.G17:Sheet1.G17 Sheet1.A18:Sheet1.DE1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7.141cm" svg:height="9.562cm" svg:x="0.111cm" svg:y="19.045cm">
            <draw:object draw:notify-on-update-of-ranges="Sheet1.G1:Sheet1.G1 Sheet1.A3:Sheet1.DD3 Sheet1.G5:Sheet1.G5 Sheet1.A7:Sheet1.CR7 Sheet1.G9:Sheet1.G9 Sheet1.A11:Sheet1.EA11 Sheet1.G13:Sheet1.G13 Sheet1.A15:Sheet1.CJ15 Sheet1.G17:Sheet1.G17 Sheet1.A19:Sheet1.DE19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125" table:default-cell-style-name="Default"/>
        <table:table-row table:style-name="ro1">
          <table:table-cell office:value-type="string" calcext:value-type="string">
            <text:p>Population Size: 100 </text:p>
          </table:table-cell>
          <table:table-cell office:value-type="string" calcext:value-type="string">
            <text:p><text:s/>K: 5 </text:p>
          </table:table-cell>
          <table:table-cell office:value-type="string" calcext:value-type="string">
            <text:p><text:s/>Seed: 10 </text:p>
          </table:table-cell>
          <table:table-cell office:value-type="string" calcext:value-type="string">
            <text:p><text:s/>Max Generations w/out improvement: 15 </text:p>
          </table:table-cell>
          <table:table-cell office:value-type="string" calcext:value-type="string">
            <text:p><text:s/>Mutation Rate: 0 </text:p>
          </table:table-cell>
          <table:table-cell office:value-type="string" calcext:value-type="string">
            <text:p><text:s/>Crossover Rate: 80</text:p>
          </table:table-cell>
          <table:table-cell office:value-type="string" calcext:value-type="string">
            <text:p>Run: 1</text:p>
          </table:table-cell>
          <table:table-cell table:number-columns-repeated="124"/>
        </table:table-row>
        <table:table-row table:style-name="ro1">
          <table:table-cell office:value-type="float" office:value="25299.9" calcext:value-type="float">
            <text:p>25299.9</text:p>
          </table:table-cell>
          <table:table-cell table:number-columns-repeated="2" office:value-type="float" office:value="24377.8" calcext:value-type="float">
            <text:p>24377.8</text:p>
          </table:table-cell>
          <table:table-cell table:number-columns-repeated="2" office:value-type="float" office:value="24117.6" calcext:value-type="float">
            <text:p>24117.6</text:p>
          </table:table-cell>
          <table:table-cell office:value-type="float" office:value="23162.3" calcext:value-type="float">
            <text:p>23162.3</text:p>
          </table:table-cell>
          <table:table-cell office:value-type="float" office:value="22570" calcext:value-type="float">
            <text:p>22570</text:p>
          </table:table-cell>
          <table:table-cell table:number-columns-repeated="2" office:value-type="float" office:value="22285.3" calcext:value-type="float">
            <text:p>22285.3</text:p>
          </table:table-cell>
          <table:table-cell office:value-type="float" office:value="21787" calcext:value-type="float">
            <text:p>21787</text:p>
          </table:table-cell>
          <table:table-cell table:number-columns-repeated="3" office:value-type="float" office:value="21150.4" calcext:value-type="float">
            <text:p>21150.4</text:p>
          </table:table-cell>
          <table:table-cell office:value-type="float" office:value="20399.9" calcext:value-type="float">
            <text:p>20399.9</text:p>
          </table:table-cell>
          <table:table-cell office:value-type="float" office:value="20236.4" calcext:value-type="float">
            <text:p>20236.4</text:p>
          </table:table-cell>
          <table:table-cell office:value-type="float" office:value="20225.4" calcext:value-type="float">
            <text:p>20225.4</text:p>
          </table:table-cell>
          <table:table-cell office:value-type="float" office:value="19350.3" calcext:value-type="float">
            <text:p>19350.3</text:p>
          </table:table-cell>
          <table:table-cell table:number-columns-repeated="4" office:value-type="float" office:value="18160.8" calcext:value-type="float">
            <text:p>18160.8</text:p>
          </table:table-cell>
          <table:table-cell office:value-type="float" office:value="18011.4" calcext:value-type="float">
            <text:p>18011.4</text:p>
          </table:table-cell>
          <table:table-cell office:value-type="float" office:value="17411" calcext:value-type="float">
            <text:p>17411</text:p>
          </table:table-cell>
          <table:table-cell office:value-type="float" office:value="16741.2" calcext:value-type="float">
            <text:p>16741.2</text:p>
          </table:table-cell>
          <table:table-cell table:number-columns-repeated="2" office:value-type="float" office:value="16723.7" calcext:value-type="float">
            <text:p>16723.7</text:p>
          </table:table-cell>
          <table:table-cell office:value-type="float" office:value="16635.9" calcext:value-type="float">
            <text:p>16635.9</text:p>
          </table:table-cell>
          <table:table-cell table:number-columns-repeated="2" office:value-type="float" office:value="16176.3" calcext:value-type="float">
            <text:p>16176.3</text:p>
          </table:table-cell>
          <table:table-cell office:value-type="float" office:value="15882.6" calcext:value-type="float">
            <text:p>15882.6</text:p>
          </table:table-cell>
          <table:table-cell office:value-type="float" office:value="15821.8" calcext:value-type="float">
            <text:p>15821.8</text:p>
          </table:table-cell>
          <table:table-cell office:value-type="float" office:value="15806.4" calcext:value-type="float">
            <text:p>15806.4</text:p>
          </table:table-cell>
          <table:table-cell office:value-type="float" office:value="15693.9" calcext:value-type="float">
            <text:p>15693.9</text:p>
          </table:table-cell>
          <table:table-cell table:number-columns-repeated="2" office:value-type="float" office:value="15395.2" calcext:value-type="float">
            <text:p>15395.2</text:p>
          </table:table-cell>
          <table:table-cell table:number-columns-repeated="3" office:value-type="float" office:value="15245.1" calcext:value-type="float">
            <text:p>15245.1</text:p>
          </table:table-cell>
          <table:table-cell office:value-type="float" office:value="15225.2" calcext:value-type="float">
            <text:p>15225.2</text:p>
          </table:table-cell>
          <table:table-cell table:number-columns-repeated="14" office:value-type="float" office:value="15195.3" calcext:value-type="float">
            <text:p>15195.3</text:p>
          </table:table-cell>
          <table:table-cell office:value-type="float" office:value="15098.4" calcext:value-type="float">
            <text:p>15098.4</text:p>
          </table:table-cell>
          <table:table-cell table:number-columns-repeated="7" office:value-type="float" office:value="14986.2" calcext:value-type="float">
            <text:p>14986.2</text:p>
          </table:table-cell>
          <table:table-cell table:number-columns-repeated="7" office:value-type="float" office:value="14887.5" calcext:value-type="float">
            <text:p>14887.5</text:p>
          </table:table-cell>
          <table:table-cell table:number-columns-repeated="2" office:value-type="float" office:value="14730" calcext:value-type="float">
            <text:p>14730</text:p>
          </table:table-cell>
          <table:table-cell table:number-columns-repeated="2" office:value-type="float" office:value="14692.5" calcext:value-type="float">
            <text:p>14692.5</text:p>
          </table:table-cell>
          <table:table-cell table:number-columns-repeated="2" office:value-type="float" office:value="14627.1" calcext:value-type="float">
            <text:p>14627.1</text:p>
          </table:table-cell>
          <table:table-cell office:value-type="float" office:value="14554.2" calcext:value-type="float">
            <text:p>14554.2</text:p>
          </table:table-cell>
          <table:table-cell table:number-columns-repeated="7" office:value-type="float" office:value="14461.2" calcext:value-type="float">
            <text:p>14461.2</text:p>
          </table:table-cell>
          <table:table-cell table:number-columns-repeated="4" office:value-type="float" office:value="14410.9" calcext:value-type="float">
            <text:p>14410.9</text:p>
          </table:table-cell>
          <table:table-cell table:number-columns-repeated="6" office:value-type="float" office:value="14204.3" calcext:value-type="float">
            <text:p>14204.3</text:p>
          </table:table-cell>
          <table:table-cell table:number-columns-repeated="16" office:value-type="float" office:value="14039.9" calcext:value-type="float">
            <text:p>14039.9</text:p>
          </table:table-cell>
          <table:table-cell table:number-columns-repeated="23"/>
        </table:table-row>
        <table:table-row table:style-name="ro1">
          <table:table-cell office:value-type="float" office:value="29295" calcext:value-type="float">
            <text:p>29295</text:p>
          </table:table-cell>
          <table:table-cell office:value-type="float" office:value="28548" calcext:value-type="float">
            <text:p>28548</text:p>
          </table:table-cell>
          <table:table-cell office:value-type="float" office:value="28115.6" calcext:value-type="float">
            <text:p>28115.6</text:p>
          </table:table-cell>
          <table:table-cell office:value-type="float" office:value="27688.4" calcext:value-type="float">
            <text:p>27688.4</text:p>
          </table:table-cell>
          <table:table-cell office:value-type="float" office:value="27459.9" calcext:value-type="float">
            <text:p>27459.9</text:p>
          </table:table-cell>
          <table:table-cell office:value-type="float" office:value="27089.6" calcext:value-type="float">
            <text:p>27089.6</text:p>
          </table:table-cell>
          <table:table-cell office:value-type="float" office:value="26882.9" calcext:value-type="float">
            <text:p>26882.9</text:p>
          </table:table-cell>
          <table:table-cell office:value-type="float" office:value="26673.9" calcext:value-type="float">
            <text:p>26673.9</text:p>
          </table:table-cell>
          <table:table-cell office:value-type="float" office:value="26291.3" calcext:value-type="float">
            <text:p>26291.3</text:p>
          </table:table-cell>
          <table:table-cell office:value-type="float" office:value="26383.2" calcext:value-type="float">
            <text:p>26383.2</text:p>
          </table:table-cell>
          <table:table-cell office:value-type="float" office:value="26187.2" calcext:value-type="float">
            <text:p>26187.2</text:p>
          </table:table-cell>
          <table:table-cell office:value-type="float" office:value="25594" calcext:value-type="float">
            <text:p>25594</text:p>
          </table:table-cell>
          <table:table-cell office:value-type="float" office:value="24960.2" calcext:value-type="float">
            <text:p>24960.2</text:p>
          </table:table-cell>
          <table:table-cell office:value-type="float" office:value="24487.3" calcext:value-type="float">
            <text:p>24487.3</text:p>
          </table:table-cell>
          <table:table-cell office:value-type="float" office:value="23601.2" calcext:value-type="float">
            <text:p>23601.2</text:p>
          </table:table-cell>
          <table:table-cell office:value-type="float" office:value="22394.8" calcext:value-type="float">
            <text:p>22394.8</text:p>
          </table:table-cell>
          <table:table-cell office:value-type="float" office:value="21668.8" calcext:value-type="float">
            <text:p>21668.8</text:p>
          </table:table-cell>
          <table:table-cell office:value-type="float" office:value="21394.8" calcext:value-type="float">
            <text:p>21394.8</text:p>
          </table:table-cell>
          <table:table-cell office:value-type="float" office:value="21307.4" calcext:value-type="float">
            <text:p>21307.4</text:p>
          </table:table-cell>
          <table:table-cell office:value-type="float" office:value="21181.4" calcext:value-type="float">
            <text:p>21181.4</text:p>
          </table:table-cell>
          <table:table-cell office:value-type="float" office:value="21214.1" calcext:value-type="float">
            <text:p>21214.1</text:p>
          </table:table-cell>
          <table:table-cell office:value-type="float" office:value="20916" calcext:value-type="float">
            <text:p>20916</text:p>
          </table:table-cell>
          <table:table-cell office:value-type="float" office:value="20021.5" calcext:value-type="float">
            <text:p>20021.5</text:p>
          </table:table-cell>
          <table:table-cell office:value-type="float" office:value="18612.6" calcext:value-type="float">
            <text:p>18612.6</text:p>
          </table:table-cell>
          <table:table-cell office:value-type="float" office:value="18221.1" calcext:value-type="float">
            <text:p>18221.1</text:p>
          </table:table-cell>
          <table:table-cell office:value-type="float" office:value="17729.4" calcext:value-type="float">
            <text:p>17729.4</text:p>
          </table:table-cell>
          <table:table-cell office:value-type="float" office:value="17342.8" calcext:value-type="float">
            <text:p>17342.8</text:p>
          </table:table-cell>
          <table:table-cell office:value-type="float" office:value="17132.7" calcext:value-type="float">
            <text:p>17132.7</text:p>
          </table:table-cell>
          <table:table-cell office:value-type="float" office:value="17193" calcext:value-type="float">
            <text:p>17193</text:p>
          </table:table-cell>
          <table:table-cell office:value-type="float" office:value="17328.5" calcext:value-type="float">
            <text:p>17328.5</text:p>
          </table:table-cell>
          <table:table-cell office:value-type="float" office:value="17023" calcext:value-type="float">
            <text:p>17023</text:p>
          </table:table-cell>
          <table:table-cell office:value-type="float" office:value="16818.5" calcext:value-type="float">
            <text:p>16818.5</text:p>
          </table:table-cell>
          <table:table-cell office:value-type="float" office:value="16354.7" calcext:value-type="float">
            <text:p>16354.7</text:p>
          </table:table-cell>
          <table:table-cell office:value-type="float" office:value="16038.6" calcext:value-type="float">
            <text:p>16038.6</text:p>
          </table:table-cell>
          <table:table-cell office:value-type="float" office:value="16006.4" calcext:value-type="float">
            <text:p>16006.4</text:p>
          </table:table-cell>
          <table:table-cell office:value-type="float" office:value="15806.1" calcext:value-type="float">
            <text:p>15806.1</text:p>
          </table:table-cell>
          <table:table-cell office:value-type="float" office:value="15718.5" calcext:value-type="float">
            <text:p>15718.5</text:p>
          </table:table-cell>
          <table:table-cell office:value-type="float" office:value="15541.9" calcext:value-type="float">
            <text:p>15541.9</text:p>
          </table:table-cell>
          <table:table-cell office:value-type="float" office:value="15622" calcext:value-type="float">
            <text:p>15622</text:p>
          </table:table-cell>
          <table:table-cell office:value-type="float" office:value="15560.8" calcext:value-type="float">
            <text:p>15560.8</text:p>
          </table:table-cell>
          <table:table-cell office:value-type="float" office:value="15486.8" calcext:value-type="float">
            <text:p>15486.8</text:p>
          </table:table-cell>
          <table:table-cell office:value-type="float" office:value="15439.6" calcext:value-type="float">
            <text:p>15439.6</text:p>
          </table:table-cell>
          <table:table-cell office:value-type="float" office:value="15454.5" calcext:value-type="float">
            <text:p>15454.5</text:p>
          </table:table-cell>
          <table:table-cell office:value-type="float" office:value="15395.3" calcext:value-type="float">
            <text:p>15395.3</text:p>
          </table:table-cell>
          <table:table-cell office:value-type="float" office:value="15350.3" calcext:value-type="float">
            <text:p>15350.3</text:p>
          </table:table-cell>
          <table:table-cell office:value-type="float" office:value="15348.5" calcext:value-type="float">
            <text:p>15348.5</text:p>
          </table:table-cell>
          <table:table-cell office:value-type="float" office:value="15355" calcext:value-type="float">
            <text:p>15355</text:p>
          </table:table-cell>
          <table:table-cell table:number-columns-repeated="3" office:value-type="float" office:value="15348.5" calcext:value-type="float">
            <text:p>15348.5</text:p>
          </table:table-cell>
          <table:table-cell office:value-type="float" office:value="15352.1" calcext:value-type="float">
            <text:p>15352.1</text:p>
          </table:table-cell>
          <table:table-cell office:value-type="float" office:value="15360.8" calcext:value-type="float">
            <text:p>15360.8</text:p>
          </table:table-cell>
          <table:table-cell office:value-type="float" office:value="15348.6" calcext:value-type="float">
            <text:p>15348.6</text:p>
          </table:table-cell>
          <table:table-cell office:value-type="float" office:value="15347.5" calcext:value-type="float">
            <text:p>15347.5</text:p>
          </table:table-cell>
          <table:table-cell office:value-type="float" office:value="15360.6" calcext:value-type="float">
            <text:p>15360.6</text:p>
          </table:table-cell>
          <table:table-cell office:value-type="float" office:value="15658.9" calcext:value-type="float">
            <text:p>15658.9</text:p>
          </table:table-cell>
          <table:table-cell office:value-type="float" office:value="15860.3" calcext:value-type="float">
            <text:p>15860.3</text:p>
          </table:table-cell>
          <table:table-cell office:value-type="float" office:value="16444.1" calcext:value-type="float">
            <text:p>16444.1</text:p>
          </table:table-cell>
          <table:table-cell office:value-type="float" office:value="16524.6" calcext:value-type="float">
            <text:p>16524.6</text:p>
          </table:table-cell>
          <table:table-cell office:value-type="float" office:value="16588.8" calcext:value-type="float">
            <text:p>16588.8</text:p>
          </table:table-cell>
          <table:table-cell office:value-type="float" office:value="15711.2" calcext:value-type="float">
            <text:p>15711.2</text:p>
          </table:table-cell>
          <table:table-cell office:value-type="float" office:value="15142.1" calcext:value-type="float">
            <text:p>15142.1</text:p>
          </table:table-cell>
          <table:table-cell office:value-type="float" office:value="15215" calcext:value-type="float">
            <text:p>15215</text:p>
          </table:table-cell>
          <table:table-cell office:value-type="float" office:value="15256.5" calcext:value-type="float">
            <text:p>15256.5</text:p>
          </table:table-cell>
          <table:table-cell office:value-type="float" office:value="15276.4" calcext:value-type="float">
            <text:p>15276.4</text:p>
          </table:table-cell>
          <table:table-cell office:value-type="float" office:value="15136.8" calcext:value-type="float">
            <text:p>15136.8</text:p>
          </table:table-cell>
          <table:table-cell office:value-type="float" office:value="15458.1" calcext:value-type="float">
            <text:p>15458.1</text:p>
          </table:table-cell>
          <table:table-cell office:value-type="float" office:value="15702.5" calcext:value-type="float">
            <text:p>15702.5</text:p>
          </table:table-cell>
          <table:table-cell office:value-type="float" office:value="15549.1" calcext:value-type="float">
            <text:p>15549.1</text:p>
          </table:table-cell>
          <table:table-cell office:value-type="float" office:value="15186.4" calcext:value-type="float">
            <text:p>15186.4</text:p>
          </table:table-cell>
          <table:table-cell office:value-type="float" office:value="15078.3" calcext:value-type="float">
            <text:p>15078.3</text:p>
          </table:table-cell>
          <table:table-cell office:value-type="float" office:value="15174" calcext:value-type="float">
            <text:p>15174</text:p>
          </table:table-cell>
          <table:table-cell office:value-type="float" office:value="15164.1" calcext:value-type="float">
            <text:p>15164.1</text:p>
          </table:table-cell>
          <table:table-cell office:value-type="float" office:value="15350.6" calcext:value-type="float">
            <text:p>15350.6</text:p>
          </table:table-cell>
          <table:table-cell office:value-type="float" office:value="15187.8" calcext:value-type="float">
            <text:p>15187.8</text:p>
          </table:table-cell>
          <table:table-cell office:value-type="float" office:value="15135.8" calcext:value-type="float">
            <text:p>15135.8</text:p>
          </table:table-cell>
          <table:table-cell office:value-type="float" office:value="15002.8" calcext:value-type="float">
            <text:p>15002.8</text:p>
          </table:table-cell>
          <table:table-cell office:value-type="float" office:value="15046.5" calcext:value-type="float">
            <text:p>15046.5</text:p>
          </table:table-cell>
          <table:table-cell office:value-type="float" office:value="14693.2" calcext:value-type="float">
            <text:p>14693.2</text:p>
          </table:table-cell>
          <table:table-cell office:value-type="float" office:value="14611.5" calcext:value-type="float">
            <text:p>14611.5</text:p>
          </table:table-cell>
          <table:table-cell office:value-type="float" office:value="14607.1" calcext:value-type="float">
            <text:p>14607.1</text:p>
          </table:table-cell>
          <table:table-cell office:value-type="float" office:value="14630" calcext:value-type="float">
            <text:p>14630</text:p>
          </table:table-cell>
          <table:table-cell office:value-type="float" office:value="14606.8" calcext:value-type="float">
            <text:p>14606.8</text:p>
          </table:table-cell>
          <table:table-cell office:value-type="float" office:value="14859.5" calcext:value-type="float">
            <text:p>14859.5</text:p>
          </table:table-cell>
          <table:table-cell office:value-type="float" office:value="14811.3" calcext:value-type="float">
            <text:p>14811.3</text:p>
          </table:table-cell>
          <table:table-cell office:value-type="float" office:value="15722.9" calcext:value-type="float">
            <text:p>15722.9</text:p>
          </table:table-cell>
          <table:table-cell office:value-type="float" office:value="15550.5" calcext:value-type="float">
            <text:p>15550.5</text:p>
          </table:table-cell>
          <table:table-cell office:value-type="float" office:value="15691" calcext:value-type="float">
            <text:p>15691</text:p>
          </table:table-cell>
          <table:table-cell office:value-type="float" office:value="14826.2" calcext:value-type="float">
            <text:p>14826.2</text:p>
          </table:table-cell>
          <table:table-cell office:value-type="float" office:value="14709.7" calcext:value-type="float">
            <text:p>14709.7</text:p>
          </table:table-cell>
          <table:table-cell office:value-type="float" office:value="14736.7" calcext:value-type="float">
            <text:p>14736.7</text:p>
          </table:table-cell>
          <table:table-cell office:value-type="float" office:value="14817.4" calcext:value-type="float">
            <text:p>14817.4</text:p>
          </table:table-cell>
          <table:table-cell office:value-type="float" office:value="14919.4" calcext:value-type="float">
            <text:p>14919.4</text:p>
          </table:table-cell>
          <table:table-cell office:value-type="float" office:value="14700.2" calcext:value-type="float">
            <text:p>14700.2</text:p>
          </table:table-cell>
          <table:table-cell office:value-type="float" office:value="14588.3" calcext:value-type="float">
            <text:p>14588.3</text:p>
          </table:table-cell>
          <table:table-cell office:value-type="float" office:value="14495.8" calcext:value-type="float">
            <text:p>14495.8</text:p>
          </table:table-cell>
          <table:table-cell office:value-type="float" office:value="14474.6" calcext:value-type="float">
            <text:p>14474.6</text:p>
          </table:table-cell>
          <table:table-cell office:value-type="float" office:value="14417.6" calcext:value-type="float">
            <text:p>14417.6</text:p>
          </table:table-cell>
          <table:table-cell office:value-type="float" office:value="14388.3" calcext:value-type="float">
            <text:p>14388.3</text:p>
          </table:table-cell>
          <table:table-cell office:value-type="float" office:value="14310.3" calcext:value-type="float">
            <text:p>14310.3</text:p>
          </table:table-cell>
          <table:table-cell office:value-type="float" office:value="14182.1" calcext:value-type="float">
            <text:p>14182.1</text:p>
          </table:table-cell>
          <table:table-cell table:number-columns-repeated="3" office:value-type="float" office:value="14180.8" calcext:value-type="float">
            <text:p>14180.8</text:p>
          </table:table-cell>
          <table:table-cell office:value-type="float" office:value="14186.3" calcext:value-type="float">
            <text:p>14186.3</text:p>
          </table:table-cell>
          <table:table-cell office:value-type="float" office:value="14180.9" calcext:value-type="float">
            <text:p>14180.9</text:p>
          </table:table-cell>
          <table:table-cell office:value-type="float" office:value="14180.8" calcext:value-type="float">
            <text:p>14180.8</text:p>
          </table:table-cell>
          <table:table-cell office:value-type="float" office:value="14185.7" calcext:value-type="float">
            <text:p>14185.7</text:p>
          </table:table-cell>
          <table:table-cell table:number-columns-repeated="23"/>
        </table:table-row>
        <table:table-row table:style-name="ro1">
          <table:table-cell table:number-columns-repeated="131"/>
        </table:table-row>
        <table:table-row table:style-name="ro1">
          <table:table-cell office:value-type="string" calcext:value-type="string">
            <text:p>Population Size: 100 </text:p>
          </table:table-cell>
          <table:table-cell office:value-type="string" calcext:value-type="string">
            <text:p><text:s/>K: 5 </text:p>
          </table:table-cell>
          <table:table-cell office:value-type="string" calcext:value-type="string">
            <text:p><text:s/>Seed: 20 </text:p>
          </table:table-cell>
          <table:table-cell office:value-type="string" calcext:value-type="string">
            <text:p><text:s/>Max Generations w/out improvement: 15 </text:p>
          </table:table-cell>
          <table:table-cell office:value-type="string" calcext:value-type="string">
            <text:p><text:s/>Mutation Rate: 0 </text:p>
          </table:table-cell>
          <table:table-cell office:value-type="string" calcext:value-type="string">
            <text:p><text:s/>Crossover Rate: 80</text:p>
          </table:table-cell>
          <table:table-cell office:value-type="string" calcext:value-type="string">
            <text:p>Run: 2</text:p>
          </table:table-cell>
          <table:table-cell table:number-columns-repeated="124"/>
        </table:table-row>
        <table:table-row table:style-name="ro1">
          <table:table-cell office:value-type="float" office:value="24180.1" calcext:value-type="float">
            <text:p>24180.1</text:p>
          </table:table-cell>
          <table:table-cell office:value-type="float" office:value="23366.1" calcext:value-type="float">
            <text:p>23366.1</text:p>
          </table:table-cell>
          <table:table-cell table:number-columns-repeated="2" office:value-type="float" office:value="23315.4" calcext:value-type="float">
            <text:p>23315.4</text:p>
          </table:table-cell>
          <table:table-cell table:number-columns-repeated="2" office:value-type="float" office:value="23171" calcext:value-type="float">
            <text:p>23171</text:p>
          </table:table-cell>
          <table:table-cell office:value-type="float" office:value="23029.4" calcext:value-type="float">
            <text:p>23029.4</text:p>
          </table:table-cell>
          <table:table-cell office:value-type="float" office:value="22196.4" calcext:value-type="float">
            <text:p>22196.4</text:p>
          </table:table-cell>
          <table:table-cell table:number-columns-repeated="2" office:value-type="float" office:value="22183.9" calcext:value-type="float">
            <text:p>22183.9</text:p>
          </table:table-cell>
          <table:table-cell office:value-type="float" office:value="22178.4" calcext:value-type="float">
            <text:p>22178.4</text:p>
          </table:table-cell>
          <table:table-cell office:value-type="float" office:value="21910.5" calcext:value-type="float">
            <text:p>21910.5</text:p>
          </table:table-cell>
          <table:table-cell office:value-type="float" office:value="21271.3" calcext:value-type="float">
            <text:p>21271.3</text:p>
          </table:table-cell>
          <table:table-cell table:number-columns-repeated="3" office:value-type="float" office:value="20272.1" calcext:value-type="float">
            <text:p>20272.1</text:p>
          </table:table-cell>
          <table:table-cell office:value-type="float" office:value="20096.9" calcext:value-type="float">
            <text:p>20096.9</text:p>
          </table:table-cell>
          <table:table-cell office:value-type="float" office:value="19758.6" calcext:value-type="float">
            <text:p>19758.6</text:p>
          </table:table-cell>
          <table:table-cell office:value-type="float" office:value="19096.3" calcext:value-type="float">
            <text:p>19096.3</text:p>
          </table:table-cell>
          <table:table-cell table:number-columns-repeated="2" office:value-type="float" office:value="18539.8" calcext:value-type="float">
            <text:p>18539.8</text:p>
          </table:table-cell>
          <table:table-cell office:value-type="float" office:value="18413.2" calcext:value-type="float">
            <text:p>18413.2</text:p>
          </table:table-cell>
          <table:table-cell table:number-columns-repeated="2" office:value-type="float" office:value="18259.1" calcext:value-type="float">
            <text:p>18259.1</text:p>
          </table:table-cell>
          <table:table-cell office:value-type="float" office:value="18166" calcext:value-type="float">
            <text:p>18166</text:p>
          </table:table-cell>
          <table:table-cell table:number-columns-repeated="2" office:value-type="float" office:value="17992.6" calcext:value-type="float">
            <text:p>17992.6</text:p>
          </table:table-cell>
          <table:table-cell table:number-columns-repeated="9" office:value-type="float" office:value="17984.4" calcext:value-type="float">
            <text:p>17984.4</text:p>
          </table:table-cell>
          <table:table-cell table:number-columns-repeated="9" office:value-type="float" office:value="17391.1" calcext:value-type="float">
            <text:p>17391.1</text:p>
          </table:table-cell>
          <table:table-cell table:number-columns-repeated="3" office:value-type="float" office:value="17239.3" calcext:value-type="float">
            <text:p>17239.3</text:p>
          </table:table-cell>
          <table:table-cell table:number-columns-repeated="2" office:value-type="float" office:value="17226.9" calcext:value-type="float">
            <text:p>17226.9</text:p>
          </table:table-cell>
          <table:table-cell table:number-columns-repeated="2" office:value-type="float" office:value="16819" calcext:value-type="float">
            <text:p>16819</text:p>
          </table:table-cell>
          <table:table-cell table:number-columns-repeated="2" office:value-type="float" office:value="16761.4" calcext:value-type="float">
            <text:p>16761.4</text:p>
          </table:table-cell>
          <table:table-cell office:value-type="float" office:value="16677.5" calcext:value-type="float">
            <text:p>16677.5</text:p>
          </table:table-cell>
          <table:table-cell table:number-columns-repeated="2" office:value-type="float" office:value="16609.7" calcext:value-type="float">
            <text:p>16609.7</text:p>
          </table:table-cell>
          <table:table-cell table:number-columns-repeated="3" office:value-type="float" office:value="16560.2" calcext:value-type="float">
            <text:p>16560.2</text:p>
          </table:table-cell>
          <table:table-cell table:number-columns-repeated="12" office:value-type="float" office:value="16481.1" calcext:value-type="float">
            <text:p>16481.1</text:p>
          </table:table-cell>
          <table:table-cell table:number-columns-repeated="5" office:value-type="float" office:value="16474.5" calcext:value-type="float">
            <text:p>16474.5</text:p>
          </table:table-cell>
          <table:table-cell table:number-columns-repeated="3" office:value-type="float" office:value="16347.2" calcext:value-type="float">
            <text:p>16347.2</text:p>
          </table:table-cell>
          <table:table-cell table:number-columns-repeated="16" office:value-type="float" office:value="16093.9" calcext:value-type="float">
            <text:p>16093.9</text:p>
          </table:table-cell>
          <table:table-cell table:number-columns-repeated="35"/>
        </table:table-row>
        <table:table-row table:style-name="ro1">
          <table:table-cell office:value-type="float" office:value="29319.2" calcext:value-type="float">
            <text:p>29319.2</text:p>
          </table:table-cell>
          <table:table-cell office:value-type="float" office:value="28435" calcext:value-type="float">
            <text:p>28435</text:p>
          </table:table-cell>
          <table:table-cell office:value-type="float" office:value="27836.3" calcext:value-type="float">
            <text:p>27836.3</text:p>
          </table:table-cell>
          <table:table-cell office:value-type="float" office:value="27728.1" calcext:value-type="float">
            <text:p>27728.1</text:p>
          </table:table-cell>
          <table:table-cell office:value-type="float" office:value="27493.7" calcext:value-type="float">
            <text:p>27493.7</text:p>
          </table:table-cell>
          <table:table-cell office:value-type="float" office:value="27112.8" calcext:value-type="float">
            <text:p>27112.8</text:p>
          </table:table-cell>
          <table:table-cell office:value-type="float" office:value="26594" calcext:value-type="float">
            <text:p>26594</text:p>
          </table:table-cell>
          <table:table-cell office:value-type="float" office:value="26410.8" calcext:value-type="float">
            <text:p>26410.8</text:p>
          </table:table-cell>
          <table:table-cell office:value-type="float" office:value="25828.3" calcext:value-type="float">
            <text:p>25828.3</text:p>
          </table:table-cell>
          <table:table-cell office:value-type="float" office:value="25697.6" calcext:value-type="float">
            <text:p>25697.6</text:p>
          </table:table-cell>
          <table:table-cell office:value-type="float" office:value="26058.3" calcext:value-type="float">
            <text:p>26058.3</text:p>
          </table:table-cell>
          <table:table-cell office:value-type="float" office:value="25003.8" calcext:value-type="float">
            <text:p>25003.8</text:p>
          </table:table-cell>
          <table:table-cell office:value-type="float" office:value="24202.2" calcext:value-type="float">
            <text:p>24202.2</text:p>
          </table:table-cell>
          <table:table-cell office:value-type="float" office:value="24508" calcext:value-type="float">
            <text:p>24508</text:p>
          </table:table-cell>
          <table:table-cell office:value-type="float" office:value="24045.8" calcext:value-type="float">
            <text:p>24045.8</text:p>
          </table:table-cell>
          <table:table-cell office:value-type="float" office:value="23344.3" calcext:value-type="float">
            <text:p>23344.3</text:p>
          </table:table-cell>
          <table:table-cell office:value-type="float" office:value="22236" calcext:value-type="float">
            <text:p>22236</text:p>
          </table:table-cell>
          <table:table-cell office:value-type="float" office:value="21395.9" calcext:value-type="float">
            <text:p>21395.9</text:p>
          </table:table-cell>
          <table:table-cell office:value-type="float" office:value="20846.9" calcext:value-type="float">
            <text:p>20846.9</text:p>
          </table:table-cell>
          <table:table-cell office:value-type="float" office:value="20509.8" calcext:value-type="float">
            <text:p>20509.8</text:p>
          </table:table-cell>
          <table:table-cell office:value-type="float" office:value="20448.3" calcext:value-type="float">
            <text:p>20448.3</text:p>
          </table:table-cell>
          <table:table-cell office:value-type="float" office:value="20019.1" calcext:value-type="float">
            <text:p>20019.1</text:p>
          </table:table-cell>
          <table:table-cell office:value-type="float" office:value="19468.7" calcext:value-type="float">
            <text:p>19468.7</text:p>
          </table:table-cell>
          <table:table-cell office:value-type="float" office:value="18980.7" calcext:value-type="float">
            <text:p>18980.7</text:p>
          </table:table-cell>
          <table:table-cell office:value-type="float" office:value="18638.9" calcext:value-type="float">
            <text:p>18638.9</text:p>
          </table:table-cell>
          <table:table-cell office:value-type="float" office:value="18521.5" calcext:value-type="float">
            <text:p>18521.5</text:p>
          </table:table-cell>
          <table:table-cell office:value-type="float" office:value="18404.1" calcext:value-type="float">
            <text:p>18404.1</text:p>
          </table:table-cell>
          <table:table-cell office:value-type="float" office:value="18291.3" calcext:value-type="float">
            <text:p>18291.3</text:p>
          </table:table-cell>
          <table:table-cell office:value-type="float" office:value="18199.9" calcext:value-type="float">
            <text:p>18199.9</text:p>
          </table:table-cell>
          <table:table-cell office:value-type="float" office:value="18166.9" calcext:value-type="float">
            <text:p>18166.9</text:p>
          </table:table-cell>
          <table:table-cell office:value-type="float" office:value="18166" calcext:value-type="float">
            <text:p>18166</text:p>
          </table:table-cell>
          <table:table-cell office:value-type="float" office:value="18167.9" calcext:value-type="float">
            <text:p>18167.9</text:p>
          </table:table-cell>
          <table:table-cell table:number-columns-repeated="3" office:value-type="float" office:value="18165.7" calcext:value-type="float">
            <text:p>18165.7</text:p>
          </table:table-cell>
          <table:table-cell office:value-type="float" office:value="18171.4" calcext:value-type="float">
            <text:p>18171.4</text:p>
          </table:table-cell>
          <table:table-cell office:value-type="float" office:value="18163.2" calcext:value-type="float">
            <text:p>18163.2</text:p>
          </table:table-cell>
          <table:table-cell office:value-type="float" office:value="18166.6" calcext:value-type="float">
            <text:p>18166.6</text:p>
          </table:table-cell>
          <table:table-cell office:value-type="float" office:value="18196.4" calcext:value-type="float">
            <text:p>18196.4</text:p>
          </table:table-cell>
          <table:table-cell office:value-type="float" office:value="18157.9" calcext:value-type="float">
            <text:p>18157.9</text:p>
          </table:table-cell>
          <table:table-cell office:value-type="float" office:value="18021.8" calcext:value-type="float">
            <text:p>18021.8</text:p>
          </table:table-cell>
          <table:table-cell office:value-type="float" office:value="17637.1" calcext:value-type="float">
            <text:p>17637.1</text:p>
          </table:table-cell>
          <table:table-cell office:value-type="float" office:value="17568.1" calcext:value-type="float">
            <text:p>17568.1</text:p>
          </table:table-cell>
          <table:table-cell table:number-columns-repeated="2" office:value-type="float" office:value="17566.7" calcext:value-type="float">
            <text:p>17566.7</text:p>
          </table:table-cell>
          <table:table-cell office:value-type="float" office:value="17575.6" calcext:value-type="float">
            <text:p>17575.6</text:p>
          </table:table-cell>
          <table:table-cell office:value-type="float" office:value="17622.4" calcext:value-type="float">
            <text:p>17622.4</text:p>
          </table:table-cell>
          <table:table-cell office:value-type="float" office:value="17635.2" calcext:value-type="float">
            <text:p>17635.2</text:p>
          </table:table-cell>
          <table:table-cell office:value-type="float" office:value="17860.4" calcext:value-type="float">
            <text:p>17860.4</text:p>
          </table:table-cell>
          <table:table-cell office:value-type="float" office:value="17888.2" calcext:value-type="float">
            <text:p>17888.2</text:p>
          </table:table-cell>
          <table:table-cell office:value-type="float" office:value="17911.7" calcext:value-type="float">
            <text:p>17911.7</text:p>
          </table:table-cell>
          <table:table-cell office:value-type="float" office:value="18192.8" calcext:value-type="float">
            <text:p>18192.8</text:p>
          </table:table-cell>
          <table:table-cell office:value-type="float" office:value="18101.4" calcext:value-type="float">
            <text:p>18101.4</text:p>
          </table:table-cell>
          <table:table-cell office:value-type="float" office:value="18019.3" calcext:value-type="float">
            <text:p>18019.3</text:p>
          </table:table-cell>
          <table:table-cell office:value-type="float" office:value="17847.6" calcext:value-type="float">
            <text:p>17847.6</text:p>
          </table:table-cell>
          <table:table-cell office:value-type="float" office:value="17707.6" calcext:value-type="float">
            <text:p>17707.6</text:p>
          </table:table-cell>
          <table:table-cell office:value-type="float" office:value="17339.2" calcext:value-type="float">
            <text:p>17339.2</text:p>
          </table:table-cell>
          <table:table-cell office:value-type="float" office:value="17032.8" calcext:value-type="float">
            <text:p>17032.8</text:p>
          </table:table-cell>
          <table:table-cell office:value-type="float" office:value="16802.8" calcext:value-type="float">
            <text:p>16802.8</text:p>
          </table:table-cell>
          <table:table-cell office:value-type="float" office:value="16771.2" calcext:value-type="float">
            <text:p>16771.2</text:p>
          </table:table-cell>
          <table:table-cell office:value-type="float" office:value="16774.4" calcext:value-type="float">
            <text:p>16774.4</text:p>
          </table:table-cell>
          <table:table-cell office:value-type="float" office:value="16737.8" calcext:value-type="float">
            <text:p>16737.8</text:p>
          </table:table-cell>
          <table:table-cell office:value-type="float" office:value="16995.8" calcext:value-type="float">
            <text:p>16995.8</text:p>
          </table:table-cell>
          <table:table-cell office:value-type="float" office:value="16908.6" calcext:value-type="float">
            <text:p>16908.6</text:p>
          </table:table-cell>
          <table:table-cell office:value-type="float" office:value="16972.2" calcext:value-type="float">
            <text:p>16972.2</text:p>
          </table:table-cell>
          <table:table-cell office:value-type="float" office:value="16894.6" calcext:value-type="float">
            <text:p>16894.6</text:p>
          </table:table-cell>
          <table:table-cell office:value-type="float" office:value="16715.1" calcext:value-type="float">
            <text:p>16715.1</text:p>
          </table:table-cell>
          <table:table-cell office:value-type="float" office:value="16669.7" calcext:value-type="float">
            <text:p>16669.7</text:p>
          </table:table-cell>
          <table:table-cell office:value-type="float" office:value="16647.7" calcext:value-type="float">
            <text:p>16647.7</text:p>
          </table:table-cell>
          <table:table-cell office:value-type="float" office:value="16647.5" calcext:value-type="float">
            <text:p>16647.5</text:p>
          </table:table-cell>
          <table:table-cell office:value-type="float" office:value="16649.7" calcext:value-type="float">
            <text:p>16649.7</text:p>
          </table:table-cell>
          <table:table-cell office:value-type="float" office:value="16652.3" calcext:value-type="float">
            <text:p>16652.3</text:p>
          </table:table-cell>
          <table:table-cell office:value-type="float" office:value="16657.2" calcext:value-type="float">
            <text:p>16657.2</text:p>
          </table:table-cell>
          <table:table-cell office:value-type="float" office:value="16803.5" calcext:value-type="float">
            <text:p>16803.5</text:p>
          </table:table-cell>
          <table:table-cell office:value-type="float" office:value="16736.8" calcext:value-type="float">
            <text:p>16736.8</text:p>
          </table:table-cell>
          <table:table-cell office:value-type="float" office:value="16937.2" calcext:value-type="float">
            <text:p>16937.2</text:p>
          </table:table-cell>
          <table:table-cell office:value-type="float" office:value="17260.1" calcext:value-type="float">
            <text:p>17260.1</text:p>
          </table:table-cell>
          <table:table-cell office:value-type="float" office:value="17269" calcext:value-type="float">
            <text:p>17269</text:p>
          </table:table-cell>
          <table:table-cell office:value-type="float" office:value="17398.4" calcext:value-type="float">
            <text:p>17398.4</text:p>
          </table:table-cell>
          <table:table-cell office:value-type="float" office:value="17087" calcext:value-type="float">
            <text:p>17087</text:p>
          </table:table-cell>
          <table:table-cell office:value-type="float" office:value="16747.6" calcext:value-type="float">
            <text:p>16747.6</text:p>
          </table:table-cell>
          <table:table-cell office:value-type="float" office:value="17704" calcext:value-type="float">
            <text:p>17704</text:p>
          </table:table-cell>
          <table:table-cell office:value-type="float" office:value="17987.5" calcext:value-type="float">
            <text:p>17987.5</text:p>
          </table:table-cell>
          <table:table-cell office:value-type="float" office:value="17784.4" calcext:value-type="float">
            <text:p>17784.4</text:p>
          </table:table-cell>
          <table:table-cell office:value-type="float" office:value="18325.6" calcext:value-type="float">
            <text:p>18325.6</text:p>
          </table:table-cell>
          <table:table-cell office:value-type="float" office:value="18180.1" calcext:value-type="float">
            <text:p>18180.1</text:p>
          </table:table-cell>
          <table:table-cell office:value-type="float" office:value="17743.7" calcext:value-type="float">
            <text:p>17743.7</text:p>
          </table:table-cell>
          <table:table-cell office:value-type="float" office:value="18319.7" calcext:value-type="float">
            <text:p>18319.7</text:p>
          </table:table-cell>
          <table:table-cell office:value-type="float" office:value="18556" calcext:value-type="float">
            <text:p>18556</text:p>
          </table:table-cell>
          <table:table-cell office:value-type="float" office:value="16801.3" calcext:value-type="float">
            <text:p>16801.3</text:p>
          </table:table-cell>
          <table:table-cell office:value-type="float" office:value="16264.9" calcext:value-type="float">
            <text:p>16264.9</text:p>
          </table:table-cell>
          <table:table-cell table:number-columns-repeated="2" office:value-type="float" office:value="16255.6" calcext:value-type="float">
            <text:p>16255.6</text:p>
          </table:table-cell>
          <table:table-cell office:value-type="float" office:value="16274.3" calcext:value-type="float">
            <text:p>16274.3</text:p>
          </table:table-cell>
          <table:table-cell office:value-type="float" office:value="16257.8" calcext:value-type="float">
            <text:p>16257.8</text:p>
          </table:table-cell>
          <table:table-cell office:value-type="float" office:value="16255.6" calcext:value-type="float">
            <text:p>16255.6</text:p>
          </table:table-cell>
          <table:table-cell table:number-columns-repeated="35"/>
        </table:table-row>
        <table:table-row table:style-name="ro1">
          <table:table-cell table:number-columns-repeated="131"/>
        </table:table-row>
        <table:table-row table:style-name="ro1">
          <table:table-cell office:value-type="string" calcext:value-type="string">
            <text:p>Population Size: 100 </text:p>
          </table:table-cell>
          <table:table-cell office:value-type="string" calcext:value-type="string">
            <text:p><text:s/>K: 5 </text:p>
          </table:table-cell>
          <table:table-cell office:value-type="string" calcext:value-type="string">
            <text:p><text:s/>Seed: 30 </text:p>
          </table:table-cell>
          <table:table-cell office:value-type="string" calcext:value-type="string">
            <text:p><text:s/>Max Generations w/out improvement: 15 </text:p>
          </table:table-cell>
          <table:table-cell office:value-type="string" calcext:value-type="string">
            <text:p><text:s/>Mutation Rate: 0 </text:p>
          </table:table-cell>
          <table:table-cell office:value-type="string" calcext:value-type="string">
            <text:p><text:s/>Crossover Rate: 80</text:p>
          </table:table-cell>
          <table:table-cell office:value-type="string" calcext:value-type="string">
            <text:p>Run: 3</text:p>
          </table:table-cell>
          <table:table-cell table:number-columns-repeated="124"/>
        </table:table-row>
        <table:table-row table:style-name="ro1">
          <table:table-cell office:value-type="float" office:value="25494.1" calcext:value-type="float">
            <text:p>25494.1</text:p>
          </table:table-cell>
          <table:table-cell office:value-type="float" office:value="24281.7" calcext:value-type="float">
            <text:p>24281.7</text:p>
          </table:table-cell>
          <table:table-cell office:value-type="float" office:value="24212.5" calcext:value-type="float">
            <text:p>24212.5</text:p>
          </table:table-cell>
          <table:table-cell table:number-columns-repeated="2" office:value-type="float" office:value="22952.3" calcext:value-type="float">
            <text:p>22952.3</text:p>
          </table:table-cell>
          <table:table-cell table:number-columns-repeated="3" office:value-type="float" office:value="22162.3" calcext:value-type="float">
            <text:p>22162.3</text:p>
          </table:table-cell>
          <table:table-cell table:number-columns-repeated="4" office:value-type="float" office:value="21308.4" calcext:value-type="float">
            <text:p>21308.4</text:p>
          </table:table-cell>
          <table:table-cell office:value-type="float" office:value="21195.8" calcext:value-type="float">
            <text:p>21195.8</text:p>
          </table:table-cell>
          <table:table-cell office:value-type="float" office:value="20657.7" calcext:value-type="float">
            <text:p>20657.7</text:p>
          </table:table-cell>
          <table:table-cell office:value-type="float" office:value="20640.9" calcext:value-type="float">
            <text:p>20640.9</text:p>
          </table:table-cell>
          <table:table-cell office:value-type="float" office:value="20510.5" calcext:value-type="float">
            <text:p>20510.5</text:p>
          </table:table-cell>
          <table:table-cell office:value-type="float" office:value="19857.4" calcext:value-type="float">
            <text:p>19857.4</text:p>
          </table:table-cell>
          <table:table-cell table:number-columns-repeated="2" office:value-type="float" office:value="19830.3" calcext:value-type="float">
            <text:p>19830.3</text:p>
          </table:table-cell>
          <table:table-cell office:value-type="float" office:value="19658.8" calcext:value-type="float">
            <text:p>19658.8</text:p>
          </table:table-cell>
          <table:table-cell office:value-type="float" office:value="19616.6" calcext:value-type="float">
            <text:p>19616.6</text:p>
          </table:table-cell>
          <table:table-cell table:number-columns-repeated="2" office:value-type="float" office:value="19542.5" calcext:value-type="float">
            <text:p>19542.5</text:p>
          </table:table-cell>
          <table:table-cell table:number-columns-repeated="3" office:value-type="float" office:value="19538" calcext:value-type="float">
            <text:p>19538</text:p>
          </table:table-cell>
          <table:table-cell table:number-columns-repeated="13" office:value-type="float" office:value="19486" calcext:value-type="float">
            <text:p>19486</text:p>
          </table:table-cell>
          <table:table-cell office:value-type="float" office:value="19247.7" calcext:value-type="float">
            <text:p>19247.7</text:p>
          </table:table-cell>
          <table:table-cell office:value-type="float" office:value="19241.6" calcext:value-type="float">
            <text:p>19241.6</text:p>
          </table:table-cell>
          <table:table-cell office:value-type="float" office:value="19228" calcext:value-type="float">
            <text:p>19228</text:p>
          </table:table-cell>
          <table:table-cell office:value-type="float" office:value="19058.9" calcext:value-type="float">
            <text:p>19058.9</text:p>
          </table:table-cell>
          <table:table-cell table:number-columns-repeated="2" office:value-type="float" office:value="18636.3" calcext:value-type="float">
            <text:p>18636.3</text:p>
          </table:table-cell>
          <table:table-cell table:number-columns-repeated="2" office:value-type="float" office:value="18588.7" calcext:value-type="float">
            <text:p>18588.7</text:p>
          </table:table-cell>
          <table:table-cell table:number-columns-repeated="2" office:value-type="float" office:value="18580.8" calcext:value-type="float">
            <text:p>18580.8</text:p>
          </table:table-cell>
          <table:table-cell table:number-columns-repeated="3" office:value-type="float" office:value="18397.9" calcext:value-type="float">
            <text:p>18397.9</text:p>
          </table:table-cell>
          <table:table-cell office:value-type="float" office:value="18333.9" calcext:value-type="float">
            <text:p>18333.9</text:p>
          </table:table-cell>
          <table:table-cell table:number-columns-repeated="3" office:value-type="float" office:value="18213.7" calcext:value-type="float">
            <text:p>18213.7</text:p>
          </table:table-cell>
          <table:table-cell office:value-type="float" office:value="18181.4" calcext:value-type="float">
            <text:p>18181.4</text:p>
          </table:table-cell>
          <table:table-cell office:value-type="float" office:value="18127.9" calcext:value-type="float">
            <text:p>18127.9</text:p>
          </table:table-cell>
          <table:table-cell office:value-type="float" office:value="18050.4" calcext:value-type="float">
            <text:p>18050.4</text:p>
          </table:table-cell>
          <table:table-cell office:value-type="float" office:value="18021.6" calcext:value-type="float">
            <text:p>18021.6</text:p>
          </table:table-cell>
          <table:table-cell table:number-columns-repeated="3" office:value-type="float" office:value="17576.6" calcext:value-type="float">
            <text:p>17576.6</text:p>
          </table:table-cell>
          <table:table-cell office:value-type="float" office:value="17414.9" calcext:value-type="float">
            <text:p>17414.9</text:p>
          </table:table-cell>
          <table:table-cell table:number-columns-repeated="11" office:value-type="float" office:value="17337.4" calcext:value-type="float">
            <text:p>17337.4</text:p>
          </table:table-cell>
          <table:table-cell table:number-columns-repeated="2" office:value-type="float" office:value="17298.5" calcext:value-type="float">
            <text:p>17298.5</text:p>
          </table:table-cell>
          <table:table-cell table:number-columns-repeated="4" office:value-type="float" office:value="17058" calcext:value-type="float">
            <text:p>17058</text:p>
          </table:table-cell>
          <table:table-cell office:value-type="float" office:value="16734.3" calcext:value-type="float">
            <text:p>16734.3</text:p>
          </table:table-cell>
          <table:table-cell office:value-type="float" office:value="16627.2" calcext:value-type="float">
            <text:p>16627.2</text:p>
          </table:table-cell>
          <table:table-cell table:number-columns-repeated="2" office:value-type="float" office:value="16459.3" calcext:value-type="float">
            <text:p>16459.3</text:p>
          </table:table-cell>
          <table:table-cell table:number-columns-repeated="3" office:value-type="float" office:value="16247.4" calcext:value-type="float">
            <text:p>16247.4</text:p>
          </table:table-cell>
          <table:table-cell table:number-columns-repeated="9" office:value-type="float" office:value="16240.2" calcext:value-type="float">
            <text:p>16240.2</text:p>
          </table:table-cell>
          <table:table-cell table:number-columns-repeated="5" office:value-type="float" office:value="16133.8" calcext:value-type="float">
            <text:p>16133.8</text:p>
          </table:table-cell>
          <table:table-cell office:value-type="float" office:value="16089" calcext:value-type="float">
            <text:p>16089</text:p>
          </table:table-cell>
          <table:table-cell office:value-type="float" office:value="15771.7" calcext:value-type="float">
            <text:p>15771.7</text:p>
          </table:table-cell>
          <table:table-cell office:value-type="float" office:value="15632.9" calcext:value-type="float">
            <text:p>15632.9</text:p>
          </table:table-cell>
          <table:table-cell office:value-type="float" office:value="15513.4" calcext:value-type="float">
            <text:p>15513.4</text:p>
          </table:table-cell>
          <table:table-cell table:number-columns-repeated="9" office:value-type="float" office:value="15423.5" calcext:value-type="float">
            <text:p>15423.5</text:p>
          </table:table-cell>
          <table:table-cell table:number-columns-repeated="16" office:value-type="float" office:value="15370.4" calcext:value-type="float">
            <text:p>15370.4</text:p>
          </table:table-cell>
        </table:table-row>
        <table:table-row table:style-name="ro1">
          <table:table-cell office:value-type="float" office:value="29202.2" calcext:value-type="float">
            <text:p>29202.2</text:p>
          </table:table-cell>
          <table:table-cell office:value-type="float" office:value="28813.3" calcext:value-type="float">
            <text:p>28813.3</text:p>
          </table:table-cell>
          <table:table-cell office:value-type="float" office:value="27970.4" calcext:value-type="float">
            <text:p>27970.4</text:p>
          </table:table-cell>
          <table:table-cell office:value-type="float" office:value="27533.6" calcext:value-type="float">
            <text:p>27533.6</text:p>
          </table:table-cell>
          <table:table-cell office:value-type="float" office:value="27015.5" calcext:value-type="float">
            <text:p>27015.5</text:p>
          </table:table-cell>
          <table:table-cell office:value-type="float" office:value="27026.1" calcext:value-type="float">
            <text:p>27026.1</text:p>
          </table:table-cell>
          <table:table-cell office:value-type="float" office:value="26664.9" calcext:value-type="float">
            <text:p>26664.9</text:p>
          </table:table-cell>
          <table:table-cell office:value-type="float" office:value="26123.8" calcext:value-type="float">
            <text:p>26123.8</text:p>
          </table:table-cell>
          <table:table-cell office:value-type="float" office:value="24879.8" calcext:value-type="float">
            <text:p>24879.8</text:p>
          </table:table-cell>
          <table:table-cell office:value-type="float" office:value="23955.7" calcext:value-type="float">
            <text:p>23955.7</text:p>
          </table:table-cell>
          <table:table-cell office:value-type="float" office:value="22561.2" calcext:value-type="float">
            <text:p>22561.2</text:p>
          </table:table-cell>
          <table:table-cell office:value-type="float" office:value="22555.2" calcext:value-type="float">
            <text:p>22555.2</text:p>
          </table:table-cell>
          <table:table-cell office:value-type="float" office:value="23030.9" calcext:value-type="float">
            <text:p>23030.9</text:p>
          </table:table-cell>
          <table:table-cell office:value-type="float" office:value="22738.1" calcext:value-type="float">
            <text:p>22738.1</text:p>
          </table:table-cell>
          <table:table-cell office:value-type="float" office:value="23059.5" calcext:value-type="float">
            <text:p>23059.5</text:p>
          </table:table-cell>
          <table:table-cell office:value-type="float" office:value="22999.1" calcext:value-type="float">
            <text:p>22999.1</text:p>
          </table:table-cell>
          <table:table-cell office:value-type="float" office:value="22672" calcext:value-type="float">
            <text:p>22672</text:p>
          </table:table-cell>
          <table:table-cell office:value-type="float" office:value="22161.4" calcext:value-type="float">
            <text:p>22161.4</text:p>
          </table:table-cell>
          <table:table-cell office:value-type="float" office:value="22210.4" calcext:value-type="float">
            <text:p>22210.4</text:p>
          </table:table-cell>
          <table:table-cell office:value-type="float" office:value="21628.7" calcext:value-type="float">
            <text:p>21628.7</text:p>
          </table:table-cell>
          <table:table-cell office:value-type="float" office:value="21223.6" calcext:value-type="float">
            <text:p>21223.6</text:p>
          </table:table-cell>
          <table:table-cell office:value-type="float" office:value="20877.4" calcext:value-type="float">
            <text:p>20877.4</text:p>
          </table:table-cell>
          <table:table-cell office:value-type="float" office:value="20644.7" calcext:value-type="float">
            <text:p>20644.7</text:p>
          </table:table-cell>
          <table:table-cell office:value-type="float" office:value="20815.8" calcext:value-type="float">
            <text:p>20815.8</text:p>
          </table:table-cell>
          <table:table-cell office:value-type="float" office:value="20868.1" calcext:value-type="float">
            <text:p>20868.1</text:p>
          </table:table-cell>
          <table:table-cell office:value-type="float" office:value="20602.5" calcext:value-type="float">
            <text:p>20602.5</text:p>
          </table:table-cell>
          <table:table-cell office:value-type="float" office:value="20020.7" calcext:value-type="float">
            <text:p>20020.7</text:p>
          </table:table-cell>
          <table:table-cell office:value-type="float" office:value="19731.7" calcext:value-type="float">
            <text:p>19731.7</text:p>
          </table:table-cell>
          <table:table-cell office:value-type="float" office:value="19706.3" calcext:value-type="float">
            <text:p>19706.3</text:p>
          </table:table-cell>
          <table:table-cell office:value-type="float" office:value="19683.1" calcext:value-type="float">
            <text:p>19683.1</text:p>
          </table:table-cell>
          <table:table-cell office:value-type="float" office:value="19712.5" calcext:value-type="float">
            <text:p>19712.5</text:p>
          </table:table-cell>
          <table:table-cell office:value-type="float" office:value="19682.1" calcext:value-type="float">
            <text:p>19682.1</text:p>
          </table:table-cell>
          <table:table-cell office:value-type="float" office:value="19696.2" calcext:value-type="float">
            <text:p>19696.2</text:p>
          </table:table-cell>
          <table:table-cell office:value-type="float" office:value="19693.1" calcext:value-type="float">
            <text:p>19693.1</text:p>
          </table:table-cell>
          <table:table-cell office:value-type="float" office:value="19681.9" calcext:value-type="float">
            <text:p>19681.9</text:p>
          </table:table-cell>
          <table:table-cell table:number-columns-repeated="3" office:value-type="float" office:value="19681.8" calcext:value-type="float">
            <text:p>19681.8</text:p>
          </table:table-cell>
          <table:table-cell office:value-type="float" office:value="19702.4" calcext:value-type="float">
            <text:p>19702.4</text:p>
          </table:table-cell>
          <table:table-cell office:value-type="float" office:value="19679.5" calcext:value-type="float">
            <text:p>19679.5</text:p>
          </table:table-cell>
          <table:table-cell office:value-type="float" office:value="19723" calcext:value-type="float">
            <text:p>19723</text:p>
          </table:table-cell>
          <table:table-cell office:value-type="float" office:value="19783.9" calcext:value-type="float">
            <text:p>19783.9</text:p>
          </table:table-cell>
          <table:table-cell office:value-type="float" office:value="19998.7" calcext:value-type="float">
            <text:p>19998.7</text:p>
          </table:table-cell>
          <table:table-cell office:value-type="float" office:value="19824.1" calcext:value-type="float">
            <text:p>19824.1</text:p>
          </table:table-cell>
          <table:table-cell office:value-type="float" office:value="19916.3" calcext:value-type="float">
            <text:p>19916.3</text:p>
          </table:table-cell>
          <table:table-cell office:value-type="float" office:value="20384.4" calcext:value-type="float">
            <text:p>20384.4</text:p>
          </table:table-cell>
          <table:table-cell office:value-type="float" office:value="20316.5" calcext:value-type="float">
            <text:p>20316.5</text:p>
          </table:table-cell>
          <table:table-cell office:value-type="float" office:value="20554.3" calcext:value-type="float">
            <text:p>20554.3</text:p>
          </table:table-cell>
          <table:table-cell office:value-type="float" office:value="20989.3" calcext:value-type="float">
            <text:p>20989.3</text:p>
          </table:table-cell>
          <table:table-cell office:value-type="float" office:value="20603.7" calcext:value-type="float">
            <text:p>20603.7</text:p>
          </table:table-cell>
          <table:table-cell office:value-type="float" office:value="19798.1" calcext:value-type="float">
            <text:p>19798.1</text:p>
          </table:table-cell>
          <table:table-cell office:value-type="float" office:value="19231.4" calcext:value-type="float">
            <text:p>19231.4</text:p>
          </table:table-cell>
          <table:table-cell office:value-type="float" office:value="19024" calcext:value-type="float">
            <text:p>19024</text:p>
          </table:table-cell>
          <table:table-cell office:value-type="float" office:value="19158.9" calcext:value-type="float">
            <text:p>19158.9</text:p>
          </table:table-cell>
          <table:table-cell office:value-type="float" office:value="18825.4" calcext:value-type="float">
            <text:p>18825.4</text:p>
          </table:table-cell>
          <table:table-cell office:value-type="float" office:value="18608.1" calcext:value-type="float">
            <text:p>18608.1</text:p>
          </table:table-cell>
          <table:table-cell office:value-type="float" office:value="18536.9" calcext:value-type="float">
            <text:p>18536.9</text:p>
          </table:table-cell>
          <table:table-cell office:value-type="float" office:value="18487" calcext:value-type="float">
            <text:p>18487</text:p>
          </table:table-cell>
          <table:table-cell office:value-type="float" office:value="18447.1" calcext:value-type="float">
            <text:p>18447.1</text:p>
          </table:table-cell>
          <table:table-cell office:value-type="float" office:value="18398.5" calcext:value-type="float">
            <text:p>18398.5</text:p>
          </table:table-cell>
          <table:table-cell office:value-type="float" office:value="18336.7" calcext:value-type="float">
            <text:p>18336.7</text:p>
          </table:table-cell>
          <table:table-cell office:value-type="float" office:value="18453.2" calcext:value-type="float">
            <text:p>18453.2</text:p>
          </table:table-cell>
          <table:table-cell office:value-type="float" office:value="18384.6" calcext:value-type="float">
            <text:p>18384.6</text:p>
          </table:table-cell>
          <table:table-cell office:value-type="float" office:value="18559.5" calcext:value-type="float">
            <text:p>18559.5</text:p>
          </table:table-cell>
          <table:table-cell office:value-type="float" office:value="17926.5" calcext:value-type="float">
            <text:p>17926.5</text:p>
          </table:table-cell>
          <table:table-cell office:value-type="float" office:value="17814.6" calcext:value-type="float">
            <text:p>17814.6</text:p>
          </table:table-cell>
          <table:table-cell office:value-type="float" office:value="17631.4" calcext:value-type="float">
            <text:p>17631.4</text:p>
          </table:table-cell>
          <table:table-cell office:value-type="float" office:value="17524.1" calcext:value-type="float">
            <text:p>17524.1</text:p>
          </table:table-cell>
          <table:table-cell office:value-type="float" office:value="17522.8" calcext:value-type="float">
            <text:p>17522.8</text:p>
          </table:table-cell>
          <table:table-cell office:value-type="float" office:value="17512.2" calcext:value-type="float">
            <text:p>17512.2</text:p>
          </table:table-cell>
          <table:table-cell office:value-type="float" office:value="17514.2" calcext:value-type="float">
            <text:p>17514.2</text:p>
          </table:table-cell>
          <table:table-cell office:value-type="float" office:value="17525.5" calcext:value-type="float">
            <text:p>17525.5</text:p>
          </table:table-cell>
          <table:table-cell office:value-type="float" office:value="17512.3" calcext:value-type="float">
            <text:p>17512.3</text:p>
          </table:table-cell>
          <table:table-cell table:number-columns-repeated="2" office:value-type="float" office:value="17512.1" calcext:value-type="float">
            <text:p>17512.1</text:p>
          </table:table-cell>
          <table:table-cell office:value-type="float" office:value="17511.7" calcext:value-type="float">
            <text:p>17511.7</text:p>
          </table:table-cell>
          <table:table-cell office:value-type="float" office:value="17742.7" calcext:value-type="float">
            <text:p>17742.7</text:p>
          </table:table-cell>
          <table:table-cell office:value-type="float" office:value="17961.9" calcext:value-type="float">
            <text:p>17961.9</text:p>
          </table:table-cell>
          <table:table-cell office:value-type="float" office:value="18227.3" calcext:value-type="float">
            <text:p>18227.3</text:p>
          </table:table-cell>
          <table:table-cell office:value-type="float" office:value="18284.8" calcext:value-type="float">
            <text:p>18284.8</text:p>
          </table:table-cell>
          <table:table-cell office:value-type="float" office:value="17763.7" calcext:value-type="float">
            <text:p>17763.7</text:p>
          </table:table-cell>
          <table:table-cell office:value-type="float" office:value="17354.8" calcext:value-type="float">
            <text:p>17354.8</text:p>
          </table:table-cell>
          <table:table-cell office:value-type="float" office:value="17241.3" calcext:value-type="float">
            <text:p>17241.3</text:p>
          </table:table-cell>
          <table:table-cell office:value-type="float" office:value="17202.8" calcext:value-type="float">
            <text:p>17202.8</text:p>
          </table:table-cell>
          <table:table-cell office:value-type="float" office:value="17112.1" calcext:value-type="float">
            <text:p>17112.1</text:p>
          </table:table-cell>
          <table:table-cell office:value-type="float" office:value="16951" calcext:value-type="float">
            <text:p>16951</text:p>
          </table:table-cell>
          <table:table-cell office:value-type="float" office:value="16880.6" calcext:value-type="float">
            <text:p>16880.6</text:p>
          </table:table-cell>
          <table:table-cell office:value-type="float" office:value="16699.3" calcext:value-type="float">
            <text:p>16699.3</text:p>
          </table:table-cell>
          <table:table-cell office:value-type="float" office:value="16625.8" calcext:value-type="float">
            <text:p>16625.8</text:p>
          </table:table-cell>
          <table:table-cell office:value-type="float" office:value="16503.5" calcext:value-type="float">
            <text:p>16503.5</text:p>
          </table:table-cell>
          <table:table-cell office:value-type="float" office:value="16428.3" calcext:value-type="float">
            <text:p>16428.3</text:p>
          </table:table-cell>
          <table:table-cell office:value-type="float" office:value="16407.8" calcext:value-type="float">
            <text:p>16407.8</text:p>
          </table:table-cell>
          <table:table-cell office:value-type="float" office:value="16407.3" calcext:value-type="float">
            <text:p>16407.3</text:p>
          </table:table-cell>
          <table:table-cell office:value-type="float" office:value="16404.1" calcext:value-type="float">
            <text:p>16404.1</text:p>
          </table:table-cell>
          <table:table-cell office:value-type="float" office:value="16404" calcext:value-type="float">
            <text:p>16404</text:p>
          </table:table-cell>
          <table:table-cell office:value-type="float" office:value="16429.8" calcext:value-type="float">
            <text:p>16429.8</text:p>
          </table:table-cell>
          <table:table-cell office:value-type="float" office:value="16404.3" calcext:value-type="float">
            <text:p>16404.3</text:p>
          </table:table-cell>
          <table:table-cell office:value-type="float" office:value="16403" calcext:value-type="float">
            <text:p>16403</text:p>
          </table:table-cell>
          <table:table-cell office:value-type="float" office:value="16560.2" calcext:value-type="float">
            <text:p>16560.2</text:p>
          </table:table-cell>
          <table:table-cell office:value-type="float" office:value="16586.2" calcext:value-type="float">
            <text:p>16586.2</text:p>
          </table:table-cell>
          <table:table-cell office:value-type="float" office:value="17013.4" calcext:value-type="float">
            <text:p>17013.4</text:p>
          </table:table-cell>
          <table:table-cell office:value-type="float" office:value="16889.8" calcext:value-type="float">
            <text:p>16889.8</text:p>
          </table:table-cell>
          <table:table-cell office:value-type="float" office:value="17086.6" calcext:value-type="float">
            <text:p>17086.6</text:p>
          </table:table-cell>
          <table:table-cell office:value-type="float" office:value="17116.9" calcext:value-type="float">
            <text:p>17116.9</text:p>
          </table:table-cell>
          <table:table-cell office:value-type="float" office:value="16823.8" calcext:value-type="float">
            <text:p>16823.8</text:p>
          </table:table-cell>
          <table:table-cell office:value-type="float" office:value="16520.8" calcext:value-type="float">
            <text:p>16520.8</text:p>
          </table:table-cell>
          <table:table-cell office:value-type="float" office:value="16454.3" calcext:value-type="float">
            <text:p>16454.3</text:p>
          </table:table-cell>
          <table:table-cell office:value-type="float" office:value="16145.6" calcext:value-type="float">
            <text:p>16145.6</text:p>
          </table:table-cell>
          <table:table-cell office:value-type="float" office:value="16036.6" calcext:value-type="float">
            <text:p>16036.6</text:p>
          </table:table-cell>
          <table:table-cell office:value-type="float" office:value="15825.8" calcext:value-type="float">
            <text:p>15825.8</text:p>
          </table:table-cell>
          <table:table-cell office:value-type="float" office:value="15605" calcext:value-type="float">
            <text:p>15605</text:p>
          </table:table-cell>
          <table:table-cell office:value-type="float" office:value="15583.6" calcext:value-type="float">
            <text:p>15583.6</text:p>
          </table:table-cell>
          <table:table-cell office:value-type="float" office:value="15578.8" calcext:value-type="float">
            <text:p>15578.8</text:p>
          </table:table-cell>
          <table:table-cell office:value-type="float" office:value="15613.4" calcext:value-type="float">
            <text:p>15613.4</text:p>
          </table:table-cell>
          <table:table-cell office:value-type="float" office:value="15579.1" calcext:value-type="float">
            <text:p>15579.1</text:p>
          </table:table-cell>
          <table:table-cell office:value-type="float" office:value="15603.9" calcext:value-type="float">
            <text:p>15603.9</text:p>
          </table:table-cell>
          <table:table-cell office:value-type="float" office:value="15655.7" calcext:value-type="float">
            <text:p>15655.7</text:p>
          </table:table-cell>
          <table:table-cell office:value-type="float" office:value="16152.4" calcext:value-type="float">
            <text:p>16152.4</text:p>
          </table:table-cell>
          <table:table-cell office:value-type="float" office:value="16252.2" calcext:value-type="float">
            <text:p>16252.2</text:p>
          </table:table-cell>
          <table:table-cell office:value-type="float" office:value="16339.5" calcext:value-type="float">
            <text:p>16339.5</text:p>
          </table:table-cell>
          <table:table-cell office:value-type="float" office:value="15634.7" calcext:value-type="float">
            <text:p>15634.7</text:p>
          </table:table-cell>
          <table:table-cell office:value-type="float" office:value="15533.9" calcext:value-type="float">
            <text:p>15533.9</text:p>
          </table:table-cell>
          <table:table-cell office:value-type="float" office:value="15525.3" calcext:value-type="float">
            <text:p>15525.3</text:p>
          </table:table-cell>
          <table:table-cell office:value-type="float" office:value="15532.7" calcext:value-type="float">
            <text:p>15532.7</text:p>
          </table:table-cell>
          <table:table-cell table:number-columns-repeated="2" office:value-type="float" office:value="15525.3" calcext:value-type="float">
            <text:p>15525.3</text:p>
          </table:table-cell>
          <table:table-cell office:value-type="float" office:value="15530.4" calcext:value-type="float">
            <text:p>15530.4</text:p>
          </table:table-cell>
          <table:table-cell table:number-columns-repeated="2" office:value-type="float" office:value="15525.3" calcext:value-type="float">
            <text:p>15525.3</text:p>
          </table:table-cell>
          <table:table-cell office:value-type="float" office:value="15528.8" calcext:value-type="float">
            <text:p>15528.8</text:p>
          </table:table-cell>
          <table:table-cell office:value-type="float" office:value="15525.3" calcext:value-type="float">
            <text:p>15525.3</text:p>
          </table:table-cell>
        </table:table-row>
        <table:table-row table:style-name="ro1">
          <table:table-cell table:number-columns-repeated="131"/>
        </table:table-row>
        <table:table-row table:style-name="ro1">
          <table:table-cell office:value-type="string" calcext:value-type="string">
            <text:p>Population Size: 100 </text:p>
          </table:table-cell>
          <table:table-cell office:value-type="string" calcext:value-type="string">
            <text:p><text:s/>K: 5 </text:p>
          </table:table-cell>
          <table:table-cell office:value-type="string" calcext:value-type="string">
            <text:p><text:s/>Seed: 40 </text:p>
          </table:table-cell>
          <table:table-cell office:value-type="string" calcext:value-type="string">
            <text:p><text:s/>Max Generations w/out improvement: 15 </text:p>
          </table:table-cell>
          <table:table-cell office:value-type="string" calcext:value-type="string">
            <text:p><text:s/>Mutation Rate: 0 </text:p>
          </table:table-cell>
          <table:table-cell office:value-type="string" calcext:value-type="string">
            <text:p><text:s/>Crossover Rate: 80</text:p>
          </table:table-cell>
          <table:table-cell office:value-type="string" calcext:value-type="string">
            <text:p>Run: 4</text:p>
          </table:table-cell>
          <table:table-cell table:number-columns-repeated="124"/>
        </table:table-row>
        <table:table-row table:style-name="ro1">
          <table:table-cell table:number-columns-repeated="3" office:value-type="float" office:value="24928.9" calcext:value-type="float">
            <text:p>24928.9</text:p>
          </table:table-cell>
          <table:table-cell office:value-type="float" office:value="24201.5" calcext:value-type="float">
            <text:p>24201.5</text:p>
          </table:table-cell>
          <table:table-cell office:value-type="float" office:value="23241.5" calcext:value-type="float">
            <text:p>23241.5</text:p>
          </table:table-cell>
          <table:table-cell table:number-columns-repeated="3" office:value-type="float" office:value="21205.7" calcext:value-type="float">
            <text:p>21205.7</text:p>
          </table:table-cell>
          <table:table-cell table:number-columns-repeated="2" office:value-type="float" office:value="20821.2" calcext:value-type="float">
            <text:p>20821.2</text:p>
          </table:table-cell>
          <table:table-cell office:value-type="float" office:value="20480.7" calcext:value-type="float">
            <text:p>20480.7</text:p>
          </table:table-cell>
          <table:table-cell table:number-columns-repeated="3" office:value-type="float" office:value="20142.7" calcext:value-type="float">
            <text:p>20142.7</text:p>
          </table:table-cell>
          <table:table-cell table:number-columns-repeated="2" office:value-type="float" office:value="19836.5" calcext:value-type="float">
            <text:p>19836.5</text:p>
          </table:table-cell>
          <table:table-cell office:value-type="float" office:value="19341.5" calcext:value-type="float">
            <text:p>19341.5</text:p>
          </table:table-cell>
          <table:table-cell office:value-type="float" office:value="18892" calcext:value-type="float">
            <text:p>18892</text:p>
          </table:table-cell>
          <table:table-cell office:value-type="float" office:value="18676.5" calcext:value-type="float">
            <text:p>18676.5</text:p>
          </table:table-cell>
          <table:table-cell office:value-type="float" office:value="18460.1" calcext:value-type="float">
            <text:p>18460.1</text:p>
          </table:table-cell>
          <table:table-cell office:value-type="float" office:value="18153.1" calcext:value-type="float">
            <text:p>18153.1</text:p>
          </table:table-cell>
          <table:table-cell office:value-type="float" office:value="18018.2" calcext:value-type="float">
            <text:p>18018.2</text:p>
          </table:table-cell>
          <table:table-cell table:number-columns-repeated="2" office:value-type="float" office:value="16896.3" calcext:value-type="float">
            <text:p>16896.3</text:p>
          </table:table-cell>
          <table:table-cell table:number-columns-repeated="2" office:value-type="float" office:value="16291" calcext:value-type="float">
            <text:p>16291</text:p>
          </table:table-cell>
          <table:table-cell table:number-columns-repeated="2" office:value-type="float" office:value="16191.4" calcext:value-type="float">
            <text:p>16191.4</text:p>
          </table:table-cell>
          <table:table-cell office:value-type="float" office:value="15922.9" calcext:value-type="float">
            <text:p>15922.9</text:p>
          </table:table-cell>
          <table:table-cell table:number-columns-repeated="14" office:value-type="float" office:value="15826" calcext:value-type="float">
            <text:p>15826</text:p>
          </table:table-cell>
          <table:table-cell office:value-type="float" office:value="15740.2" calcext:value-type="float">
            <text:p>15740.2</text:p>
          </table:table-cell>
          <table:table-cell table:number-columns-repeated="5" office:value-type="float" office:value="15483.3" calcext:value-type="float">
            <text:p>15483.3</text:p>
          </table:table-cell>
          <table:table-cell table:number-columns-repeated="4" office:value-type="float" office:value="15367.9" calcext:value-type="float">
            <text:p>15367.9</text:p>
          </table:table-cell>
          <table:table-cell office:value-type="float" office:value="15341.2" calcext:value-type="float">
            <text:p>15341.2</text:p>
          </table:table-cell>
          <table:table-cell table:number-columns-repeated="2" office:value-type="float" office:value="15290.9" calcext:value-type="float">
            <text:p>15290.9</text:p>
          </table:table-cell>
          <table:table-cell office:value-type="float" office:value="15160.8" calcext:value-type="float">
            <text:p>15160.8</text:p>
          </table:table-cell>
          <table:table-cell table:number-columns-repeated="11" office:value-type="float" office:value="15113.1" calcext:value-type="float">
            <text:p>15113.1</text:p>
          </table:table-cell>
          <table:table-cell table:number-columns-repeated="3" office:value-type="float" office:value="15038.4" calcext:value-type="float">
            <text:p>15038.4</text:p>
          </table:table-cell>
          <table:table-cell office:value-type="float" office:value="14989.6" calcext:value-type="float">
            <text:p>14989.6</text:p>
          </table:table-cell>
          <table:table-cell table:number-columns-repeated="16" office:value-type="float" office:value="14827.2" calcext:value-type="float">
            <text:p>14827.2</text:p>
          </table:table-cell>
          <table:table-cell table:number-columns-repeated="43"/>
        </table:table-row>
        <table:table-row table:style-name="ro1">
          <table:table-cell office:value-type="float" office:value="29553.2" calcext:value-type="float">
            <text:p>29553.2</text:p>
          </table:table-cell>
          <table:table-cell office:value-type="float" office:value="28631" calcext:value-type="float">
            <text:p>28631</text:p>
          </table:table-cell>
          <table:table-cell office:value-type="float" office:value="28187.6" calcext:value-type="float">
            <text:p>28187.6</text:p>
          </table:table-cell>
          <table:table-cell office:value-type="float" office:value="27704.8" calcext:value-type="float">
            <text:p>27704.8</text:p>
          </table:table-cell>
          <table:table-cell office:value-type="float" office:value="27380.2" calcext:value-type="float">
            <text:p>27380.2</text:p>
          </table:table-cell>
          <table:table-cell office:value-type="float" office:value="27221.6" calcext:value-type="float">
            <text:p>27221.6</text:p>
          </table:table-cell>
          <table:table-cell office:value-type="float" office:value="26404.8" calcext:value-type="float">
            <text:p>26404.8</text:p>
          </table:table-cell>
          <table:table-cell office:value-type="float" office:value="26163.9" calcext:value-type="float">
            <text:p>26163.9</text:p>
          </table:table-cell>
          <table:table-cell office:value-type="float" office:value="26055.3" calcext:value-type="float">
            <text:p>26055.3</text:p>
          </table:table-cell>
          <table:table-cell office:value-type="float" office:value="25414.1" calcext:value-type="float">
            <text:p>25414.1</text:p>
          </table:table-cell>
          <table:table-cell office:value-type="float" office:value="24947.1" calcext:value-type="float">
            <text:p>24947.1</text:p>
          </table:table-cell>
          <table:table-cell office:value-type="float" office:value="24750.4" calcext:value-type="float">
            <text:p>24750.4</text:p>
          </table:table-cell>
          <table:table-cell office:value-type="float" office:value="24385" calcext:value-type="float">
            <text:p>24385</text:p>
          </table:table-cell>
          <table:table-cell office:value-type="float" office:value="23964.5" calcext:value-type="float">
            <text:p>23964.5</text:p>
          </table:table-cell>
          <table:table-cell office:value-type="float" office:value="23418" calcext:value-type="float">
            <text:p>23418</text:p>
          </table:table-cell>
          <table:table-cell office:value-type="float" office:value="23072.3" calcext:value-type="float">
            <text:p>23072.3</text:p>
          </table:table-cell>
          <table:table-cell office:value-type="float" office:value="23185.6" calcext:value-type="float">
            <text:p>23185.6</text:p>
          </table:table-cell>
          <table:table-cell office:value-type="float" office:value="22041.9" calcext:value-type="float">
            <text:p>22041.9</text:p>
          </table:table-cell>
          <table:table-cell office:value-type="float" office:value="22087.5" calcext:value-type="float">
            <text:p>22087.5</text:p>
          </table:table-cell>
          <table:table-cell office:value-type="float" office:value="21775.6" calcext:value-type="float">
            <text:p>21775.6</text:p>
          </table:table-cell>
          <table:table-cell office:value-type="float" office:value="21036.2" calcext:value-type="float">
            <text:p>21036.2</text:p>
          </table:table-cell>
          <table:table-cell office:value-type="float" office:value="19887.8" calcext:value-type="float">
            <text:p>19887.8</text:p>
          </table:table-cell>
          <table:table-cell office:value-type="float" office:value="19596.7" calcext:value-type="float">
            <text:p>19596.7</text:p>
          </table:table-cell>
          <table:table-cell office:value-type="float" office:value="19646.4" calcext:value-type="float">
            <text:p>19646.4</text:p>
          </table:table-cell>
          <table:table-cell office:value-type="float" office:value="18898.9" calcext:value-type="float">
            <text:p>18898.9</text:p>
          </table:table-cell>
          <table:table-cell office:value-type="float" office:value="18345.9" calcext:value-type="float">
            <text:p>18345.9</text:p>
          </table:table-cell>
          <table:table-cell office:value-type="float" office:value="17449.3" calcext:value-type="float">
            <text:p>17449.3</text:p>
          </table:table-cell>
          <table:table-cell office:value-type="float" office:value="16891.4" calcext:value-type="float">
            <text:p>16891.4</text:p>
          </table:table-cell>
          <table:table-cell office:value-type="float" office:value="16511.4" calcext:value-type="float">
            <text:p>16511.4</text:p>
          </table:table-cell>
          <table:table-cell office:value-type="float" office:value="16355.2" calcext:value-type="float">
            <text:p>16355.2</text:p>
          </table:table-cell>
          <table:table-cell office:value-type="float" office:value="16209.8" calcext:value-type="float">
            <text:p>16209.8</text:p>
          </table:table-cell>
          <table:table-cell office:value-type="float" office:value="16099.3" calcext:value-type="float">
            <text:p>16099.3</text:p>
          </table:table-cell>
          <table:table-cell office:value-type="float" office:value="16013" calcext:value-type="float">
            <text:p>16013</text:p>
          </table:table-cell>
          <table:table-cell office:value-type="float" office:value="15986.1" calcext:value-type="float">
            <text:p>15986.1</text:p>
          </table:table-cell>
          <table:table-cell office:value-type="float" office:value="15987.4" calcext:value-type="float">
            <text:p>15987.4</text:p>
          </table:table-cell>
          <table:table-cell office:value-type="float" office:value="15985.9" calcext:value-type="float">
            <text:p>15985.9</text:p>
          </table:table-cell>
          <table:table-cell office:value-type="float" office:value="16001.8" calcext:value-type="float">
            <text:p>16001.8</text:p>
          </table:table-cell>
          <table:table-cell office:value-type="float" office:value="15986.9" calcext:value-type="float">
            <text:p>15986.9</text:p>
          </table:table-cell>
          <table:table-cell office:value-type="float" office:value="15985.9" calcext:value-type="float">
            <text:p>15985.9</text:p>
          </table:table-cell>
          <table:table-cell office:value-type="float" office:value="15991.9" calcext:value-type="float">
            <text:p>15991.9</text:p>
          </table:table-cell>
          <table:table-cell office:value-type="float" office:value="15998" calcext:value-type="float">
            <text:p>15998</text:p>
          </table:table-cell>
          <table:table-cell office:value-type="float" office:value="16005.8" calcext:value-type="float">
            <text:p>16005.8</text:p>
          </table:table-cell>
          <table:table-cell office:value-type="float" office:value="15986.1" calcext:value-type="float">
            <text:p>15986.1</text:p>
          </table:table-cell>
          <table:table-cell office:value-type="float" office:value="15985" calcext:value-type="float">
            <text:p>15985</text:p>
          </table:table-cell>
          <table:table-cell office:value-type="float" office:value="16146.9" calcext:value-type="float">
            <text:p>16146.9</text:p>
          </table:table-cell>
          <table:table-cell office:value-type="float" office:value="16166.5" calcext:value-type="float">
            <text:p>16166.5</text:p>
          </table:table-cell>
          <table:table-cell office:value-type="float" office:value="16082.2" calcext:value-type="float">
            <text:p>16082.2</text:p>
          </table:table-cell>
          <table:table-cell office:value-type="float" office:value="16059" calcext:value-type="float">
            <text:p>16059</text:p>
          </table:table-cell>
          <table:table-cell office:value-type="float" office:value="16092.9" calcext:value-type="float">
            <text:p>16092.9</text:p>
          </table:table-cell>
          <table:table-cell office:value-type="float" office:value="15967.7" calcext:value-type="float">
            <text:p>15967.7</text:p>
          </table:table-cell>
          <table:table-cell office:value-type="float" office:value="15781.1" calcext:value-type="float">
            <text:p>15781.1</text:p>
          </table:table-cell>
          <table:table-cell office:value-type="float" office:value="15602.1" calcext:value-type="float">
            <text:p>15602.1</text:p>
          </table:table-cell>
          <table:table-cell office:value-type="float" office:value="15533.2" calcext:value-type="float">
            <text:p>15533.2</text:p>
          </table:table-cell>
          <table:table-cell office:value-type="float" office:value="15524.9" calcext:value-type="float">
            <text:p>15524.9</text:p>
          </table:table-cell>
          <table:table-cell office:value-type="float" office:value="15638.3" calcext:value-type="float">
            <text:p>15638.3</text:p>
          </table:table-cell>
          <table:table-cell office:value-type="float" office:value="15938.1" calcext:value-type="float">
            <text:p>15938.1</text:p>
          </table:table-cell>
          <table:table-cell office:value-type="float" office:value="15920.7" calcext:value-type="float">
            <text:p>15920.7</text:p>
          </table:table-cell>
          <table:table-cell office:value-type="float" office:value="15841.8" calcext:value-type="float">
            <text:p>15841.8</text:p>
          </table:table-cell>
          <table:table-cell office:value-type="float" office:value="15699.7" calcext:value-type="float">
            <text:p>15699.7</text:p>
          </table:table-cell>
          <table:table-cell office:value-type="float" office:value="15604.3" calcext:value-type="float">
            <text:p>15604.3</text:p>
          </table:table-cell>
          <table:table-cell office:value-type="float" office:value="15359.6" calcext:value-type="float">
            <text:p>15359.6</text:p>
          </table:table-cell>
          <table:table-cell office:value-type="float" office:value="15268.7" calcext:value-type="float">
            <text:p>15268.7</text:p>
          </table:table-cell>
          <table:table-cell office:value-type="float" office:value="15273.2" calcext:value-type="float">
            <text:p>15273.2</text:p>
          </table:table-cell>
          <table:table-cell office:value-type="float" office:value="15265.7" calcext:value-type="float">
            <text:p>15265.7</text:p>
          </table:table-cell>
          <table:table-cell office:value-type="float" office:value="15269.9" calcext:value-type="float">
            <text:p>15269.9</text:p>
          </table:table-cell>
          <table:table-cell office:value-type="float" office:value="15269.5" calcext:value-type="float">
            <text:p>15269.5</text:p>
          </table:table-cell>
          <table:table-cell office:value-type="float" office:value="15288.7" calcext:value-type="float">
            <text:p>15288.7</text:p>
          </table:table-cell>
          <table:table-cell office:value-type="float" office:value="15272.3" calcext:value-type="float">
            <text:p>15272.3</text:p>
          </table:table-cell>
          <table:table-cell office:value-type="float" office:value="15277.5" calcext:value-type="float">
            <text:p>15277.5</text:p>
          </table:table-cell>
          <table:table-cell office:value-type="float" office:value="15429" calcext:value-type="float">
            <text:p>15429</text:p>
          </table:table-cell>
          <table:table-cell office:value-type="float" office:value="15405.8" calcext:value-type="float">
            <text:p>15405.8</text:p>
          </table:table-cell>
          <table:table-cell office:value-type="float" office:value="15665.9" calcext:value-type="float">
            <text:p>15665.9</text:p>
          </table:table-cell>
          <table:table-cell office:value-type="float" office:value="15708.3" calcext:value-type="float">
            <text:p>15708.3</text:p>
          </table:table-cell>
          <table:table-cell office:value-type="float" office:value="15820.3" calcext:value-type="float">
            <text:p>15820.3</text:p>
          </table:table-cell>
          <table:table-cell office:value-type="float" office:value="15761.3" calcext:value-type="float">
            <text:p>15761.3</text:p>
          </table:table-cell>
          <table:table-cell office:value-type="float" office:value="16190" calcext:value-type="float">
            <text:p>16190</text:p>
          </table:table-cell>
          <table:table-cell office:value-type="float" office:value="15960.5" calcext:value-type="float">
            <text:p>15960.5</text:p>
          </table:table-cell>
          <table:table-cell office:value-type="float" office:value="15343.8" calcext:value-type="float">
            <text:p>15343.8</text:p>
          </table:table-cell>
          <table:table-cell office:value-type="float" office:value="14980.4" calcext:value-type="float">
            <text:p>14980.4</text:p>
          </table:table-cell>
          <table:table-cell office:value-type="float" office:value="14976.8" calcext:value-type="float">
            <text:p>14976.8</text:p>
          </table:table-cell>
          <table:table-cell office:value-type="float" office:value="15002.4" calcext:value-type="float">
            <text:p>15002.4</text:p>
          </table:table-cell>
          <table:table-cell office:value-type="float" office:value="14994.2" calcext:value-type="float">
            <text:p>14994.2</text:p>
          </table:table-cell>
          <table:table-cell office:value-type="float" office:value="14980.4" calcext:value-type="float">
            <text:p>14980.4</text:p>
          </table:table-cell>
          <table:table-cell table:number-columns-repeated="2" office:value-type="float" office:value="14976.8" calcext:value-type="float">
            <text:p>14976.8</text:p>
          </table:table-cell>
          <table:table-cell office:value-type="float" office:value="14996.4" calcext:value-type="float">
            <text:p>14996.4</text:p>
          </table:table-cell>
          <table:table-cell office:value-type="float" office:value="14985.7" calcext:value-type="float">
            <text:p>14985.7</text:p>
          </table:table-cell>
          <table:table-cell office:value-type="float" office:value="15008.6" calcext:value-type="float">
            <text:p>15008.6</text:p>
          </table:table-cell>
          <table:table-cell table:number-columns-repeated="43"/>
        </table:table-row>
        <table:table-row table:style-name="ro1">
          <table:table-cell table:number-columns-repeated="131"/>
        </table:table-row>
        <table:table-row table:style-name="ro1">
          <table:table-cell office:value-type="string" calcext:value-type="string">
            <text:p>Population Size: 100 </text:p>
          </table:table-cell>
          <table:table-cell office:value-type="string" calcext:value-type="string">
            <text:p><text:s/>K: 5 </text:p>
          </table:table-cell>
          <table:table-cell office:value-type="string" calcext:value-type="string">
            <text:p><text:s/>Seed: 50 </text:p>
          </table:table-cell>
          <table:table-cell office:value-type="string" calcext:value-type="string">
            <text:p><text:s/>Max Generations w/out improvement: 15 </text:p>
          </table:table-cell>
          <table:table-cell office:value-type="string" calcext:value-type="string">
            <text:p><text:s/>Mutation Rate: 0 </text:p>
          </table:table-cell>
          <table:table-cell office:value-type="string" calcext:value-type="string">
            <text:p><text:s/>Crossover Rate: 80</text:p>
          </table:table-cell>
          <table:table-cell office:value-type="string" calcext:value-type="string">
            <text:p>Run: 5</text:p>
          </table:table-cell>
          <table:table-cell table:number-columns-repeated="124"/>
        </table:table-row>
        <table:table-row table:style-name="ro1">
          <table:table-cell office:value-type="float" office:value="25405.4" calcext:value-type="float">
            <text:p>25405.4</text:p>
          </table:table-cell>
          <table:table-cell office:value-type="float" office:value="23570" calcext:value-type="float">
            <text:p>23570</text:p>
          </table:table-cell>
          <table:table-cell table:number-columns-repeated="3" office:value-type="float" office:value="23310.6" calcext:value-type="float">
            <text:p>23310.6</text:p>
          </table:table-cell>
          <table:table-cell office:value-type="float" office:value="21433.5" calcext:value-type="float">
            <text:p>21433.5</text:p>
          </table:table-cell>
          <table:table-cell table:number-columns-repeated="2" office:value-type="float" office:value="21416.9" calcext:value-type="float">
            <text:p>21416.9</text:p>
          </table:table-cell>
          <table:table-cell table:number-columns-repeated="3" office:value-type="float" office:value="20089.6" calcext:value-type="float">
            <text:p>20089.6</text:p>
          </table:table-cell>
          <table:table-cell office:value-type="float" office:value="18843.2" calcext:value-type="float">
            <text:p>18843.2</text:p>
          </table:table-cell>
          <table:table-cell office:value-type="float" office:value="18781.6" calcext:value-type="float">
            <text:p>18781.6</text:p>
          </table:table-cell>
          <table:table-cell office:value-type="float" office:value="18213.4" calcext:value-type="float">
            <text:p>18213.4</text:p>
          </table:table-cell>
          <table:table-cell office:value-type="float" office:value="17969.9" calcext:value-type="float">
            <text:p>17969.9</text:p>
          </table:table-cell>
          <table:table-cell office:value-type="float" office:value="17926.5" calcext:value-type="float">
            <text:p>17926.5</text:p>
          </table:table-cell>
          <table:table-cell office:value-type="float" office:value="17474.7" calcext:value-type="float">
            <text:p>17474.7</text:p>
          </table:table-cell>
          <table:table-cell office:value-type="float" office:value="17383" calcext:value-type="float">
            <text:p>17383</text:p>
          </table:table-cell>
          <table:table-cell office:value-type="float" office:value="17219.1" calcext:value-type="float">
            <text:p>17219.1</text:p>
          </table:table-cell>
          <table:table-cell office:value-type="float" office:value="17143.9" calcext:value-type="float">
            <text:p>17143.9</text:p>
          </table:table-cell>
          <table:table-cell office:value-type="float" office:value="17097.9" calcext:value-type="float">
            <text:p>17097.9</text:p>
          </table:table-cell>
          <table:table-cell office:value-type="float" office:value="16740.1" calcext:value-type="float">
            <text:p>16740.1</text:p>
          </table:table-cell>
          <table:table-cell office:value-type="float" office:value="16733.6" calcext:value-type="float">
            <text:p>16733.6</text:p>
          </table:table-cell>
          <table:table-cell office:value-type="float" office:value="16660.5" calcext:value-type="float">
            <text:p>16660.5</text:p>
          </table:table-cell>
          <table:table-cell table:number-columns-repeated="4" office:value-type="float" office:value="16562.2" calcext:value-type="float">
            <text:p>16562.2</text:p>
          </table:table-cell>
          <table:table-cell table:number-columns-repeated="2" office:value-type="float" office:value="16298.2" calcext:value-type="float">
            <text:p>16298.2</text:p>
          </table:table-cell>
          <table:table-cell table:number-columns-repeated="5" office:value-type="float" office:value="16281.1" calcext:value-type="float">
            <text:p>16281.1</text:p>
          </table:table-cell>
          <table:table-cell office:value-type="float" office:value="16262.8" calcext:value-type="float">
            <text:p>16262.8</text:p>
          </table:table-cell>
          <table:table-cell office:value-type="float" office:value="16002.6" calcext:value-type="float">
            <text:p>16002.6</text:p>
          </table:table-cell>
          <table:table-cell table:number-columns-repeated="6" office:value-type="float" office:value="15943.6" calcext:value-type="float">
            <text:p>15943.6</text:p>
          </table:table-cell>
          <table:table-cell table:number-columns-repeated="6" office:value-type="float" office:value="15890.1" calcext:value-type="float">
            <text:p>15890.1</text:p>
          </table:table-cell>
          <table:table-cell table:number-columns-repeated="4" office:value-type="float" office:value="15828.2" calcext:value-type="float">
            <text:p>15828.2</text:p>
          </table:table-cell>
          <table:table-cell office:value-type="float" office:value="15805.6" calcext:value-type="float">
            <text:p>15805.6</text:p>
          </table:table-cell>
          <table:table-cell table:number-columns-repeated="2" office:value-type="float" office:value="15588" calcext:value-type="float">
            <text:p>15588</text:p>
          </table:table-cell>
          <table:table-cell office:value-type="float" office:value="15469.4" calcext:value-type="float">
            <text:p>15469.4</text:p>
          </table:table-cell>
          <table:table-cell office:value-type="float" office:value="15369.6" calcext:value-type="float">
            <text:p>15369.6</text:p>
          </table:table-cell>
          <table:table-cell office:value-type="float" office:value="15304.7" calcext:value-type="float">
            <text:p>15304.7</text:p>
          </table:table-cell>
          <table:table-cell office:value-type="float" office:value="15254.3" calcext:value-type="float">
            <text:p>15254.3</text:p>
          </table:table-cell>
          <table:table-cell office:value-type="float" office:value="15152" calcext:value-type="float">
            <text:p>15152</text:p>
          </table:table-cell>
          <table:table-cell office:value-type="float" office:value="15070.8" calcext:value-type="float">
            <text:p>15070.8</text:p>
          </table:table-cell>
          <table:table-cell office:value-type="float" office:value="15010.6" calcext:value-type="float">
            <text:p>15010.6</text:p>
          </table:table-cell>
          <table:table-cell office:value-type="float" office:value="14992.5" calcext:value-type="float">
            <text:p>14992.5</text:p>
          </table:table-cell>
          <table:table-cell office:value-type="float" office:value="14938.1" calcext:value-type="float">
            <text:p>14938.1</text:p>
          </table:table-cell>
          <table:table-cell office:value-type="float" office:value="14877.2" calcext:value-type="float">
            <text:p>14877.2</text:p>
          </table:table-cell>
          <table:table-cell table:number-columns-repeated="12" office:value-type="float" office:value="14851.1" calcext:value-type="float">
            <text:p>14851.1</text:p>
          </table:table-cell>
          <table:table-cell table:number-columns-repeated="7" office:value-type="float" office:value="14849.8" calcext:value-type="float">
            <text:p>14849.8</text:p>
          </table:table-cell>
          <table:table-cell table:number-columns-repeated="8" office:value-type="float" office:value="14742" calcext:value-type="float">
            <text:p>14742</text:p>
          </table:table-cell>
          <table:table-cell table:number-columns-repeated="16" office:value-type="float" office:value="14593.5" calcext:value-type="float">
            <text:p>14593.5</text:p>
          </table:table-cell>
          <table:table-cell table:number-columns-repeated="22"/>
        </table:table-row>
        <table:table-row table:style-name="ro1">
          <table:table-cell office:value-type="float" office:value="29011.4" calcext:value-type="float">
            <text:p>29011.4</text:p>
          </table:table-cell>
          <table:table-cell office:value-type="float" office:value="28424.9" calcext:value-type="float">
            <text:p>28424.9</text:p>
          </table:table-cell>
          <table:table-cell office:value-type="float" office:value="27533.2" calcext:value-type="float">
            <text:p>27533.2</text:p>
          </table:table-cell>
          <table:table-cell office:value-type="float" office:value="26914.1" calcext:value-type="float">
            <text:p>26914.1</text:p>
          </table:table-cell>
          <table:table-cell office:value-type="float" office:value="26682.3" calcext:value-type="float">
            <text:p>26682.3</text:p>
          </table:table-cell>
          <table:table-cell office:value-type="float" office:value="26129.2" calcext:value-type="float">
            <text:p>26129.2</text:p>
          </table:table-cell>
          <table:table-cell office:value-type="float" office:value="25390.7" calcext:value-type="float">
            <text:p>25390.7</text:p>
          </table:table-cell>
          <table:table-cell office:value-type="float" office:value="24804.5" calcext:value-type="float">
            <text:p>24804.5</text:p>
          </table:table-cell>
          <table:table-cell office:value-type="float" office:value="24127.1" calcext:value-type="float">
            <text:p>24127.1</text:p>
          </table:table-cell>
          <table:table-cell office:value-type="float" office:value="23632.3" calcext:value-type="float">
            <text:p>23632.3</text:p>
          </table:table-cell>
          <table:table-cell office:value-type="float" office:value="23326.4" calcext:value-type="float">
            <text:p>23326.4</text:p>
          </table:table-cell>
          <table:table-cell office:value-type="float" office:value="22375.5" calcext:value-type="float">
            <text:p>22375.5</text:p>
          </table:table-cell>
          <table:table-cell office:value-type="float" office:value="21942.3" calcext:value-type="float">
            <text:p>21942.3</text:p>
          </table:table-cell>
          <table:table-cell office:value-type="float" office:value="20549.9" calcext:value-type="float">
            <text:p>20549.9</text:p>
          </table:table-cell>
          <table:table-cell office:value-type="float" office:value="19515.8" calcext:value-type="float">
            <text:p>19515.8</text:p>
          </table:table-cell>
          <table:table-cell office:value-type="float" office:value="18903.4" calcext:value-type="float">
            <text:p>18903.4</text:p>
          </table:table-cell>
          <table:table-cell office:value-type="float" office:value="18648.2" calcext:value-type="float">
            <text:p>18648.2</text:p>
          </table:table-cell>
          <table:table-cell office:value-type="float" office:value="18471.2" calcext:value-type="float">
            <text:p>18471.2</text:p>
          </table:table-cell>
          <table:table-cell office:value-type="float" office:value="18294.1" calcext:value-type="float">
            <text:p>18294.1</text:p>
          </table:table-cell>
          <table:table-cell office:value-type="float" office:value="18002" calcext:value-type="float">
            <text:p>18002</text:p>
          </table:table-cell>
          <table:table-cell office:value-type="float" office:value="17664.2" calcext:value-type="float">
            <text:p>17664.2</text:p>
          </table:table-cell>
          <table:table-cell office:value-type="float" office:value="17460" calcext:value-type="float">
            <text:p>17460</text:p>
          </table:table-cell>
          <table:table-cell office:value-type="float" office:value="17267.5" calcext:value-type="float">
            <text:p>17267.5</text:p>
          </table:table-cell>
          <table:table-cell office:value-type="float" office:value="17101" calcext:value-type="float">
            <text:p>17101</text:p>
          </table:table-cell>
          <table:table-cell office:value-type="float" office:value="16932.2" calcext:value-type="float">
            <text:p>16932.2</text:p>
          </table:table-cell>
          <table:table-cell office:value-type="float" office:value="17063.1" calcext:value-type="float">
            <text:p>17063.1</text:p>
          </table:table-cell>
          <table:table-cell office:value-type="float" office:value="17498.4" calcext:value-type="float">
            <text:p>17498.4</text:p>
          </table:table-cell>
          <table:table-cell office:value-type="float" office:value="17361.6" calcext:value-type="float">
            <text:p>17361.6</text:p>
          </table:table-cell>
          <table:table-cell office:value-type="float" office:value="17286.4" calcext:value-type="float">
            <text:p>17286.4</text:p>
          </table:table-cell>
          <table:table-cell office:value-type="float" office:value="17487.1" calcext:value-type="float">
            <text:p>17487.1</text:p>
          </table:table-cell>
          <table:table-cell office:value-type="float" office:value="17094.2" calcext:value-type="float">
            <text:p>17094.2</text:p>
          </table:table-cell>
          <table:table-cell office:value-type="float" office:value="16691" calcext:value-type="float">
            <text:p>16691</text:p>
          </table:table-cell>
          <table:table-cell office:value-type="float" office:value="16460.7" calcext:value-type="float">
            <text:p>16460.7</text:p>
          </table:table-cell>
          <table:table-cell office:value-type="float" office:value="16469" calcext:value-type="float">
            <text:p>16469</text:p>
          </table:table-cell>
          <table:table-cell office:value-type="float" office:value="16445.7" calcext:value-type="float">
            <text:p>16445.7</text:p>
          </table:table-cell>
          <table:table-cell office:value-type="float" office:value="16445.3" calcext:value-type="float">
            <text:p>16445.3</text:p>
          </table:table-cell>
          <table:table-cell office:value-type="float" office:value="16486.7" calcext:value-type="float">
            <text:p>16486.7</text:p>
          </table:table-cell>
          <table:table-cell office:value-type="float" office:value="16731.2" calcext:value-type="float">
            <text:p>16731.2</text:p>
          </table:table-cell>
          <table:table-cell office:value-type="float" office:value="16827.9" calcext:value-type="float">
            <text:p>16827.9</text:p>
          </table:table-cell>
          <table:table-cell office:value-type="float" office:value="16918.8" calcext:value-type="float">
            <text:p>16918.8</text:p>
          </table:table-cell>
          <table:table-cell office:value-type="float" office:value="17097.8" calcext:value-type="float">
            <text:p>17097.8</text:p>
          </table:table-cell>
          <table:table-cell office:value-type="float" office:value="16998.6" calcext:value-type="float">
            <text:p>16998.6</text:p>
          </table:table-cell>
          <table:table-cell office:value-type="float" office:value="16995.4" calcext:value-type="float">
            <text:p>16995.4</text:p>
          </table:table-cell>
          <table:table-cell office:value-type="float" office:value="16368.7" calcext:value-type="float">
            <text:p>16368.7</text:p>
          </table:table-cell>
          <table:table-cell office:value-type="float" office:value="16209.7" calcext:value-type="float">
            <text:p>16209.7</text:p>
          </table:table-cell>
          <table:table-cell office:value-type="float" office:value="16492.5" calcext:value-type="float">
            <text:p>16492.5</text:p>
          </table:table-cell>
          <table:table-cell office:value-type="float" office:value="16892.9" calcext:value-type="float">
            <text:p>16892.9</text:p>
          </table:table-cell>
          <table:table-cell office:value-type="float" office:value="17450.1" calcext:value-type="float">
            <text:p>17450.1</text:p>
          </table:table-cell>
          <table:table-cell office:value-type="float" office:value="17154.6" calcext:value-type="float">
            <text:p>17154.6</text:p>
          </table:table-cell>
          <table:table-cell office:value-type="float" office:value="16119.6" calcext:value-type="float">
            <text:p>16119.6</text:p>
          </table:table-cell>
          <table:table-cell office:value-type="float" office:value="16108.2" calcext:value-type="float">
            <text:p>16108.2</text:p>
          </table:table-cell>
          <table:table-cell office:value-type="float" office:value="16127.6" calcext:value-type="float">
            <text:p>16127.6</text:p>
          </table:table-cell>
          <table:table-cell office:value-type="float" office:value="16162.6" calcext:value-type="float">
            <text:p>16162.6</text:p>
          </table:table-cell>
          <table:table-cell office:value-type="float" office:value="16275.9" calcext:value-type="float">
            <text:p>16275.9</text:p>
          </table:table-cell>
          <table:table-cell office:value-type="float" office:value="16256.8" calcext:value-type="float">
            <text:p>16256.8</text:p>
          </table:table-cell>
          <table:table-cell office:value-type="float" office:value="16227.3" calcext:value-type="float">
            <text:p>16227.3</text:p>
          </table:table-cell>
          <table:table-cell office:value-type="float" office:value="16230.6" calcext:value-type="float">
            <text:p>16230.6</text:p>
          </table:table-cell>
          <table:table-cell office:value-type="float" office:value="16124.3" calcext:value-type="float">
            <text:p>16124.3</text:p>
          </table:table-cell>
          <table:table-cell office:value-type="float" office:value="16032.3" calcext:value-type="float">
            <text:p>16032.3</text:p>
          </table:table-cell>
          <table:table-cell office:value-type="float" office:value="15838.8" calcext:value-type="float">
            <text:p>15838.8</text:p>
          </table:table-cell>
          <table:table-cell office:value-type="float" office:value="15578.4" calcext:value-type="float">
            <text:p>15578.4</text:p>
          </table:table-cell>
          <table:table-cell office:value-type="float" office:value="15468.3" calcext:value-type="float">
            <text:p>15468.3</text:p>
          </table:table-cell>
          <table:table-cell office:value-type="float" office:value="15415.4" calcext:value-type="float">
            <text:p>15415.4</text:p>
          </table:table-cell>
          <table:table-cell office:value-type="float" office:value="15332.8" calcext:value-type="float">
            <text:p>15332.8</text:p>
          </table:table-cell>
          <table:table-cell office:value-type="float" office:value="15278.3" calcext:value-type="float">
            <text:p>15278.3</text:p>
          </table:table-cell>
          <table:table-cell office:value-type="float" office:value="15227.1" calcext:value-type="float">
            <text:p>15227.1</text:p>
          </table:table-cell>
          <table:table-cell office:value-type="float" office:value="15122.7" calcext:value-type="float">
            <text:p>15122.7</text:p>
          </table:table-cell>
          <table:table-cell office:value-type="float" office:value="15059.3" calcext:value-type="float">
            <text:p>15059.3</text:p>
          </table:table-cell>
          <table:table-cell office:value-type="float" office:value="15017.7" calcext:value-type="float">
            <text:p>15017.7</text:p>
          </table:table-cell>
          <table:table-cell office:value-type="float" office:value="15003.5" calcext:value-type="float">
            <text:p>15003.5</text:p>
          </table:table-cell>
          <table:table-cell office:value-type="float" office:value="15001" calcext:value-type="float">
            <text:p>15001</text:p>
          </table:table-cell>
          <table:table-cell office:value-type="float" office:value="15005.6" calcext:value-type="float">
            <text:p>15005.6</text:p>
          </table:table-cell>
          <table:table-cell office:value-type="float" office:value="15001.1" calcext:value-type="float">
            <text:p>15001.1</text:p>
          </table:table-cell>
          <table:table-cell office:value-type="float" office:value="15030.4" calcext:value-type="float">
            <text:p>15030.4</text:p>
          </table:table-cell>
          <table:table-cell office:value-type="float" office:value="15017.1" calcext:value-type="float">
            <text:p>15017.1</text:p>
          </table:table-cell>
          <table:table-cell office:value-type="float" office:value="15001.2" calcext:value-type="float">
            <text:p>15001.2</text:p>
          </table:table-cell>
          <table:table-cell office:value-type="float" office:value="15010.6" calcext:value-type="float">
            <text:p>15010.6</text:p>
          </table:table-cell>
          <table:table-cell office:value-type="float" office:value="15008" calcext:value-type="float">
            <text:p>15008</text:p>
          </table:table-cell>
          <table:table-cell office:value-type="float" office:value="15001.1" calcext:value-type="float">
            <text:p>15001.1</text:p>
          </table:table-cell>
          <table:table-cell office:value-type="float" office:value="15214.4" calcext:value-type="float">
            <text:p>15214.4</text:p>
          </table:table-cell>
          <table:table-cell office:value-type="float" office:value="16020.9" calcext:value-type="float">
            <text:p>16020.9</text:p>
          </table:table-cell>
          <table:table-cell office:value-type="float" office:value="16075.3" calcext:value-type="float">
            <text:p>16075.3</text:p>
          </table:table-cell>
          <table:table-cell office:value-type="float" office:value="16171.6" calcext:value-type="float">
            <text:p>16171.6</text:p>
          </table:table-cell>
          <table:table-cell office:value-type="float" office:value="15272.6" calcext:value-type="float">
            <text:p>15272.6</text:p>
          </table:table-cell>
          <table:table-cell office:value-type="float" office:value="15014.1" calcext:value-type="float">
            <text:p>15014.1</text:p>
          </table:table-cell>
          <table:table-cell office:value-type="float" office:value="14997.4" calcext:value-type="float">
            <text:p>14997.4</text:p>
          </table:table-cell>
          <table:table-cell office:value-type="float" office:value="15216.6" calcext:value-type="float">
            <text:p>15216.6</text:p>
          </table:table-cell>
          <table:table-cell office:value-type="float" office:value="15449.6" calcext:value-type="float">
            <text:p>15449.6</text:p>
          </table:table-cell>
          <table:table-cell office:value-type="float" office:value="15103" calcext:value-type="float">
            <text:p>15103</text:p>
          </table:table-cell>
          <table:table-cell office:value-type="float" office:value="15085" calcext:value-type="float">
            <text:p>15085</text:p>
          </table:table-cell>
          <table:table-cell office:value-type="float" office:value="14915.2" calcext:value-type="float">
            <text:p>14915.2</text:p>
          </table:table-cell>
          <table:table-cell office:value-type="float" office:value="14891.2" calcext:value-type="float">
            <text:p>14891.2</text:p>
          </table:table-cell>
          <table:table-cell office:value-type="float" office:value="14902.4" calcext:value-type="float">
            <text:p>14902.4</text:p>
          </table:table-cell>
          <table:table-cell office:value-type="float" office:value="14896.4" calcext:value-type="float">
            <text:p>14896.4</text:p>
          </table:table-cell>
          <table:table-cell office:value-type="float" office:value="15129.7" calcext:value-type="float">
            <text:p>15129.7</text:p>
          </table:table-cell>
          <table:table-cell office:value-type="float" office:value="15061.8" calcext:value-type="float">
            <text:p>15061.8</text:p>
          </table:table-cell>
          <table:table-cell office:value-type="float" office:value="14984.6" calcext:value-type="float">
            <text:p>14984.6</text:p>
          </table:table-cell>
          <table:table-cell office:value-type="float" office:value="15048.8" calcext:value-type="float">
            <text:p>15048.8</text:p>
          </table:table-cell>
          <table:table-cell office:value-type="float" office:value="15022.5" calcext:value-type="float">
            <text:p>15022.5</text:p>
          </table:table-cell>
          <table:table-cell office:value-type="float" office:value="15586.2" calcext:value-type="float">
            <text:p>15586.2</text:p>
          </table:table-cell>
          <table:table-cell office:value-type="float" office:value="15276.3" calcext:value-type="float">
            <text:p>15276.3</text:p>
          </table:table-cell>
          <table:table-cell office:value-type="float" office:value="15574.3" calcext:value-type="float">
            <text:p>15574.3</text:p>
          </table:table-cell>
          <table:table-cell office:value-type="float" office:value="15334.4" calcext:value-type="float">
            <text:p>15334.4</text:p>
          </table:table-cell>
          <table:table-cell office:value-type="float" office:value="14752.5" calcext:value-type="float">
            <text:p>14752.5</text:p>
          </table:table-cell>
          <table:table-cell office:value-type="float" office:value="14754.9" calcext:value-type="float">
            <text:p>14754.9</text:p>
          </table:table-cell>
          <table:table-cell office:value-type="float" office:value="14751" calcext:value-type="float">
            <text:p>14751</text:p>
          </table:table-cell>
          <table:table-cell office:value-type="float" office:value="14756.2" calcext:value-type="float">
            <text:p>14756.2</text:p>
          </table:table-cell>
          <table:table-cell office:value-type="float" office:value="14740.6" calcext:value-type="float">
            <text:p>14740.6</text:p>
          </table:table-cell>
          <table:table-cell office:value-type="float" office:value="14766" calcext:value-type="float">
            <text:p>14766</text:p>
          </table:table-cell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6">0000-00-00</text:date>, <text:time style:data-style-name="N2" text:time-value="11:54:07.8605913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dc:date>2015-11-06T11:56:07.208900478</dc:date>
    <dc:creator>Eric </dc:creator>
    <meta:editing-duration>P0D</meta:editing-duration>
    <meta:editing-cycles>2</meta:editing-cycles>
    <meta:document-statistic meta:table-count="1" meta:cell-count="109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7.205cm" svg:height="9.597cm" xlink:href=".." xlink:type="simple" chart:class="chart:line" chart:style-name="ch1">
        <chart:title svg:x="6.023cm" svg:y="0.001cm" chart:style-name="ch2">
          <text:p>Elite Fitness of each Generation</text:p>
        </chart:title>
        <chart:subtitle svg:x="3.358cm" svg:y="0.613cm" chart:style-name="ch3">
          <text:p>Crossover: 80%, Mutation: 0%, Population: 100, K: 5, Dynamic Mutation: Off</text:p>
        </chart:subtitle>
        <chart:legend chart:legend-position="end" svg:x="14.856cm" svg:y="3.503cm" style:legend-expansion="high" chart:style-name="ch4"/>
        <chart:plot-area chart:style-name="ch5" table:cell-range-address="Sheet1.G1:Sheet1.G1 Sheet1.A2:Sheet1.DD2 Sheet1.G5:Sheet1.G5 Sheet1.A6:Sheet1.CR6 Sheet1.G9:Sheet1.G9 Sheet1.A10:Sheet1.EA10 Sheet1.G13:Sheet1.G13 Sheet1.A14:Sheet1.CJ14 Sheet1.G17:Sheet1.G17 Sheet1.A18:Sheet1.DE18" chart:data-source-has-labels="column" svg:x="0.899cm" svg:y="0.985cm" svg:width="14.097cm" svg:height="8.443cm">
          <chartooo:coordinate-region svg:x="2.076cm" svg:y="1.184cm" svg:width="12.92cm" svg:height="7.32cm"/>
          <chart:axis chart:dimension="x" chart:name="primary-x" chart:style-name="ch6">
            <chart:title svg:x="7.083cm" svg:y="9.037cm" chart:style-name="ch7">
              <text:p>Generation</text:p>
            </chart:title>
          </chart:axis>
          <chart:axis chart:dimension="y" chart:name="primary-y" chart:style-name="ch6">
            <chart:title svg:x="0cm" svg:y="5.779cm" chart:style-name="ch8">
              <text:p>Fitness</text:p>
            </chart:title>
            <chart:grid chart:style-name="ch9" chart:class="major"/>
          </chart:axis>
          <chart:series chart:style-name="ch10" chart:values-cell-range-address="Sheet1.A2:Sheet1.DD2" chart:label-cell-address="Sheet1.G1:Sheet1.G1" chart:class="chart:line">
            <chart:data-point chart:repeated="108"/>
          </chart:series>
          <chart:series chart:style-name="ch11" chart:values-cell-range-address="Sheet1.A6:Sheet1.CR6" chart:label-cell-address="Sheet1.G5:Sheet1.G5" chart:class="chart:line">
            <chart:data-point chart:repeated="96"/>
          </chart:series>
          <chart:series chart:style-name="ch12" chart:values-cell-range-address="Sheet1.A10:Sheet1.EA10" chart:label-cell-address="Sheet1.G9:Sheet1.G9" chart:class="chart:line">
            <chart:data-point chart:repeated="131"/>
          </chart:series>
          <chart:series chart:style-name="ch13" chart:values-cell-range-address="Sheet1.A14:Sheet1.CJ14" chart:label-cell-address="Sheet1.G13:Sheet1.G13" chart:class="chart:line">
            <chart:data-point chart:repeated="88"/>
          </chart:series>
          <chart:series chart:style-name="ch14" chart:values-cell-range-address="Sheet1.A18:Sheet1.DE18" chart:label-cell-address="Sheet1.G17:Sheet1.G17" chart:class="chart:line">
            <chart:data-point chart:repeated="109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</table:table-row>
          </table:table-header-rows>
          <table:table-rows>
            <table:table-row>
              <table:table-cell office:value-type="string">
                <text:p>Run: 1</text:p>
                <draw:g>
                  <svg:desc>Sheet1.G1:Sheet1.G1</svg:desc>
                </draw:g>
              </table:table-cell>
              <table:table-cell office:value-type="float" office:value="25299.9">
                <text:p>25299.9</text:p>
                <draw:g>
                  <svg:desc>Sheet1.A2:Sheet1.DD2</svg:desc>
                </draw:g>
              </table:table-cell>
              <table:table-cell office:value-type="float" office:value="24377.8">
                <text:p>24377.8</text:p>
              </table:table-cell>
              <table:table-cell office:value-type="float" office:value="24377.8">
                <text:p>24377.8</text:p>
              </table:table-cell>
              <table:table-cell office:value-type="float" office:value="24117.6">
                <text:p>24117.6</text:p>
              </table:table-cell>
              <table:table-cell office:value-type="float" office:value="24117.6">
                <text:p>24117.6</text:p>
              </table:table-cell>
              <table:table-cell office:value-type="float" office:value="23162.3">
                <text:p>23162.3</text:p>
              </table:table-cell>
              <table:table-cell office:value-type="float" office:value="22570">
                <text:p>22570</text:p>
              </table:table-cell>
              <table:table-cell office:value-type="float" office:value="22285.3">
                <text:p>22285.3</text:p>
              </table:table-cell>
              <table:table-cell office:value-type="float" office:value="22285.3">
                <text:p>22285.3</text:p>
              </table:table-cell>
              <table:table-cell office:value-type="float" office:value="21787">
                <text:p>21787</text:p>
              </table:table-cell>
              <table:table-cell office:value-type="float" office:value="21150.4">
                <text:p>21150.4</text:p>
              </table:table-cell>
              <table:table-cell office:value-type="float" office:value="21150.4">
                <text:p>21150.4</text:p>
              </table:table-cell>
              <table:table-cell office:value-type="float" office:value="21150.4">
                <text:p>21150.4</text:p>
              </table:table-cell>
              <table:table-cell office:value-type="float" office:value="20399.9">
                <text:p>20399.9</text:p>
              </table:table-cell>
              <table:table-cell office:value-type="float" office:value="20236.4">
                <text:p>20236.4</text:p>
              </table:table-cell>
              <table:table-cell office:value-type="float" office:value="20225.4">
                <text:p>20225.4</text:p>
              </table:table-cell>
              <table:table-cell office:value-type="float" office:value="19350.3">
                <text:p>19350.3</text:p>
              </table:table-cell>
              <table:table-cell office:value-type="float" office:value="18160.8">
                <text:p>18160.8</text:p>
              </table:table-cell>
              <table:table-cell office:value-type="float" office:value="18160.8">
                <text:p>18160.8</text:p>
              </table:table-cell>
              <table:table-cell office:value-type="float" office:value="18160.8">
                <text:p>18160.8</text:p>
              </table:table-cell>
              <table:table-cell office:value-type="float" office:value="18160.8">
                <text:p>18160.8</text:p>
              </table:table-cell>
              <table:table-cell office:value-type="float" office:value="18011.4">
                <text:p>18011.4</text:p>
              </table:table-cell>
              <table:table-cell office:value-type="float" office:value="17411">
                <text:p>17411</text:p>
              </table:table-cell>
              <table:table-cell office:value-type="float" office:value="16741.2">
                <text:p>16741.2</text:p>
              </table:table-cell>
              <table:table-cell office:value-type="float" office:value="16723.7">
                <text:p>16723.7</text:p>
              </table:table-cell>
              <table:table-cell office:value-type="float" office:value="16723.7">
                <text:p>16723.7</text:p>
              </table:table-cell>
              <table:table-cell office:value-type="float" office:value="16635.9">
                <text:p>16635.9</text:p>
              </table:table-cell>
              <table:table-cell office:value-type="float" office:value="16176.3">
                <text:p>16176.3</text:p>
              </table:table-cell>
              <table:table-cell office:value-type="float" office:value="16176.3">
                <text:p>16176.3</text:p>
              </table:table-cell>
              <table:table-cell office:value-type="float" office:value="15882.6">
                <text:p>15882.6</text:p>
              </table:table-cell>
              <table:table-cell office:value-type="float" office:value="15821.8">
                <text:p>15821.8</text:p>
              </table:table-cell>
              <table:table-cell office:value-type="float" office:value="15806.4">
                <text:p>15806.4</text:p>
              </table:table-cell>
              <table:table-cell office:value-type="float" office:value="15693.9">
                <text:p>15693.9</text:p>
              </table:table-cell>
              <table:table-cell office:value-type="float" office:value="15395.2">
                <text:p>15395.2</text:p>
              </table:table-cell>
              <table:table-cell office:value-type="float" office:value="15395.2">
                <text:p>15395.2</text:p>
              </table:table-cell>
              <table:table-cell office:value-type="float" office:value="15245.1">
                <text:p>15245.1</text:p>
              </table:table-cell>
              <table:table-cell office:value-type="float" office:value="15245.1">
                <text:p>15245.1</text:p>
              </table:table-cell>
              <table:table-cell office:value-type="float" office:value="15245.1">
                <text:p>15245.1</text:p>
              </table:table-cell>
              <table:table-cell office:value-type="float" office:value="15225.2">
                <text:p>15225.2</text:p>
              </table:table-cell>
              <table:table-cell office:value-type="float" office:value="15195.3">
                <text:p>15195.3</text:p>
              </table:table-cell>
              <table:table-cell office:value-type="float" office:value="15195.3">
                <text:p>15195.3</text:p>
              </table:table-cell>
              <table:table-cell office:value-type="float" office:value="15195.3">
                <text:p>15195.3</text:p>
              </table:table-cell>
              <table:table-cell office:value-type="float" office:value="15195.3">
                <text:p>15195.3</text:p>
              </table:table-cell>
              <table:table-cell office:value-type="float" office:value="15195.3">
                <text:p>15195.3</text:p>
              </table:table-cell>
              <table:table-cell office:value-type="float" office:value="15195.3">
                <text:p>15195.3</text:p>
              </table:table-cell>
              <table:table-cell office:value-type="float" office:value="15195.3">
                <text:p>15195.3</text:p>
              </table:table-cell>
              <table:table-cell office:value-type="float" office:value="15195.3">
                <text:p>15195.3</text:p>
              </table:table-cell>
              <table:table-cell office:value-type="float" office:value="15195.3">
                <text:p>15195.3</text:p>
              </table:table-cell>
              <table:table-cell office:value-type="float" office:value="15195.3">
                <text:p>15195.3</text:p>
              </table:table-cell>
              <table:table-cell office:value-type="float" office:value="15195.3">
                <text:p>15195.3</text:p>
              </table:table-cell>
              <table:table-cell office:value-type="float" office:value="15195.3">
                <text:p>15195.3</text:p>
              </table:table-cell>
              <table:table-cell office:value-type="float" office:value="15195.3">
                <text:p>15195.3</text:p>
              </table:table-cell>
              <table:table-cell office:value-type="float" office:value="15195.3">
                <text:p>15195.3</text:p>
              </table:table-cell>
              <table:table-cell office:value-type="float" office:value="15098.4">
                <text:p>15098.4</text:p>
              </table:table-cell>
              <table:table-cell office:value-type="float" office:value="14986.2">
                <text:p>14986.2</text:p>
              </table:table-cell>
              <table:table-cell office:value-type="float" office:value="14986.2">
                <text:p>14986.2</text:p>
              </table:table-cell>
              <table:table-cell office:value-type="float" office:value="14986.2">
                <text:p>14986.2</text:p>
              </table:table-cell>
              <table:table-cell office:value-type="float" office:value="14986.2">
                <text:p>14986.2</text:p>
              </table:table-cell>
              <table:table-cell office:value-type="float" office:value="14986.2">
                <text:p>14986.2</text:p>
              </table:table-cell>
              <table:table-cell office:value-type="float" office:value="14986.2">
                <text:p>14986.2</text:p>
              </table:table-cell>
              <table:table-cell office:value-type="float" office:value="14986.2">
                <text:p>14986.2</text:p>
              </table:table-cell>
              <table:table-cell office:value-type="float" office:value="14887.5">
                <text:p>14887.5</text:p>
              </table:table-cell>
              <table:table-cell office:value-type="float" office:value="14887.5">
                <text:p>14887.5</text:p>
              </table:table-cell>
              <table:table-cell office:value-type="float" office:value="14887.5">
                <text:p>14887.5</text:p>
              </table:table-cell>
              <table:table-cell office:value-type="float" office:value="14887.5">
                <text:p>14887.5</text:p>
              </table:table-cell>
              <table:table-cell office:value-type="float" office:value="14887.5">
                <text:p>14887.5</text:p>
              </table:table-cell>
              <table:table-cell office:value-type="float" office:value="14887.5">
                <text:p>14887.5</text:p>
              </table:table-cell>
              <table:table-cell office:value-type="float" office:value="14887.5">
                <text:p>14887.5</text:p>
              </table:table-cell>
              <table:table-cell office:value-type="float" office:value="14730">
                <text:p>14730</text:p>
              </table:table-cell>
              <table:table-cell office:value-type="float" office:value="14730">
                <text:p>14730</text:p>
              </table:table-cell>
              <table:table-cell office:value-type="float" office:value="14692.5">
                <text:p>14692.5</text:p>
              </table:table-cell>
              <table:table-cell office:value-type="float" office:value="14692.5">
                <text:p>14692.5</text:p>
              </table:table-cell>
              <table:table-cell office:value-type="float" office:value="14627.1">
                <text:p>14627.1</text:p>
              </table:table-cell>
              <table:table-cell office:value-type="float" office:value="14627.1">
                <text:p>14627.1</text:p>
              </table:table-cell>
              <table:table-cell office:value-type="float" office:value="14554.2">
                <text:p>14554.2</text:p>
              </table:table-cell>
              <table:table-cell office:value-type="float" office:value="14461.2">
                <text:p>14461.2</text:p>
              </table:table-cell>
              <table:table-cell office:value-type="float" office:value="14461.2">
                <text:p>14461.2</text:p>
              </table:table-cell>
              <table:table-cell office:value-type="float" office:value="14461.2">
                <text:p>14461.2</text:p>
              </table:table-cell>
              <table:table-cell office:value-type="float" office:value="14461.2">
                <text:p>14461.2</text:p>
              </table:table-cell>
              <table:table-cell office:value-type="float" office:value="14461.2">
                <text:p>14461.2</text:p>
              </table:table-cell>
              <table:table-cell office:value-type="float" office:value="14461.2">
                <text:p>14461.2</text:p>
              </table:table-cell>
              <table:table-cell office:value-type="float" office:value="14461.2">
                <text:p>14461.2</text:p>
              </table:table-cell>
              <table:table-cell office:value-type="float" office:value="14410.9">
                <text:p>14410.9</text:p>
              </table:table-cell>
              <table:table-cell office:value-type="float" office:value="14410.9">
                <text:p>14410.9</text:p>
              </table:table-cell>
              <table:table-cell office:value-type="float" office:value="14410.9">
                <text:p>14410.9</text:p>
              </table:table-cell>
              <table:table-cell office:value-type="float" office:value="14410.9">
                <text:p>14410.9</text:p>
              </table:table-cell>
              <table:table-cell office:value-type="float" office:value="14204.3">
                <text:p>14204.3</text:p>
              </table:table-cell>
              <table:table-cell office:value-type="float" office:value="14204.3">
                <text:p>14204.3</text:p>
              </table:table-cell>
              <table:table-cell office:value-type="float" office:value="14204.3">
                <text:p>14204.3</text:p>
              </table:table-cell>
              <table:table-cell office:value-type="float" office:value="14204.3">
                <text:p>14204.3</text:p>
              </table:table-cell>
              <table:table-cell office:value-type="float" office:value="14204.3">
                <text:p>14204.3</text:p>
              </table:table-cell>
              <table:table-cell office:value-type="float" office:value="14204.3">
                <text:p>14204.3</text:p>
              </table:table-cell>
              <table:table-cell office:value-type="float" office:value="14039.9">
                <text:p>14039.9</text:p>
              </table:table-cell>
              <table:table-cell office:value-type="float" office:value="14039.9">
                <text:p>14039.9</text:p>
              </table:table-cell>
              <table:table-cell office:value-type="float" office:value="14039.9">
                <text:p>14039.9</text:p>
              </table:table-cell>
              <table:table-cell office:value-type="float" office:value="14039.9">
                <text:p>14039.9</text:p>
              </table:table-cell>
              <table:table-cell office:value-type="float" office:value="14039.9">
                <text:p>14039.9</text:p>
              </table:table-cell>
              <table:table-cell office:value-type="float" office:value="14039.9">
                <text:p>14039.9</text:p>
              </table:table-cell>
              <table:table-cell office:value-type="float" office:value="14039.9">
                <text:p>14039.9</text:p>
              </table:table-cell>
              <table:table-cell office:value-type="float" office:value="14039.9">
                <text:p>14039.9</text:p>
              </table:table-cell>
              <table:table-cell office:value-type="float" office:value="14039.9">
                <text:p>14039.9</text:p>
              </table:table-cell>
              <table:table-cell office:value-type="float" office:value="14039.9">
                <text:p>14039.9</text:p>
              </table:table-cell>
              <table:table-cell office:value-type="float" office:value="14039.9">
                <text:p>14039.9</text:p>
              </table:table-cell>
              <table:table-cell office:value-type="float" office:value="14039.9">
                <text:p>14039.9</text:p>
              </table:table-cell>
              <table:table-cell office:value-type="float" office:value="14039.9">
                <text:p>14039.9</text:p>
              </table:table-cell>
              <table:table-cell office:value-type="float" office:value="14039.9">
                <text:p>14039.9</text:p>
              </table:table-cell>
              <table:table-cell office:value-type="float" office:value="14039.9">
                <text:p>14039.9</text:p>
              </table:table-cell>
              <table:table-cell office:value-type="float" office:value="14039.9">
                <text:p>14039.9</text:p>
              </table:table-cell>
            </table:table-row>
            <table:table-row>
              <table:table-cell office:value-type="string">
                <text:p>Run: 2</text:p>
                <draw:g>
                  <svg:desc>Sheet1.G5:Sheet1.G5</svg:desc>
                </draw:g>
              </table:table-cell>
              <table:table-cell office:value-type="float" office:value="24180.1">
                <text:p>24180.1</text:p>
                <draw:g>
                  <svg:desc>Sheet1.A6:Sheet1.CR6</svg:desc>
                </draw:g>
              </table:table-cell>
              <table:table-cell office:value-type="float" office:value="23366.1">
                <text:p>23366.1</text:p>
              </table:table-cell>
              <table:table-cell office:value-type="float" office:value="23315.4">
                <text:p>23315.4</text:p>
              </table:table-cell>
              <table:table-cell office:value-type="float" office:value="23315.4">
                <text:p>23315.4</text:p>
              </table:table-cell>
              <table:table-cell office:value-type="float" office:value="23171">
                <text:p>23171</text:p>
              </table:table-cell>
              <table:table-cell office:value-type="float" office:value="23171">
                <text:p>23171</text:p>
              </table:table-cell>
              <table:table-cell office:value-type="float" office:value="23029.4">
                <text:p>23029.4</text:p>
              </table:table-cell>
              <table:table-cell office:value-type="float" office:value="22196.4">
                <text:p>22196.4</text:p>
              </table:table-cell>
              <table:table-cell office:value-type="float" office:value="22183.9">
                <text:p>22183.9</text:p>
              </table:table-cell>
              <table:table-cell office:value-type="float" office:value="22183.9">
                <text:p>22183.9</text:p>
              </table:table-cell>
              <table:table-cell office:value-type="float" office:value="22178.4">
                <text:p>22178.4</text:p>
              </table:table-cell>
              <table:table-cell office:value-type="float" office:value="21910.5">
                <text:p>21910.5</text:p>
              </table:table-cell>
              <table:table-cell office:value-type="float" office:value="21271.3">
                <text:p>21271.3</text:p>
              </table:table-cell>
              <table:table-cell office:value-type="float" office:value="20272.1">
                <text:p>20272.1</text:p>
              </table:table-cell>
              <table:table-cell office:value-type="float" office:value="20272.1">
                <text:p>20272.1</text:p>
              </table:table-cell>
              <table:table-cell office:value-type="float" office:value="20272.1">
                <text:p>20272.1</text:p>
              </table:table-cell>
              <table:table-cell office:value-type="float" office:value="20096.9">
                <text:p>20096.9</text:p>
              </table:table-cell>
              <table:table-cell office:value-type="float" office:value="19758.6">
                <text:p>19758.6</text:p>
              </table:table-cell>
              <table:table-cell office:value-type="float" office:value="19096.3">
                <text:p>19096.3</text:p>
              </table:table-cell>
              <table:table-cell office:value-type="float" office:value="18539.8">
                <text:p>18539.8</text:p>
              </table:table-cell>
              <table:table-cell office:value-type="float" office:value="18539.8">
                <text:p>18539.8</text:p>
              </table:table-cell>
              <table:table-cell office:value-type="float" office:value="18413.2">
                <text:p>18413.2</text:p>
              </table:table-cell>
              <table:table-cell office:value-type="float" office:value="18259.1">
                <text:p>18259.1</text:p>
              </table:table-cell>
              <table:table-cell office:value-type="float" office:value="18259.1">
                <text:p>18259.1</text:p>
              </table:table-cell>
              <table:table-cell office:value-type="float" office:value="18166">
                <text:p>18166</text:p>
              </table:table-cell>
              <table:table-cell office:value-type="float" office:value="17992.6">
                <text:p>17992.6</text:p>
              </table:table-cell>
              <table:table-cell office:value-type="float" office:value="17992.6">
                <text:p>17992.6</text:p>
              </table:table-cell>
              <table:table-cell office:value-type="float" office:value="17984.4">
                <text:p>17984.4</text:p>
              </table:table-cell>
              <table:table-cell office:value-type="float" office:value="17984.4">
                <text:p>17984.4</text:p>
              </table:table-cell>
              <table:table-cell office:value-type="float" office:value="17984.4">
                <text:p>17984.4</text:p>
              </table:table-cell>
              <table:table-cell office:value-type="float" office:value="17984.4">
                <text:p>17984.4</text:p>
              </table:table-cell>
              <table:table-cell office:value-type="float" office:value="17984.4">
                <text:p>17984.4</text:p>
              </table:table-cell>
              <table:table-cell office:value-type="float" office:value="17984.4">
                <text:p>17984.4</text:p>
              </table:table-cell>
              <table:table-cell office:value-type="float" office:value="17984.4">
                <text:p>17984.4</text:p>
              </table:table-cell>
              <table:table-cell office:value-type="float" office:value="17984.4">
                <text:p>17984.4</text:p>
              </table:table-cell>
              <table:table-cell office:value-type="float" office:value="17984.4">
                <text:p>17984.4</text:p>
              </table:table-cell>
              <table:table-cell office:value-type="float" office:value="17391.1">
                <text:p>17391.1</text:p>
              </table:table-cell>
              <table:table-cell office:value-type="float" office:value="17391.1">
                <text:p>17391.1</text:p>
              </table:table-cell>
              <table:table-cell office:value-type="float" office:value="17391.1">
                <text:p>17391.1</text:p>
              </table:table-cell>
              <table:table-cell office:value-type="float" office:value="17391.1">
                <text:p>17391.1</text:p>
              </table:table-cell>
              <table:table-cell office:value-type="float" office:value="17391.1">
                <text:p>17391.1</text:p>
              </table:table-cell>
              <table:table-cell office:value-type="float" office:value="17391.1">
                <text:p>17391.1</text:p>
              </table:table-cell>
              <table:table-cell office:value-type="float" office:value="17391.1">
                <text:p>17391.1</text:p>
              </table:table-cell>
              <table:table-cell office:value-type="float" office:value="17391.1">
                <text:p>17391.1</text:p>
              </table:table-cell>
              <table:table-cell office:value-type="float" office:value="17391.1">
                <text:p>17391.1</text:p>
              </table:table-cell>
              <table:table-cell office:value-type="float" office:value="17239.3">
                <text:p>17239.3</text:p>
              </table:table-cell>
              <table:table-cell office:value-type="float" office:value="17239.3">
                <text:p>17239.3</text:p>
              </table:table-cell>
              <table:table-cell office:value-type="float" office:value="17239.3">
                <text:p>17239.3</text:p>
              </table:table-cell>
              <table:table-cell office:value-type="float" office:value="17226.9">
                <text:p>17226.9</text:p>
              </table:table-cell>
              <table:table-cell office:value-type="float" office:value="17226.9">
                <text:p>17226.9</text:p>
              </table:table-cell>
              <table:table-cell office:value-type="float" office:value="16819">
                <text:p>16819</text:p>
              </table:table-cell>
              <table:table-cell office:value-type="float" office:value="16819">
                <text:p>16819</text:p>
              </table:table-cell>
              <table:table-cell office:value-type="float" office:value="16761.4">
                <text:p>16761.4</text:p>
              </table:table-cell>
              <table:table-cell office:value-type="float" office:value="16761.4">
                <text:p>16761.4</text:p>
              </table:table-cell>
              <table:table-cell office:value-type="float" office:value="16677.5">
                <text:p>16677.5</text:p>
              </table:table-cell>
              <table:table-cell office:value-type="float" office:value="16609.7">
                <text:p>16609.7</text:p>
              </table:table-cell>
              <table:table-cell office:value-type="float" office:value="16609.7">
                <text:p>16609.7</text:p>
              </table:table-cell>
              <table:table-cell office:value-type="float" office:value="16560.2">
                <text:p>16560.2</text:p>
              </table:table-cell>
              <table:table-cell office:value-type="float" office:value="16560.2">
                <text:p>16560.2</text:p>
              </table:table-cell>
              <table:table-cell office:value-type="float" office:value="16560.2">
                <text:p>16560.2</text:p>
              </table:table-cell>
              <table:table-cell office:value-type="float" office:value="16481.1">
                <text:p>16481.1</text:p>
              </table:table-cell>
              <table:table-cell office:value-type="float" office:value="16481.1">
                <text:p>16481.1</text:p>
              </table:table-cell>
              <table:table-cell office:value-type="float" office:value="16481.1">
                <text:p>16481.1</text:p>
              </table:table-cell>
              <table:table-cell office:value-type="float" office:value="16481.1">
                <text:p>16481.1</text:p>
              </table:table-cell>
              <table:table-cell office:value-type="float" office:value="16481.1">
                <text:p>16481.1</text:p>
              </table:table-cell>
              <table:table-cell office:value-type="float" office:value="16481.1">
                <text:p>16481.1</text:p>
              </table:table-cell>
              <table:table-cell office:value-type="float" office:value="16481.1">
                <text:p>16481.1</text:p>
              </table:table-cell>
              <table:table-cell office:value-type="float" office:value="16481.1">
                <text:p>16481.1</text:p>
              </table:table-cell>
              <table:table-cell office:value-type="float" office:value="16481.1">
                <text:p>16481.1</text:p>
              </table:table-cell>
              <table:table-cell office:value-type="float" office:value="16481.1">
                <text:p>16481.1</text:p>
              </table:table-cell>
              <table:table-cell office:value-type="float" office:value="16481.1">
                <text:p>16481.1</text:p>
              </table:table-cell>
              <table:table-cell office:value-type="float" office:value="16481.1">
                <text:p>16481.1</text:p>
              </table:table-cell>
              <table:table-cell office:value-type="float" office:value="16474.5">
                <text:p>16474.5</text:p>
              </table:table-cell>
              <table:table-cell office:value-type="float" office:value="16474.5">
                <text:p>16474.5</text:p>
              </table:table-cell>
              <table:table-cell office:value-type="float" office:value="16474.5">
                <text:p>16474.5</text:p>
              </table:table-cell>
              <table:table-cell office:value-type="float" office:value="16474.5">
                <text:p>16474.5</text:p>
              </table:table-cell>
              <table:table-cell office:value-type="float" office:value="16474.5">
                <text:p>16474.5</text:p>
              </table:table-cell>
              <table:table-cell office:value-type="float" office:value="16347.2">
                <text:p>16347.2</text:p>
              </table:table-cell>
              <table:table-cell office:value-type="float" office:value="16347.2">
                <text:p>16347.2</text:p>
              </table:table-cell>
              <table:table-cell office:value-type="float" office:value="16347.2">
                <text:p>16347.2</text:p>
              </table:table-cell>
              <table:table-cell office:value-type="float" office:value="16093.9">
                <text:p>16093.9</text:p>
              </table:table-cell>
              <table:table-cell office:value-type="float" office:value="16093.9">
                <text:p>16093.9</text:p>
              </table:table-cell>
              <table:table-cell office:value-type="float" office:value="16093.9">
                <text:p>16093.9</text:p>
              </table:table-cell>
              <table:table-cell office:value-type="float" office:value="16093.9">
                <text:p>16093.9</text:p>
              </table:table-cell>
              <table:table-cell office:value-type="float" office:value="16093.9">
                <text:p>16093.9</text:p>
              </table:table-cell>
              <table:table-cell office:value-type="float" office:value="16093.9">
                <text:p>16093.9</text:p>
              </table:table-cell>
              <table:table-cell office:value-type="float" office:value="16093.9">
                <text:p>16093.9</text:p>
              </table:table-cell>
              <table:table-cell office:value-type="float" office:value="16093.9">
                <text:p>16093.9</text:p>
              </table:table-cell>
              <table:table-cell office:value-type="float" office:value="16093.9">
                <text:p>16093.9</text:p>
              </table:table-cell>
              <table:table-cell office:value-type="float" office:value="16093.9">
                <text:p>16093.9</text:p>
              </table:table-cell>
              <table:table-cell office:value-type="float" office:value="16093.9">
                <text:p>16093.9</text:p>
              </table:table-cell>
              <table:table-cell office:value-type="float" office:value="16093.9">
                <text:p>16093.9</text:p>
              </table:table-cell>
              <table:table-cell office:value-type="float" office:value="16093.9">
                <text:p>16093.9</text:p>
              </table:table-cell>
              <table:table-cell office:value-type="float" office:value="16093.9">
                <text:p>16093.9</text:p>
              </table:table-cell>
              <table:table-cell office:value-type="float" office:value="16093.9">
                <text:p>16093.9</text:p>
              </table:table-cell>
              <table:table-cell office:value-type="float" office:value="16093.9">
                <text:p>16093.9</text:p>
              </table:table-cell>
            </table:table-row>
            <table:table-row>
              <table:table-cell office:value-type="string">
                <text:p>Run: 3</text:p>
                <draw:g>
                  <svg:desc>Sheet1.G9:Sheet1.G9</svg:desc>
                </draw:g>
              </table:table-cell>
              <table:table-cell office:value-type="float" office:value="25494.1">
                <text:p>25494.1</text:p>
                <draw:g>
                  <svg:desc>Sheet1.A10:Sheet1.EA10</svg:desc>
                </draw:g>
              </table:table-cell>
              <table:table-cell office:value-type="float" office:value="24281.7">
                <text:p>24281.7</text:p>
              </table:table-cell>
              <table:table-cell office:value-type="float" office:value="24212.5">
                <text:p>24212.5</text:p>
              </table:table-cell>
              <table:table-cell office:value-type="float" office:value="22952.3">
                <text:p>22952.3</text:p>
              </table:table-cell>
              <table:table-cell office:value-type="float" office:value="22952.3">
                <text:p>22952.3</text:p>
              </table:table-cell>
              <table:table-cell office:value-type="float" office:value="22162.3">
                <text:p>22162.3</text:p>
              </table:table-cell>
              <table:table-cell office:value-type="float" office:value="22162.3">
                <text:p>22162.3</text:p>
              </table:table-cell>
              <table:table-cell office:value-type="float" office:value="22162.3">
                <text:p>22162.3</text:p>
              </table:table-cell>
              <table:table-cell office:value-type="float" office:value="21308.4">
                <text:p>21308.4</text:p>
              </table:table-cell>
              <table:table-cell office:value-type="float" office:value="21308.4">
                <text:p>21308.4</text:p>
              </table:table-cell>
              <table:table-cell office:value-type="float" office:value="21308.4">
                <text:p>21308.4</text:p>
              </table:table-cell>
              <table:table-cell office:value-type="float" office:value="21308.4">
                <text:p>21308.4</text:p>
              </table:table-cell>
              <table:table-cell office:value-type="float" office:value="21195.8">
                <text:p>21195.8</text:p>
              </table:table-cell>
              <table:table-cell office:value-type="float" office:value="20657.7">
                <text:p>20657.7</text:p>
              </table:table-cell>
              <table:table-cell office:value-type="float" office:value="20640.9">
                <text:p>20640.9</text:p>
              </table:table-cell>
              <table:table-cell office:value-type="float" office:value="20510.5">
                <text:p>20510.5</text:p>
              </table:table-cell>
              <table:table-cell office:value-type="float" office:value="19857.4">
                <text:p>19857.4</text:p>
              </table:table-cell>
              <table:table-cell office:value-type="float" office:value="19830.3">
                <text:p>19830.3</text:p>
              </table:table-cell>
              <table:table-cell office:value-type="float" office:value="19830.3">
                <text:p>19830.3</text:p>
              </table:table-cell>
              <table:table-cell office:value-type="float" office:value="19658.8">
                <text:p>19658.8</text:p>
              </table:table-cell>
              <table:table-cell office:value-type="float" office:value="19616.6">
                <text:p>19616.6</text:p>
              </table:table-cell>
              <table:table-cell office:value-type="float" office:value="19542.5">
                <text:p>19542.5</text:p>
              </table:table-cell>
              <table:table-cell office:value-type="float" office:value="19542.5">
                <text:p>19542.5</text:p>
              </table:table-cell>
              <table:table-cell office:value-type="float" office:value="19538">
                <text:p>19538</text:p>
              </table:table-cell>
              <table:table-cell office:value-type="float" office:value="19538">
                <text:p>19538</text:p>
              </table:table-cell>
              <table:table-cell office:value-type="float" office:value="19538">
                <text:p>19538</text:p>
              </table:table-cell>
              <table:table-cell office:value-type="float" office:value="19486">
                <text:p>19486</text:p>
              </table:table-cell>
              <table:table-cell office:value-type="float" office:value="19486">
                <text:p>19486</text:p>
              </table:table-cell>
              <table:table-cell office:value-type="float" office:value="19486">
                <text:p>19486</text:p>
              </table:table-cell>
              <table:table-cell office:value-type="float" office:value="19486">
                <text:p>19486</text:p>
              </table:table-cell>
              <table:table-cell office:value-type="float" office:value="19486">
                <text:p>19486</text:p>
              </table:table-cell>
              <table:table-cell office:value-type="float" office:value="19486">
                <text:p>19486</text:p>
              </table:table-cell>
              <table:table-cell office:value-type="float" office:value="19486">
                <text:p>19486</text:p>
              </table:table-cell>
              <table:table-cell office:value-type="float" office:value="19486">
                <text:p>19486</text:p>
              </table:table-cell>
              <table:table-cell office:value-type="float" office:value="19486">
                <text:p>19486</text:p>
              </table:table-cell>
              <table:table-cell office:value-type="float" office:value="19486">
                <text:p>19486</text:p>
              </table:table-cell>
              <table:table-cell office:value-type="float" office:value="19486">
                <text:p>19486</text:p>
              </table:table-cell>
              <table:table-cell office:value-type="float" office:value="19486">
                <text:p>19486</text:p>
              </table:table-cell>
              <table:table-cell office:value-type="float" office:value="19486">
                <text:p>19486</text:p>
              </table:table-cell>
              <table:table-cell office:value-type="float" office:value="19247.7">
                <text:p>19247.7</text:p>
              </table:table-cell>
              <table:table-cell office:value-type="float" office:value="19241.6">
                <text:p>19241.6</text:p>
              </table:table-cell>
              <table:table-cell office:value-type="float" office:value="19228">
                <text:p>19228</text:p>
              </table:table-cell>
              <table:table-cell office:value-type="float" office:value="19058.9">
                <text:p>19058.9</text:p>
              </table:table-cell>
              <table:table-cell office:value-type="float" office:value="18636.3">
                <text:p>18636.3</text:p>
              </table:table-cell>
              <table:table-cell office:value-type="float" office:value="18636.3">
                <text:p>18636.3</text:p>
              </table:table-cell>
              <table:table-cell office:value-type="float" office:value="18588.7">
                <text:p>18588.7</text:p>
              </table:table-cell>
              <table:table-cell office:value-type="float" office:value="18588.7">
                <text:p>18588.7</text:p>
              </table:table-cell>
              <table:table-cell office:value-type="float" office:value="18580.8">
                <text:p>18580.8</text:p>
              </table:table-cell>
              <table:table-cell office:value-type="float" office:value="18580.8">
                <text:p>18580.8</text:p>
              </table:table-cell>
              <table:table-cell office:value-type="float" office:value="18397.9">
                <text:p>18397.9</text:p>
              </table:table-cell>
              <table:table-cell office:value-type="float" office:value="18397.9">
                <text:p>18397.9</text:p>
              </table:table-cell>
              <table:table-cell office:value-type="float" office:value="18397.9">
                <text:p>18397.9</text:p>
              </table:table-cell>
              <table:table-cell office:value-type="float" office:value="18333.9">
                <text:p>18333.9</text:p>
              </table:table-cell>
              <table:table-cell office:value-type="float" office:value="18213.7">
                <text:p>18213.7</text:p>
              </table:table-cell>
              <table:table-cell office:value-type="float" office:value="18213.7">
                <text:p>18213.7</text:p>
              </table:table-cell>
              <table:table-cell office:value-type="float" office:value="18213.7">
                <text:p>18213.7</text:p>
              </table:table-cell>
              <table:table-cell office:value-type="float" office:value="18181.4">
                <text:p>18181.4</text:p>
              </table:table-cell>
              <table:table-cell office:value-type="float" office:value="18127.9">
                <text:p>18127.9</text:p>
              </table:table-cell>
              <table:table-cell office:value-type="float" office:value="18050.4">
                <text:p>18050.4</text:p>
              </table:table-cell>
              <table:table-cell office:value-type="float" office:value="18021.6">
                <text:p>18021.6</text:p>
              </table:table-cell>
              <table:table-cell office:value-type="float" office:value="17576.6">
                <text:p>17576.6</text:p>
              </table:table-cell>
              <table:table-cell office:value-type="float" office:value="17576.6">
                <text:p>17576.6</text:p>
              </table:table-cell>
              <table:table-cell office:value-type="float" office:value="17576.6">
                <text:p>17576.6</text:p>
              </table:table-cell>
              <table:table-cell office:value-type="float" office:value="17414.9">
                <text:p>17414.9</text:p>
              </table:table-cell>
              <table:table-cell office:value-type="float" office:value="17337.4">
                <text:p>17337.4</text:p>
              </table:table-cell>
              <table:table-cell office:value-type="float" office:value="17337.4">
                <text:p>17337.4</text:p>
              </table:table-cell>
              <table:table-cell office:value-type="float" office:value="17337.4">
                <text:p>17337.4</text:p>
              </table:table-cell>
              <table:table-cell office:value-type="float" office:value="17337.4">
                <text:p>17337.4</text:p>
              </table:table-cell>
              <table:table-cell office:value-type="float" office:value="17337.4">
                <text:p>17337.4</text:p>
              </table:table-cell>
              <table:table-cell office:value-type="float" office:value="17337.4">
                <text:p>17337.4</text:p>
              </table:table-cell>
              <table:table-cell office:value-type="float" office:value="17337.4">
                <text:p>17337.4</text:p>
              </table:table-cell>
              <table:table-cell office:value-type="float" office:value="17337.4">
                <text:p>17337.4</text:p>
              </table:table-cell>
              <table:table-cell office:value-type="float" office:value="17337.4">
                <text:p>17337.4</text:p>
              </table:table-cell>
              <table:table-cell office:value-type="float" office:value="17337.4">
                <text:p>17337.4</text:p>
              </table:table-cell>
              <table:table-cell office:value-type="float" office:value="17337.4">
                <text:p>17337.4</text:p>
              </table:table-cell>
              <table:table-cell office:value-type="float" office:value="17298.5">
                <text:p>17298.5</text:p>
              </table:table-cell>
              <table:table-cell office:value-type="float" office:value="17298.5">
                <text:p>17298.5</text:p>
              </table:table-cell>
              <table:table-cell office:value-type="float" office:value="17058">
                <text:p>17058</text:p>
              </table:table-cell>
              <table:table-cell office:value-type="float" office:value="17058">
                <text:p>17058</text:p>
              </table:table-cell>
              <table:table-cell office:value-type="float" office:value="17058">
                <text:p>17058</text:p>
              </table:table-cell>
              <table:table-cell office:value-type="float" office:value="17058">
                <text:p>17058</text:p>
              </table:table-cell>
              <table:table-cell office:value-type="float" office:value="16734.3">
                <text:p>16734.3</text:p>
              </table:table-cell>
              <table:table-cell office:value-type="float" office:value="16627.2">
                <text:p>16627.2</text:p>
              </table:table-cell>
              <table:table-cell office:value-type="float" office:value="16459.3">
                <text:p>16459.3</text:p>
              </table:table-cell>
              <table:table-cell office:value-type="float" office:value="16459.3">
                <text:p>16459.3</text:p>
              </table:table-cell>
              <table:table-cell office:value-type="float" office:value="16247.4">
                <text:p>16247.4</text:p>
              </table:table-cell>
              <table:table-cell office:value-type="float" office:value="16247.4">
                <text:p>16247.4</text:p>
              </table:table-cell>
              <table:table-cell office:value-type="float" office:value="16247.4">
                <text:p>16247.4</text:p>
              </table:table-cell>
              <table:table-cell office:value-type="float" office:value="16240.2">
                <text:p>16240.2</text:p>
              </table:table-cell>
              <table:table-cell office:value-type="float" office:value="16240.2">
                <text:p>16240.2</text:p>
              </table:table-cell>
              <table:table-cell office:value-type="float" office:value="16240.2">
                <text:p>16240.2</text:p>
              </table:table-cell>
              <table:table-cell office:value-type="float" office:value="16240.2">
                <text:p>16240.2</text:p>
              </table:table-cell>
              <table:table-cell office:value-type="float" office:value="16240.2">
                <text:p>16240.2</text:p>
              </table:table-cell>
              <table:table-cell office:value-type="float" office:value="16240.2">
                <text:p>16240.2</text:p>
              </table:table-cell>
              <table:table-cell office:value-type="float" office:value="16240.2">
                <text:p>16240.2</text:p>
              </table:table-cell>
              <table:table-cell office:value-type="float" office:value="16240.2">
                <text:p>16240.2</text:p>
              </table:table-cell>
              <table:table-cell office:value-type="float" office:value="16240.2">
                <text:p>16240.2</text:p>
              </table:table-cell>
              <table:table-cell office:value-type="float" office:value="16133.8">
                <text:p>16133.8</text:p>
              </table:table-cell>
              <table:table-cell office:value-type="float" office:value="16133.8">
                <text:p>16133.8</text:p>
              </table:table-cell>
              <table:table-cell office:value-type="float" office:value="16133.8">
                <text:p>16133.8</text:p>
              </table:table-cell>
              <table:table-cell office:value-type="float" office:value="16133.8">
                <text:p>16133.8</text:p>
              </table:table-cell>
              <table:table-cell office:value-type="float" office:value="16133.8">
                <text:p>16133.8</text:p>
              </table:table-cell>
              <table:table-cell office:value-type="float" office:value="16089">
                <text:p>16089</text:p>
              </table:table-cell>
              <table:table-cell office:value-type="float" office:value="15771.7">
                <text:p>15771.7</text:p>
              </table:table-cell>
              <table:table-cell office:value-type="float" office:value="15632.9">
                <text:p>15632.9</text:p>
              </table:table-cell>
              <table:table-cell office:value-type="float" office:value="15513.4">
                <text:p>15513.4</text:p>
              </table:table-cell>
              <table:table-cell office:value-type="float" office:value="15423.5">
                <text:p>15423.5</text:p>
              </table:table-cell>
              <table:table-cell office:value-type="float" office:value="15423.5">
                <text:p>15423.5</text:p>
              </table:table-cell>
              <table:table-cell office:value-type="float" office:value="15423.5">
                <text:p>15423.5</text:p>
              </table:table-cell>
              <table:table-cell office:value-type="float" office:value="15423.5">
                <text:p>15423.5</text:p>
              </table:table-cell>
              <table:table-cell office:value-type="float" office:value="15423.5">
                <text:p>15423.5</text:p>
              </table:table-cell>
              <table:table-cell office:value-type="float" office:value="15423.5">
                <text:p>15423.5</text:p>
              </table:table-cell>
              <table:table-cell office:value-type="float" office:value="15423.5">
                <text:p>15423.5</text:p>
              </table:table-cell>
              <table:table-cell office:value-type="float" office:value="15423.5">
                <text:p>15423.5</text:p>
              </table:table-cell>
              <table:table-cell office:value-type="float" office:value="15423.5">
                <text:p>15423.5</text:p>
              </table:table-cell>
              <table:table-cell office:value-type="float" office:value="15370.4">
                <text:p>15370.4</text:p>
              </table:table-cell>
              <table:table-cell office:value-type="float" office:value="15370.4">
                <text:p>15370.4</text:p>
              </table:table-cell>
              <table:table-cell office:value-type="float" office:value="15370.4">
                <text:p>15370.4</text:p>
              </table:table-cell>
              <table:table-cell office:value-type="float" office:value="15370.4">
                <text:p>15370.4</text:p>
              </table:table-cell>
              <table:table-cell office:value-type="float" office:value="15370.4">
                <text:p>15370.4</text:p>
              </table:table-cell>
              <table:table-cell office:value-type="float" office:value="15370.4">
                <text:p>15370.4</text:p>
              </table:table-cell>
              <table:table-cell office:value-type="float" office:value="15370.4">
                <text:p>15370.4</text:p>
              </table:table-cell>
              <table:table-cell office:value-type="float" office:value="15370.4">
                <text:p>15370.4</text:p>
              </table:table-cell>
              <table:table-cell office:value-type="float" office:value="15370.4">
                <text:p>15370.4</text:p>
              </table:table-cell>
              <table:table-cell office:value-type="float" office:value="15370.4">
                <text:p>15370.4</text:p>
              </table:table-cell>
              <table:table-cell office:value-type="float" office:value="15370.4">
                <text:p>15370.4</text:p>
              </table:table-cell>
              <table:table-cell office:value-type="float" office:value="15370.4">
                <text:p>15370.4</text:p>
              </table:table-cell>
              <table:table-cell office:value-type="float" office:value="15370.4">
                <text:p>15370.4</text:p>
              </table:table-cell>
              <table:table-cell office:value-type="float" office:value="15370.4">
                <text:p>15370.4</text:p>
              </table:table-cell>
              <table:table-cell office:value-type="float" office:value="15370.4">
                <text:p>15370.4</text:p>
              </table:table-cell>
              <table:table-cell office:value-type="float" office:value="15370.4">
                <text:p>15370.4</text:p>
              </table:table-cell>
            </table:table-row>
            <table:table-row>
              <table:table-cell office:value-type="string">
                <text:p>Run: 4</text:p>
                <draw:g>
                  <svg:desc>Sheet1.G13:Sheet1.G13</svg:desc>
                </draw:g>
              </table:table-cell>
              <table:table-cell office:value-type="float" office:value="24928.9">
                <text:p>24928.9</text:p>
                <draw:g>
                  <svg:desc>Sheet1.A14:Sheet1.CJ14</svg:desc>
                </draw:g>
              </table:table-cell>
              <table:table-cell office:value-type="float" office:value="24928.9">
                <text:p>24928.9</text:p>
              </table:table-cell>
              <table:table-cell office:value-type="float" office:value="24928.9">
                <text:p>24928.9</text:p>
              </table:table-cell>
              <table:table-cell office:value-type="float" office:value="24201.5">
                <text:p>24201.5</text:p>
              </table:table-cell>
              <table:table-cell office:value-type="float" office:value="23241.5">
                <text:p>23241.5</text:p>
              </table:table-cell>
              <table:table-cell office:value-type="float" office:value="21205.7">
                <text:p>21205.7</text:p>
              </table:table-cell>
              <table:table-cell office:value-type="float" office:value="21205.7">
                <text:p>21205.7</text:p>
              </table:table-cell>
              <table:table-cell office:value-type="float" office:value="21205.7">
                <text:p>21205.7</text:p>
              </table:table-cell>
              <table:table-cell office:value-type="float" office:value="20821.2">
                <text:p>20821.2</text:p>
              </table:table-cell>
              <table:table-cell office:value-type="float" office:value="20821.2">
                <text:p>20821.2</text:p>
              </table:table-cell>
              <table:table-cell office:value-type="float" office:value="20480.7">
                <text:p>20480.7</text:p>
              </table:table-cell>
              <table:table-cell office:value-type="float" office:value="20142.7">
                <text:p>20142.7</text:p>
              </table:table-cell>
              <table:table-cell office:value-type="float" office:value="20142.7">
                <text:p>20142.7</text:p>
              </table:table-cell>
              <table:table-cell office:value-type="float" office:value="20142.7">
                <text:p>20142.7</text:p>
              </table:table-cell>
              <table:table-cell office:value-type="float" office:value="19836.5">
                <text:p>19836.5</text:p>
              </table:table-cell>
              <table:table-cell office:value-type="float" office:value="19836.5">
                <text:p>19836.5</text:p>
              </table:table-cell>
              <table:table-cell office:value-type="float" office:value="19341.5">
                <text:p>19341.5</text:p>
              </table:table-cell>
              <table:table-cell office:value-type="float" office:value="18892">
                <text:p>18892</text:p>
              </table:table-cell>
              <table:table-cell office:value-type="float" office:value="18676.5">
                <text:p>18676.5</text:p>
              </table:table-cell>
              <table:table-cell office:value-type="float" office:value="18460.1">
                <text:p>18460.1</text:p>
              </table:table-cell>
              <table:table-cell office:value-type="float" office:value="18153.1">
                <text:p>18153.1</text:p>
              </table:table-cell>
              <table:table-cell office:value-type="float" office:value="18018.2">
                <text:p>18018.2</text:p>
              </table:table-cell>
              <table:table-cell office:value-type="float" office:value="16896.3">
                <text:p>16896.3</text:p>
              </table:table-cell>
              <table:table-cell office:value-type="float" office:value="16896.3">
                <text:p>16896.3</text:p>
              </table:table-cell>
              <table:table-cell office:value-type="float" office:value="16291">
                <text:p>16291</text:p>
              </table:table-cell>
              <table:table-cell office:value-type="float" office:value="16291">
                <text:p>16291</text:p>
              </table:table-cell>
              <table:table-cell office:value-type="float" office:value="16191.4">
                <text:p>16191.4</text:p>
              </table:table-cell>
              <table:table-cell office:value-type="float" office:value="16191.4">
                <text:p>16191.4</text:p>
              </table:table-cell>
              <table:table-cell office:value-type="float" office:value="15922.9">
                <text:p>15922.9</text:p>
              </table:table-cell>
              <table:table-cell office:value-type="float" office:value="15826">
                <text:p>15826</text:p>
              </table:table-cell>
              <table:table-cell office:value-type="float" office:value="15826">
                <text:p>15826</text:p>
              </table:table-cell>
              <table:table-cell office:value-type="float" office:value="15826">
                <text:p>15826</text:p>
              </table:table-cell>
              <table:table-cell office:value-type="float" office:value="15826">
                <text:p>15826</text:p>
              </table:table-cell>
              <table:table-cell office:value-type="float" office:value="15826">
                <text:p>15826</text:p>
              </table:table-cell>
              <table:table-cell office:value-type="float" office:value="15826">
                <text:p>15826</text:p>
              </table:table-cell>
              <table:table-cell office:value-type="float" office:value="15826">
                <text:p>15826</text:p>
              </table:table-cell>
              <table:table-cell office:value-type="float" office:value="15826">
                <text:p>15826</text:p>
              </table:table-cell>
              <table:table-cell office:value-type="float" office:value="15826">
                <text:p>15826</text:p>
              </table:table-cell>
              <table:table-cell office:value-type="float" office:value="15826">
                <text:p>15826</text:p>
              </table:table-cell>
              <table:table-cell office:value-type="float" office:value="15826">
                <text:p>15826</text:p>
              </table:table-cell>
              <table:table-cell office:value-type="float" office:value="15826">
                <text:p>15826</text:p>
              </table:table-cell>
              <table:table-cell office:value-type="float" office:value="15826">
                <text:p>15826</text:p>
              </table:table-cell>
              <table:table-cell office:value-type="float" office:value="15826">
                <text:p>15826</text:p>
              </table:table-cell>
              <table:table-cell office:value-type="float" office:value="15740.2">
                <text:p>15740.2</text:p>
              </table:table-cell>
              <table:table-cell office:value-type="float" office:value="15483.3">
                <text:p>15483.3</text:p>
              </table:table-cell>
              <table:table-cell office:value-type="float" office:value="15483.3">
                <text:p>15483.3</text:p>
              </table:table-cell>
              <table:table-cell office:value-type="float" office:value="15483.3">
                <text:p>15483.3</text:p>
              </table:table-cell>
              <table:table-cell office:value-type="float" office:value="15483.3">
                <text:p>15483.3</text:p>
              </table:table-cell>
              <table:table-cell office:value-type="float" office:value="15483.3">
                <text:p>15483.3</text:p>
              </table:table-cell>
              <table:table-cell office:value-type="float" office:value="15367.9">
                <text:p>15367.9</text:p>
              </table:table-cell>
              <table:table-cell office:value-type="float" office:value="15367.9">
                <text:p>15367.9</text:p>
              </table:table-cell>
              <table:table-cell office:value-type="float" office:value="15367.9">
                <text:p>15367.9</text:p>
              </table:table-cell>
              <table:table-cell office:value-type="float" office:value="15367.9">
                <text:p>15367.9</text:p>
              </table:table-cell>
              <table:table-cell office:value-type="float" office:value="15341.2">
                <text:p>15341.2</text:p>
              </table:table-cell>
              <table:table-cell office:value-type="float" office:value="15290.9">
                <text:p>15290.9</text:p>
              </table:table-cell>
              <table:table-cell office:value-type="float" office:value="15290.9">
                <text:p>15290.9</text:p>
              </table:table-cell>
              <table:table-cell office:value-type="float" office:value="15160.8">
                <text:p>15160.8</text:p>
              </table:table-cell>
              <table:table-cell office:value-type="float" office:value="15113.1">
                <text:p>15113.1</text:p>
              </table:table-cell>
              <table:table-cell office:value-type="float" office:value="15113.1">
                <text:p>15113.1</text:p>
              </table:table-cell>
              <table:table-cell office:value-type="float" office:value="15113.1">
                <text:p>15113.1</text:p>
              </table:table-cell>
              <table:table-cell office:value-type="float" office:value="15113.1">
                <text:p>15113.1</text:p>
              </table:table-cell>
              <table:table-cell office:value-type="float" office:value="15113.1">
                <text:p>15113.1</text:p>
              </table:table-cell>
              <table:table-cell office:value-type="float" office:value="15113.1">
                <text:p>15113.1</text:p>
              </table:table-cell>
              <table:table-cell office:value-type="float" office:value="15113.1">
                <text:p>15113.1</text:p>
              </table:table-cell>
              <table:table-cell office:value-type="float" office:value="15113.1">
                <text:p>15113.1</text:p>
              </table:table-cell>
              <table:table-cell office:value-type="float" office:value="15113.1">
                <text:p>15113.1</text:p>
              </table:table-cell>
              <table:table-cell office:value-type="float" office:value="15113.1">
                <text:p>15113.1</text:p>
              </table:table-cell>
              <table:table-cell office:value-type="float" office:value="15113.1">
                <text:p>15113.1</text:p>
              </table:table-cell>
              <table:table-cell office:value-type="float" office:value="15038.4">
                <text:p>15038.4</text:p>
              </table:table-cell>
              <table:table-cell office:value-type="float" office:value="15038.4">
                <text:p>15038.4</text:p>
              </table:table-cell>
              <table:table-cell office:value-type="float" office:value="15038.4">
                <text:p>15038.4</text:p>
              </table:table-cell>
              <table:table-cell office:value-type="float" office:value="14989.6">
                <text:p>14989.6</text:p>
              </table:table-cell>
              <table:table-cell office:value-type="float" office:value="14827.2">
                <text:p>14827.2</text:p>
              </table:table-cell>
              <table:table-cell office:value-type="float" office:value="14827.2">
                <text:p>14827.2</text:p>
              </table:table-cell>
              <table:table-cell office:value-type="float" office:value="14827.2">
                <text:p>14827.2</text:p>
              </table:table-cell>
              <table:table-cell office:value-type="float" office:value="14827.2">
                <text:p>14827.2</text:p>
              </table:table-cell>
              <table:table-cell office:value-type="float" office:value="14827.2">
                <text:p>14827.2</text:p>
              </table:table-cell>
              <table:table-cell office:value-type="float" office:value="14827.2">
                <text:p>14827.2</text:p>
              </table:table-cell>
              <table:table-cell office:value-type="float" office:value="14827.2">
                <text:p>14827.2</text:p>
              </table:table-cell>
              <table:table-cell office:value-type="float" office:value="14827.2">
                <text:p>14827.2</text:p>
              </table:table-cell>
              <table:table-cell office:value-type="float" office:value="14827.2">
                <text:p>14827.2</text:p>
              </table:table-cell>
              <table:table-cell office:value-type="float" office:value="14827.2">
                <text:p>14827.2</text:p>
              </table:table-cell>
              <table:table-cell office:value-type="float" office:value="14827.2">
                <text:p>14827.2</text:p>
              </table:table-cell>
              <table:table-cell office:value-type="float" office:value="14827.2">
                <text:p>14827.2</text:p>
              </table:table-cell>
              <table:table-cell office:value-type="float" office:value="14827.2">
                <text:p>14827.2</text:p>
              </table:table-cell>
              <table:table-cell office:value-type="float" office:value="14827.2">
                <text:p>14827.2</text:p>
              </table:table-cell>
              <table:table-cell office:value-type="float" office:value="14827.2">
                <text:p>14827.2</text:p>
              </table:table-cell>
              <table:table-cell office:value-type="float" office:value="14827.2">
                <text:p>14827.2</text:p>
              </table:table-cell>
            </table:table-row>
            <table:table-row>
              <table:table-cell office:value-type="string">
                <text:p>Run: 5</text:p>
                <draw:g>
                  <svg:desc>Sheet1.G17:Sheet1.G17</svg:desc>
                </draw:g>
              </table:table-cell>
              <table:table-cell office:value-type="float" office:value="25405.4">
                <text:p>25405.4</text:p>
                <draw:g>
                  <svg:desc>Sheet1.A18:Sheet1.DE18</svg:desc>
                </draw:g>
              </table:table-cell>
              <table:table-cell office:value-type="float" office:value="23570">
                <text:p>23570</text:p>
              </table:table-cell>
              <table:table-cell office:value-type="float" office:value="23310.6">
                <text:p>23310.6</text:p>
              </table:table-cell>
              <table:table-cell office:value-type="float" office:value="23310.6">
                <text:p>23310.6</text:p>
              </table:table-cell>
              <table:table-cell office:value-type="float" office:value="23310.6">
                <text:p>23310.6</text:p>
              </table:table-cell>
              <table:table-cell office:value-type="float" office:value="21433.5">
                <text:p>21433.5</text:p>
              </table:table-cell>
              <table:table-cell office:value-type="float" office:value="21416.9">
                <text:p>21416.9</text:p>
              </table:table-cell>
              <table:table-cell office:value-type="float" office:value="21416.9">
                <text:p>21416.9</text:p>
              </table:table-cell>
              <table:table-cell office:value-type="float" office:value="20089.6">
                <text:p>20089.6</text:p>
              </table:table-cell>
              <table:table-cell office:value-type="float" office:value="20089.6">
                <text:p>20089.6</text:p>
              </table:table-cell>
              <table:table-cell office:value-type="float" office:value="20089.6">
                <text:p>20089.6</text:p>
              </table:table-cell>
              <table:table-cell office:value-type="float" office:value="18843.2">
                <text:p>18843.2</text:p>
              </table:table-cell>
              <table:table-cell office:value-type="float" office:value="18781.6">
                <text:p>18781.6</text:p>
              </table:table-cell>
              <table:table-cell office:value-type="float" office:value="18213.4">
                <text:p>18213.4</text:p>
              </table:table-cell>
              <table:table-cell office:value-type="float" office:value="17969.9">
                <text:p>17969.9</text:p>
              </table:table-cell>
              <table:table-cell office:value-type="float" office:value="17926.5">
                <text:p>17926.5</text:p>
              </table:table-cell>
              <table:table-cell office:value-type="float" office:value="17474.7">
                <text:p>17474.7</text:p>
              </table:table-cell>
              <table:table-cell office:value-type="float" office:value="17383">
                <text:p>17383</text:p>
              </table:table-cell>
              <table:table-cell office:value-type="float" office:value="17219.1">
                <text:p>17219.1</text:p>
              </table:table-cell>
              <table:table-cell office:value-type="float" office:value="17143.9">
                <text:p>17143.9</text:p>
              </table:table-cell>
              <table:table-cell office:value-type="float" office:value="17097.9">
                <text:p>17097.9</text:p>
              </table:table-cell>
              <table:table-cell office:value-type="float" office:value="16740.1">
                <text:p>16740.1</text:p>
              </table:table-cell>
              <table:table-cell office:value-type="float" office:value="16733.6">
                <text:p>16733.6</text:p>
              </table:table-cell>
              <table:table-cell office:value-type="float" office:value="16660.5">
                <text:p>16660.5</text:p>
              </table:table-cell>
              <table:table-cell office:value-type="float" office:value="16562.2">
                <text:p>16562.2</text:p>
              </table:table-cell>
              <table:table-cell office:value-type="float" office:value="16562.2">
                <text:p>16562.2</text:p>
              </table:table-cell>
              <table:table-cell office:value-type="float" office:value="16562.2">
                <text:p>16562.2</text:p>
              </table:table-cell>
              <table:table-cell office:value-type="float" office:value="16562.2">
                <text:p>16562.2</text:p>
              </table:table-cell>
              <table:table-cell office:value-type="float" office:value="16298.2">
                <text:p>16298.2</text:p>
              </table:table-cell>
              <table:table-cell office:value-type="float" office:value="16298.2">
                <text:p>16298.2</text:p>
              </table:table-cell>
              <table:table-cell office:value-type="float" office:value="16281.1">
                <text:p>16281.1</text:p>
              </table:table-cell>
              <table:table-cell office:value-type="float" office:value="16281.1">
                <text:p>16281.1</text:p>
              </table:table-cell>
              <table:table-cell office:value-type="float" office:value="16281.1">
                <text:p>16281.1</text:p>
              </table:table-cell>
              <table:table-cell office:value-type="float" office:value="16281.1">
                <text:p>16281.1</text:p>
              </table:table-cell>
              <table:table-cell office:value-type="float" office:value="16281.1">
                <text:p>16281.1</text:p>
              </table:table-cell>
              <table:table-cell office:value-type="float" office:value="16262.8">
                <text:p>16262.8</text:p>
              </table:table-cell>
              <table:table-cell office:value-type="float" office:value="16002.6">
                <text:p>16002.6</text:p>
              </table:table-cell>
              <table:table-cell office:value-type="float" office:value="15943.6">
                <text:p>15943.6</text:p>
              </table:table-cell>
              <table:table-cell office:value-type="float" office:value="15943.6">
                <text:p>15943.6</text:p>
              </table:table-cell>
              <table:table-cell office:value-type="float" office:value="15943.6">
                <text:p>15943.6</text:p>
              </table:table-cell>
              <table:table-cell office:value-type="float" office:value="15943.6">
                <text:p>15943.6</text:p>
              </table:table-cell>
              <table:table-cell office:value-type="float" office:value="15943.6">
                <text:p>15943.6</text:p>
              </table:table-cell>
              <table:table-cell office:value-type="float" office:value="15943.6">
                <text:p>15943.6</text:p>
              </table:table-cell>
              <table:table-cell office:value-type="float" office:value="15890.1">
                <text:p>15890.1</text:p>
              </table:table-cell>
              <table:table-cell office:value-type="float" office:value="15890.1">
                <text:p>15890.1</text:p>
              </table:table-cell>
              <table:table-cell office:value-type="float" office:value="15890.1">
                <text:p>15890.1</text:p>
              </table:table-cell>
              <table:table-cell office:value-type="float" office:value="15890.1">
                <text:p>15890.1</text:p>
              </table:table-cell>
              <table:table-cell office:value-type="float" office:value="15890.1">
                <text:p>15890.1</text:p>
              </table:table-cell>
              <table:table-cell office:value-type="float" office:value="15890.1">
                <text:p>15890.1</text:p>
              </table:table-cell>
              <table:table-cell office:value-type="float" office:value="15828.2">
                <text:p>15828.2</text:p>
              </table:table-cell>
              <table:table-cell office:value-type="float" office:value="15828.2">
                <text:p>15828.2</text:p>
              </table:table-cell>
              <table:table-cell office:value-type="float" office:value="15828.2">
                <text:p>15828.2</text:p>
              </table:table-cell>
              <table:table-cell office:value-type="float" office:value="15828.2">
                <text:p>15828.2</text:p>
              </table:table-cell>
              <table:table-cell office:value-type="float" office:value="15805.6">
                <text:p>15805.6</text:p>
              </table:table-cell>
              <table:table-cell office:value-type="float" office:value="15588">
                <text:p>15588</text:p>
              </table:table-cell>
              <table:table-cell office:value-type="float" office:value="15588">
                <text:p>15588</text:p>
              </table:table-cell>
              <table:table-cell office:value-type="float" office:value="15469.4">
                <text:p>15469.4</text:p>
              </table:table-cell>
              <table:table-cell office:value-type="float" office:value="15369.6">
                <text:p>15369.6</text:p>
              </table:table-cell>
              <table:table-cell office:value-type="float" office:value="15304.7">
                <text:p>15304.7</text:p>
              </table:table-cell>
              <table:table-cell office:value-type="float" office:value="15254.3">
                <text:p>15254.3</text:p>
              </table:table-cell>
              <table:table-cell office:value-type="float" office:value="15152">
                <text:p>15152</text:p>
              </table:table-cell>
              <table:table-cell office:value-type="float" office:value="15070.8">
                <text:p>15070.8</text:p>
              </table:table-cell>
              <table:table-cell office:value-type="float" office:value="15010.6">
                <text:p>15010.6</text:p>
              </table:table-cell>
              <table:table-cell office:value-type="float" office:value="14992.5">
                <text:p>14992.5</text:p>
              </table:table-cell>
              <table:table-cell office:value-type="float" office:value="14938.1">
                <text:p>14938.1</text:p>
              </table:table-cell>
              <table:table-cell office:value-type="float" office:value="14877.2">
                <text:p>14877.2</text:p>
              </table:table-cell>
              <table:table-cell office:value-type="float" office:value="14851.1">
                <text:p>14851.1</text:p>
              </table:table-cell>
              <table:table-cell office:value-type="float" office:value="14851.1">
                <text:p>14851.1</text:p>
              </table:table-cell>
              <table:table-cell office:value-type="float" office:value="14851.1">
                <text:p>14851.1</text:p>
              </table:table-cell>
              <table:table-cell office:value-type="float" office:value="14851.1">
                <text:p>14851.1</text:p>
              </table:table-cell>
              <table:table-cell office:value-type="float" office:value="14851.1">
                <text:p>14851.1</text:p>
              </table:table-cell>
              <table:table-cell office:value-type="float" office:value="14851.1">
                <text:p>14851.1</text:p>
              </table:table-cell>
              <table:table-cell office:value-type="float" office:value="14851.1">
                <text:p>14851.1</text:p>
              </table:table-cell>
              <table:table-cell office:value-type="float" office:value="14851.1">
                <text:p>14851.1</text:p>
              </table:table-cell>
              <table:table-cell office:value-type="float" office:value="14851.1">
                <text:p>14851.1</text:p>
              </table:table-cell>
              <table:table-cell office:value-type="float" office:value="14851.1">
                <text:p>14851.1</text:p>
              </table:table-cell>
              <table:table-cell office:value-type="float" office:value="14851.1">
                <text:p>14851.1</text:p>
              </table:table-cell>
              <table:table-cell office:value-type="float" office:value="14851.1">
                <text:p>14851.1</text:p>
              </table:table-cell>
              <table:table-cell office:value-type="float" office:value="14849.8">
                <text:p>14849.8</text:p>
              </table:table-cell>
              <table:table-cell office:value-type="float" office:value="14849.8">
                <text:p>14849.8</text:p>
              </table:table-cell>
              <table:table-cell office:value-type="float" office:value="14849.8">
                <text:p>14849.8</text:p>
              </table:table-cell>
              <table:table-cell office:value-type="float" office:value="14849.8">
                <text:p>14849.8</text:p>
              </table:table-cell>
              <table:table-cell office:value-type="float" office:value="14849.8">
                <text:p>14849.8</text:p>
              </table:table-cell>
              <table:table-cell office:value-type="float" office:value="14849.8">
                <text:p>14849.8</text:p>
              </table:table-cell>
              <table:table-cell office:value-type="float" office:value="14849.8">
                <text:p>14849.8</text:p>
              </table:table-cell>
              <table:table-cell office:value-type="float" office:value="14742">
                <text:p>14742</text:p>
              </table:table-cell>
              <table:table-cell office:value-type="float" office:value="14742">
                <text:p>14742</text:p>
              </table:table-cell>
              <table:table-cell office:value-type="float" office:value="14742">
                <text:p>14742</text:p>
              </table:table-cell>
              <table:table-cell office:value-type="float" office:value="14742">
                <text:p>14742</text:p>
              </table:table-cell>
              <table:table-cell office:value-type="float" office:value="14742">
                <text:p>14742</text:p>
              </table:table-cell>
              <table:table-cell office:value-type="float" office:value="14742">
                <text:p>14742</text:p>
              </table:table-cell>
              <table:table-cell office:value-type="float" office:value="14742">
                <text:p>14742</text:p>
              </table:table-cell>
              <table:table-cell office:value-type="float" office:value="14742">
                <text:p>14742</text:p>
              </table:table-cell>
              <table:table-cell office:value-type="float" office:value="14593.5">
                <text:p>14593.5</text:p>
              </table:table-cell>
              <table:table-cell office:value-type="float" office:value="14593.5">
                <text:p>14593.5</text:p>
              </table:table-cell>
              <table:table-cell office:value-type="float" office:value="14593.5">
                <text:p>14593.5</text:p>
              </table:table-cell>
              <table:table-cell office:value-type="float" office:value="14593.5">
                <text:p>14593.5</text:p>
              </table:table-cell>
              <table:table-cell office:value-type="float" office:value="14593.5">
                <text:p>14593.5</text:p>
              </table:table-cell>
              <table:table-cell office:value-type="float" office:value="14593.5">
                <text:p>14593.5</text:p>
              </table:table-cell>
              <table:table-cell office:value-type="float" office:value="14593.5">
                <text:p>14593.5</text:p>
              </table:table-cell>
              <table:table-cell office:value-type="float" office:value="14593.5">
                <text:p>14593.5</text:p>
              </table:table-cell>
              <table:table-cell office:value-type="float" office:value="14593.5">
                <text:p>14593.5</text:p>
              </table:table-cell>
              <table:table-cell office:value-type="float" office:value="14593.5">
                <text:p>14593.5</text:p>
              </table:table-cell>
              <table:table-cell office:value-type="float" office:value="14593.5">
                <text:p>14593.5</text:p>
              </table:table-cell>
              <table:table-cell office:value-type="float" office:value="14593.5">
                <text:p>14593.5</text:p>
              </table:table-cell>
              <table:table-cell office:value-type="float" office:value="14593.5">
                <text:p>14593.5</text:p>
              </table:table-cell>
              <table:table-cell office:value-type="float" office:value="14593.5">
                <text:p>14593.5</text:p>
              </table:table-cell>
              <table:table-cell office:value-type="float" office:value="14593.5">
                <text:p>14593.5</text:p>
              </table:table-cell>
              <table:table-cell office:value-type="float" office:value="14593.5">
                <text:p>14593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7.142cm" svg:height="9.563cm" xlink:href=".." xlink:type="simple" chart:class="chart:line" chart:style-name="ch1">
        <chart:title svg:x="6.001cm" svg:y="0.001cm" chart:style-name="ch2">
          <text:p>Average Fitness of each Generation</text:p>
        </chart:title>
        <chart:subtitle svg:x="3.346cm" svg:y="0.611cm" chart:style-name="ch3">
          <text:p>Crossover: 80%, Mutation: 0%, Population: 100, K: 5, Dynamic Mutation: Off</text:p>
        </chart:subtitle>
        <chart:legend chart:legend-position="end" svg:x="14.793cm" svg:y="3.486cm" style:legend-expansion="high" chart:style-name="ch4"/>
        <chart:plot-area chart:style-name="ch5" table:cell-range-address="Sheet1.G1:Sheet1.G1 Sheet1.A3:Sheet1.DD3 Sheet1.G5:Sheet1.G5 Sheet1.A7:Sheet1.CR7 Sheet1.G9:Sheet1.G9 Sheet1.A11:Sheet1.EA11 Sheet1.G13:Sheet1.G13 Sheet1.A15:Sheet1.CJ15 Sheet1.G17:Sheet1.G17 Sheet1.A19:Sheet1.DE19" chart:data-source-has-labels="column" svg:x="0.891cm" svg:y="0.981cm" svg:width="14.05cm" svg:height="8.417cm">
          <chartooo:coordinate-region svg:x="2.068cm" svg:y="1.18cm" svg:width="12.873cm" svg:height="7.294cm"/>
          <chart:axis chart:dimension="x" chart:name="primary-x" chart:style-name="ch6">
            <chart:title svg:x="7.052cm" svg:y="9.003cm" chart:style-name="ch7">
              <text:p>Generation</text:p>
            </chart:title>
          </chart:axis>
          <chart:axis chart:dimension="y" chart:name="primary-y" chart:style-name="ch6">
            <chart:title svg:x="0cm" svg:y="5.762cm" chart:style-name="ch8">
              <text:p>Fitness</text:p>
            </chart:title>
            <chart:grid chart:style-name="ch9" chart:class="major"/>
          </chart:axis>
          <chart:series chart:style-name="ch10" chart:values-cell-range-address="Sheet1.A3:Sheet1.DD3" chart:label-cell-address="Sheet1.G1:Sheet1.G1" chart:class="chart:line">
            <chart:data-point chart:repeated="108"/>
          </chart:series>
          <chart:series chart:style-name="ch11" chart:values-cell-range-address="Sheet1.A7:Sheet1.CR7" chart:label-cell-address="Sheet1.G5:Sheet1.G5" chart:class="chart:line">
            <chart:data-point chart:repeated="96"/>
          </chart:series>
          <chart:series chart:style-name="ch12" chart:values-cell-range-address="Sheet1.A11:Sheet1.EA11" chart:label-cell-address="Sheet1.G9:Sheet1.G9" chart:class="chart:line">
            <chart:data-point chart:repeated="131"/>
          </chart:series>
          <chart:series chart:style-name="ch13" chart:values-cell-range-address="Sheet1.A15:Sheet1.CJ15" chart:label-cell-address="Sheet1.G13:Sheet1.G13" chart:class="chart:line">
            <chart:data-point chart:repeated="88"/>
          </chart:series>
          <chart:series chart:style-name="ch14" chart:values-cell-range-address="Sheet1.A19:Sheet1.DE19" chart:label-cell-address="Sheet1.G17:Sheet1.G17" chart:class="chart:line">
            <chart:data-point chart:repeated="109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</table:table-row>
          </table:table-header-rows>
          <table:table-rows>
            <table:table-row>
              <table:table-cell office:value-type="string">
                <text:p>Run: 1</text:p>
                <draw:g>
                  <svg:desc>Sheet1.G1:Sheet1.G1</svg:desc>
                </draw:g>
              </table:table-cell>
              <table:table-cell office:value-type="float" office:value="29295">
                <text:p>29295</text:p>
                <draw:g>
                  <svg:desc>Sheet1.A3:Sheet1.DD3</svg:desc>
                </draw:g>
              </table:table-cell>
              <table:table-cell office:value-type="float" office:value="28548">
                <text:p>28548</text:p>
              </table:table-cell>
              <table:table-cell office:value-type="float" office:value="28115.6">
                <text:p>28115.6</text:p>
              </table:table-cell>
              <table:table-cell office:value-type="float" office:value="27688.4">
                <text:p>27688.4</text:p>
              </table:table-cell>
              <table:table-cell office:value-type="float" office:value="27459.9">
                <text:p>27459.9</text:p>
              </table:table-cell>
              <table:table-cell office:value-type="float" office:value="27089.6">
                <text:p>27089.6</text:p>
              </table:table-cell>
              <table:table-cell office:value-type="float" office:value="26882.9">
                <text:p>26882.9</text:p>
              </table:table-cell>
              <table:table-cell office:value-type="float" office:value="26673.9">
                <text:p>26673.9</text:p>
              </table:table-cell>
              <table:table-cell office:value-type="float" office:value="26291.3">
                <text:p>26291.3</text:p>
              </table:table-cell>
              <table:table-cell office:value-type="float" office:value="26383.2">
                <text:p>26383.2</text:p>
              </table:table-cell>
              <table:table-cell office:value-type="float" office:value="26187.2">
                <text:p>26187.2</text:p>
              </table:table-cell>
              <table:table-cell office:value-type="float" office:value="25594">
                <text:p>25594</text:p>
              </table:table-cell>
              <table:table-cell office:value-type="float" office:value="24960.2">
                <text:p>24960.2</text:p>
              </table:table-cell>
              <table:table-cell office:value-type="float" office:value="24487.3">
                <text:p>24487.3</text:p>
              </table:table-cell>
              <table:table-cell office:value-type="float" office:value="23601.2">
                <text:p>23601.2</text:p>
              </table:table-cell>
              <table:table-cell office:value-type="float" office:value="22394.8">
                <text:p>22394.8</text:p>
              </table:table-cell>
              <table:table-cell office:value-type="float" office:value="21668.8">
                <text:p>21668.8</text:p>
              </table:table-cell>
              <table:table-cell office:value-type="float" office:value="21394.8">
                <text:p>21394.8</text:p>
              </table:table-cell>
              <table:table-cell office:value-type="float" office:value="21307.4">
                <text:p>21307.4</text:p>
              </table:table-cell>
              <table:table-cell office:value-type="float" office:value="21181.4">
                <text:p>21181.4</text:p>
              </table:table-cell>
              <table:table-cell office:value-type="float" office:value="21214.1">
                <text:p>21214.1</text:p>
              </table:table-cell>
              <table:table-cell office:value-type="float" office:value="20916">
                <text:p>20916</text:p>
              </table:table-cell>
              <table:table-cell office:value-type="float" office:value="20021.5">
                <text:p>20021.5</text:p>
              </table:table-cell>
              <table:table-cell office:value-type="float" office:value="18612.6">
                <text:p>18612.6</text:p>
              </table:table-cell>
              <table:table-cell office:value-type="float" office:value="18221.1">
                <text:p>18221.1</text:p>
              </table:table-cell>
              <table:table-cell office:value-type="float" office:value="17729.4">
                <text:p>17729.4</text:p>
              </table:table-cell>
              <table:table-cell office:value-type="float" office:value="17342.8">
                <text:p>17342.8</text:p>
              </table:table-cell>
              <table:table-cell office:value-type="float" office:value="17132.7">
                <text:p>17132.7</text:p>
              </table:table-cell>
              <table:table-cell office:value-type="float" office:value="17193">
                <text:p>17193</text:p>
              </table:table-cell>
              <table:table-cell office:value-type="float" office:value="17328.5">
                <text:p>17328.5</text:p>
              </table:table-cell>
              <table:table-cell office:value-type="float" office:value="17023">
                <text:p>17023</text:p>
              </table:table-cell>
              <table:table-cell office:value-type="float" office:value="16818.5">
                <text:p>16818.5</text:p>
              </table:table-cell>
              <table:table-cell office:value-type="float" office:value="16354.7">
                <text:p>16354.7</text:p>
              </table:table-cell>
              <table:table-cell office:value-type="float" office:value="16038.6">
                <text:p>16038.6</text:p>
              </table:table-cell>
              <table:table-cell office:value-type="float" office:value="16006.4">
                <text:p>16006.4</text:p>
              </table:table-cell>
              <table:table-cell office:value-type="float" office:value="15806.1">
                <text:p>15806.1</text:p>
              </table:table-cell>
              <table:table-cell office:value-type="float" office:value="15718.5">
                <text:p>15718.5</text:p>
              </table:table-cell>
              <table:table-cell office:value-type="float" office:value="15541.9">
                <text:p>15541.9</text:p>
              </table:table-cell>
              <table:table-cell office:value-type="float" office:value="15622">
                <text:p>15622</text:p>
              </table:table-cell>
              <table:table-cell office:value-type="float" office:value="15560.8">
                <text:p>15560.8</text:p>
              </table:table-cell>
              <table:table-cell office:value-type="float" office:value="15486.8">
                <text:p>15486.8</text:p>
              </table:table-cell>
              <table:table-cell office:value-type="float" office:value="15439.6">
                <text:p>15439.6</text:p>
              </table:table-cell>
              <table:table-cell office:value-type="float" office:value="15454.5">
                <text:p>15454.5</text:p>
              </table:table-cell>
              <table:table-cell office:value-type="float" office:value="15395.3">
                <text:p>15395.3</text:p>
              </table:table-cell>
              <table:table-cell office:value-type="float" office:value="15350.3">
                <text:p>15350.3</text:p>
              </table:table-cell>
              <table:table-cell office:value-type="float" office:value="15348.5">
                <text:p>15348.5</text:p>
              </table:table-cell>
              <table:table-cell office:value-type="float" office:value="15355">
                <text:p>15355</text:p>
              </table:table-cell>
              <table:table-cell office:value-type="float" office:value="15348.5">
                <text:p>15348.5</text:p>
              </table:table-cell>
              <table:table-cell office:value-type="float" office:value="15348.5">
                <text:p>15348.5</text:p>
              </table:table-cell>
              <table:table-cell office:value-type="float" office:value="15348.5">
                <text:p>15348.5</text:p>
              </table:table-cell>
              <table:table-cell office:value-type="float" office:value="15352.1">
                <text:p>15352.1</text:p>
              </table:table-cell>
              <table:table-cell office:value-type="float" office:value="15360.8">
                <text:p>15360.8</text:p>
              </table:table-cell>
              <table:table-cell office:value-type="float" office:value="15348.6">
                <text:p>15348.6</text:p>
              </table:table-cell>
              <table:table-cell office:value-type="float" office:value="15347.5">
                <text:p>15347.5</text:p>
              </table:table-cell>
              <table:table-cell office:value-type="float" office:value="15360.6">
                <text:p>15360.6</text:p>
              </table:table-cell>
              <table:table-cell office:value-type="float" office:value="15658.9">
                <text:p>15658.9</text:p>
              </table:table-cell>
              <table:table-cell office:value-type="float" office:value="15860.3">
                <text:p>15860.3</text:p>
              </table:table-cell>
              <table:table-cell office:value-type="float" office:value="16444.1">
                <text:p>16444.1</text:p>
              </table:table-cell>
              <table:table-cell office:value-type="float" office:value="16524.6">
                <text:p>16524.6</text:p>
              </table:table-cell>
              <table:table-cell office:value-type="float" office:value="16588.8">
                <text:p>16588.8</text:p>
              </table:table-cell>
              <table:table-cell office:value-type="float" office:value="15711.2">
                <text:p>15711.2</text:p>
              </table:table-cell>
              <table:table-cell office:value-type="float" office:value="15142.1">
                <text:p>15142.1</text:p>
              </table:table-cell>
              <table:table-cell office:value-type="float" office:value="15215">
                <text:p>15215</text:p>
              </table:table-cell>
              <table:table-cell office:value-type="float" office:value="15256.5">
                <text:p>15256.5</text:p>
              </table:table-cell>
              <table:table-cell office:value-type="float" office:value="15276.4">
                <text:p>15276.4</text:p>
              </table:table-cell>
              <table:table-cell office:value-type="float" office:value="15136.8">
                <text:p>15136.8</text:p>
              </table:table-cell>
              <table:table-cell office:value-type="float" office:value="15458.1">
                <text:p>15458.1</text:p>
              </table:table-cell>
              <table:table-cell office:value-type="float" office:value="15702.5">
                <text:p>15702.5</text:p>
              </table:table-cell>
              <table:table-cell office:value-type="float" office:value="15549.1">
                <text:p>15549.1</text:p>
              </table:table-cell>
              <table:table-cell office:value-type="float" office:value="15186.4">
                <text:p>15186.4</text:p>
              </table:table-cell>
              <table:table-cell office:value-type="float" office:value="15078.3">
                <text:p>15078.3</text:p>
              </table:table-cell>
              <table:table-cell office:value-type="float" office:value="15174">
                <text:p>15174</text:p>
              </table:table-cell>
              <table:table-cell office:value-type="float" office:value="15164.1">
                <text:p>15164.1</text:p>
              </table:table-cell>
              <table:table-cell office:value-type="float" office:value="15350.6">
                <text:p>15350.6</text:p>
              </table:table-cell>
              <table:table-cell office:value-type="float" office:value="15187.8">
                <text:p>15187.8</text:p>
              </table:table-cell>
              <table:table-cell office:value-type="float" office:value="15135.8">
                <text:p>15135.8</text:p>
              </table:table-cell>
              <table:table-cell office:value-type="float" office:value="15002.8">
                <text:p>15002.8</text:p>
              </table:table-cell>
              <table:table-cell office:value-type="float" office:value="15046.5">
                <text:p>15046.5</text:p>
              </table:table-cell>
              <table:table-cell office:value-type="float" office:value="14693.2">
                <text:p>14693.2</text:p>
              </table:table-cell>
              <table:table-cell office:value-type="float" office:value="14611.5">
                <text:p>14611.5</text:p>
              </table:table-cell>
              <table:table-cell office:value-type="float" office:value="14607.1">
                <text:p>14607.1</text:p>
              </table:table-cell>
              <table:table-cell office:value-type="float" office:value="14630">
                <text:p>14630</text:p>
              </table:table-cell>
              <table:table-cell office:value-type="float" office:value="14606.8">
                <text:p>14606.8</text:p>
              </table:table-cell>
              <table:table-cell office:value-type="float" office:value="14859.5">
                <text:p>14859.5</text:p>
              </table:table-cell>
              <table:table-cell office:value-type="float" office:value="14811.3">
                <text:p>14811.3</text:p>
              </table:table-cell>
              <table:table-cell office:value-type="float" office:value="15722.9">
                <text:p>15722.9</text:p>
              </table:table-cell>
              <table:table-cell office:value-type="float" office:value="15550.5">
                <text:p>15550.5</text:p>
              </table:table-cell>
              <table:table-cell office:value-type="float" office:value="15691">
                <text:p>15691</text:p>
              </table:table-cell>
              <table:table-cell office:value-type="float" office:value="14826.2">
                <text:p>14826.2</text:p>
              </table:table-cell>
              <table:table-cell office:value-type="float" office:value="14709.7">
                <text:p>14709.7</text:p>
              </table:table-cell>
              <table:table-cell office:value-type="float" office:value="14736.7">
                <text:p>14736.7</text:p>
              </table:table-cell>
              <table:table-cell office:value-type="float" office:value="14817.4">
                <text:p>14817.4</text:p>
              </table:table-cell>
              <table:table-cell office:value-type="float" office:value="14919.4">
                <text:p>14919.4</text:p>
              </table:table-cell>
              <table:table-cell office:value-type="float" office:value="14700.2">
                <text:p>14700.2</text:p>
              </table:table-cell>
              <table:table-cell office:value-type="float" office:value="14588.3">
                <text:p>14588.3</text:p>
              </table:table-cell>
              <table:table-cell office:value-type="float" office:value="14495.8">
                <text:p>14495.8</text:p>
              </table:table-cell>
              <table:table-cell office:value-type="float" office:value="14474.6">
                <text:p>14474.6</text:p>
              </table:table-cell>
              <table:table-cell office:value-type="float" office:value="14417.6">
                <text:p>14417.6</text:p>
              </table:table-cell>
              <table:table-cell office:value-type="float" office:value="14388.3">
                <text:p>14388.3</text:p>
              </table:table-cell>
              <table:table-cell office:value-type="float" office:value="14310.3">
                <text:p>14310.3</text:p>
              </table:table-cell>
              <table:table-cell office:value-type="float" office:value="14182.1">
                <text:p>14182.1</text:p>
              </table:table-cell>
              <table:table-cell office:value-type="float" office:value="14180.8">
                <text:p>14180.8</text:p>
              </table:table-cell>
              <table:table-cell office:value-type="float" office:value="14180.8">
                <text:p>14180.8</text:p>
              </table:table-cell>
              <table:table-cell office:value-type="float" office:value="14180.8">
                <text:p>14180.8</text:p>
              </table:table-cell>
              <table:table-cell office:value-type="float" office:value="14186.3">
                <text:p>14186.3</text:p>
              </table:table-cell>
              <table:table-cell office:value-type="float" office:value="14180.9">
                <text:p>14180.9</text:p>
              </table:table-cell>
              <table:table-cell office:value-type="float" office:value="14180.8">
                <text:p>14180.8</text:p>
              </table:table-cell>
              <table:table-cell office:value-type="float" office:value="14185.7">
                <text:p>14185.7</text:p>
              </table:table-cell>
            </table:table-row>
            <table:table-row>
              <table:table-cell office:value-type="string">
                <text:p>Run: 2</text:p>
                <draw:g>
                  <svg:desc>Sheet1.G5:Sheet1.G5</svg:desc>
                </draw:g>
              </table:table-cell>
              <table:table-cell office:value-type="float" office:value="29319.2">
                <text:p>29319.2</text:p>
                <draw:g>
                  <svg:desc>Sheet1.A7:Sheet1.CR7</svg:desc>
                </draw:g>
              </table:table-cell>
              <table:table-cell office:value-type="float" office:value="28435">
                <text:p>28435</text:p>
              </table:table-cell>
              <table:table-cell office:value-type="float" office:value="27836.3">
                <text:p>27836.3</text:p>
              </table:table-cell>
              <table:table-cell office:value-type="float" office:value="27728.1">
                <text:p>27728.1</text:p>
              </table:table-cell>
              <table:table-cell office:value-type="float" office:value="27493.7">
                <text:p>27493.7</text:p>
              </table:table-cell>
              <table:table-cell office:value-type="float" office:value="27112.8">
                <text:p>27112.8</text:p>
              </table:table-cell>
              <table:table-cell office:value-type="float" office:value="26594">
                <text:p>26594</text:p>
              </table:table-cell>
              <table:table-cell office:value-type="float" office:value="26410.8">
                <text:p>26410.8</text:p>
              </table:table-cell>
              <table:table-cell office:value-type="float" office:value="25828.3">
                <text:p>25828.3</text:p>
              </table:table-cell>
              <table:table-cell office:value-type="float" office:value="25697.6">
                <text:p>25697.6</text:p>
              </table:table-cell>
              <table:table-cell office:value-type="float" office:value="26058.3">
                <text:p>26058.3</text:p>
              </table:table-cell>
              <table:table-cell office:value-type="float" office:value="25003.8">
                <text:p>25003.8</text:p>
              </table:table-cell>
              <table:table-cell office:value-type="float" office:value="24202.2">
                <text:p>24202.2</text:p>
              </table:table-cell>
              <table:table-cell office:value-type="float" office:value="24508">
                <text:p>24508</text:p>
              </table:table-cell>
              <table:table-cell office:value-type="float" office:value="24045.8">
                <text:p>24045.8</text:p>
              </table:table-cell>
              <table:table-cell office:value-type="float" office:value="23344.3">
                <text:p>23344.3</text:p>
              </table:table-cell>
              <table:table-cell office:value-type="float" office:value="22236">
                <text:p>22236</text:p>
              </table:table-cell>
              <table:table-cell office:value-type="float" office:value="21395.9">
                <text:p>21395.9</text:p>
              </table:table-cell>
              <table:table-cell office:value-type="float" office:value="20846.9">
                <text:p>20846.9</text:p>
              </table:table-cell>
              <table:table-cell office:value-type="float" office:value="20509.8">
                <text:p>20509.8</text:p>
              </table:table-cell>
              <table:table-cell office:value-type="float" office:value="20448.3">
                <text:p>20448.3</text:p>
              </table:table-cell>
              <table:table-cell office:value-type="float" office:value="20019.1">
                <text:p>20019.1</text:p>
              </table:table-cell>
              <table:table-cell office:value-type="float" office:value="19468.7">
                <text:p>19468.7</text:p>
              </table:table-cell>
              <table:table-cell office:value-type="float" office:value="18980.7">
                <text:p>18980.7</text:p>
              </table:table-cell>
              <table:table-cell office:value-type="float" office:value="18638.9">
                <text:p>18638.9</text:p>
              </table:table-cell>
              <table:table-cell office:value-type="float" office:value="18521.5">
                <text:p>18521.5</text:p>
              </table:table-cell>
              <table:table-cell office:value-type="float" office:value="18404.1">
                <text:p>18404.1</text:p>
              </table:table-cell>
              <table:table-cell office:value-type="float" office:value="18291.3">
                <text:p>18291.3</text:p>
              </table:table-cell>
              <table:table-cell office:value-type="float" office:value="18199.9">
                <text:p>18199.9</text:p>
              </table:table-cell>
              <table:table-cell office:value-type="float" office:value="18166.9">
                <text:p>18166.9</text:p>
              </table:table-cell>
              <table:table-cell office:value-type="float" office:value="18166">
                <text:p>18166</text:p>
              </table:table-cell>
              <table:table-cell office:value-type="float" office:value="18167.9">
                <text:p>18167.9</text:p>
              </table:table-cell>
              <table:table-cell office:value-type="float" office:value="18165.7">
                <text:p>18165.7</text:p>
              </table:table-cell>
              <table:table-cell office:value-type="float" office:value="18165.7">
                <text:p>18165.7</text:p>
              </table:table-cell>
              <table:table-cell office:value-type="float" office:value="18165.7">
                <text:p>18165.7</text:p>
              </table:table-cell>
              <table:table-cell office:value-type="float" office:value="18171.4">
                <text:p>18171.4</text:p>
              </table:table-cell>
              <table:table-cell office:value-type="float" office:value="18163.2">
                <text:p>18163.2</text:p>
              </table:table-cell>
              <table:table-cell office:value-type="float" office:value="18166.6">
                <text:p>18166.6</text:p>
              </table:table-cell>
              <table:table-cell office:value-type="float" office:value="18196.4">
                <text:p>18196.4</text:p>
              </table:table-cell>
              <table:table-cell office:value-type="float" office:value="18157.9">
                <text:p>18157.9</text:p>
              </table:table-cell>
              <table:table-cell office:value-type="float" office:value="18021.8">
                <text:p>18021.8</text:p>
              </table:table-cell>
              <table:table-cell office:value-type="float" office:value="17637.1">
                <text:p>17637.1</text:p>
              </table:table-cell>
              <table:table-cell office:value-type="float" office:value="17568.1">
                <text:p>17568.1</text:p>
              </table:table-cell>
              <table:table-cell office:value-type="float" office:value="17566.7">
                <text:p>17566.7</text:p>
              </table:table-cell>
              <table:table-cell office:value-type="float" office:value="17566.7">
                <text:p>17566.7</text:p>
              </table:table-cell>
              <table:table-cell office:value-type="float" office:value="17575.6">
                <text:p>17575.6</text:p>
              </table:table-cell>
              <table:table-cell office:value-type="float" office:value="17622.4">
                <text:p>17622.4</text:p>
              </table:table-cell>
              <table:table-cell office:value-type="float" office:value="17635.2">
                <text:p>17635.2</text:p>
              </table:table-cell>
              <table:table-cell office:value-type="float" office:value="17860.4">
                <text:p>17860.4</text:p>
              </table:table-cell>
              <table:table-cell office:value-type="float" office:value="17888.2">
                <text:p>17888.2</text:p>
              </table:table-cell>
              <table:table-cell office:value-type="float" office:value="17911.7">
                <text:p>17911.7</text:p>
              </table:table-cell>
              <table:table-cell office:value-type="float" office:value="18192.8">
                <text:p>18192.8</text:p>
              </table:table-cell>
              <table:table-cell office:value-type="float" office:value="18101.4">
                <text:p>18101.4</text:p>
              </table:table-cell>
              <table:table-cell office:value-type="float" office:value="18019.3">
                <text:p>18019.3</text:p>
              </table:table-cell>
              <table:table-cell office:value-type="float" office:value="17847.6">
                <text:p>17847.6</text:p>
              </table:table-cell>
              <table:table-cell office:value-type="float" office:value="17707.6">
                <text:p>17707.6</text:p>
              </table:table-cell>
              <table:table-cell office:value-type="float" office:value="17339.2">
                <text:p>17339.2</text:p>
              </table:table-cell>
              <table:table-cell office:value-type="float" office:value="17032.8">
                <text:p>17032.8</text:p>
              </table:table-cell>
              <table:table-cell office:value-type="float" office:value="16802.8">
                <text:p>16802.8</text:p>
              </table:table-cell>
              <table:table-cell office:value-type="float" office:value="16771.2">
                <text:p>16771.2</text:p>
              </table:table-cell>
              <table:table-cell office:value-type="float" office:value="16774.4">
                <text:p>16774.4</text:p>
              </table:table-cell>
              <table:table-cell office:value-type="float" office:value="16737.8">
                <text:p>16737.8</text:p>
              </table:table-cell>
              <table:table-cell office:value-type="float" office:value="16995.8">
                <text:p>16995.8</text:p>
              </table:table-cell>
              <table:table-cell office:value-type="float" office:value="16908.6">
                <text:p>16908.6</text:p>
              </table:table-cell>
              <table:table-cell office:value-type="float" office:value="16972.2">
                <text:p>16972.2</text:p>
              </table:table-cell>
              <table:table-cell office:value-type="float" office:value="16894.6">
                <text:p>16894.6</text:p>
              </table:table-cell>
              <table:table-cell office:value-type="float" office:value="16715.1">
                <text:p>16715.1</text:p>
              </table:table-cell>
              <table:table-cell office:value-type="float" office:value="16669.7">
                <text:p>16669.7</text:p>
              </table:table-cell>
              <table:table-cell office:value-type="float" office:value="16647.7">
                <text:p>16647.7</text:p>
              </table:table-cell>
              <table:table-cell office:value-type="float" office:value="16647.5">
                <text:p>16647.5</text:p>
              </table:table-cell>
              <table:table-cell office:value-type="float" office:value="16649.7">
                <text:p>16649.7</text:p>
              </table:table-cell>
              <table:table-cell office:value-type="float" office:value="16652.3">
                <text:p>16652.3</text:p>
              </table:table-cell>
              <table:table-cell office:value-type="float" office:value="16657.2">
                <text:p>16657.2</text:p>
              </table:table-cell>
              <table:table-cell office:value-type="float" office:value="16803.5">
                <text:p>16803.5</text:p>
              </table:table-cell>
              <table:table-cell office:value-type="float" office:value="16736.8">
                <text:p>16736.8</text:p>
              </table:table-cell>
              <table:table-cell office:value-type="float" office:value="16937.2">
                <text:p>16937.2</text:p>
              </table:table-cell>
              <table:table-cell office:value-type="float" office:value="17260.1">
                <text:p>17260.1</text:p>
              </table:table-cell>
              <table:table-cell office:value-type="float" office:value="17269">
                <text:p>17269</text:p>
              </table:table-cell>
              <table:table-cell office:value-type="float" office:value="17398.4">
                <text:p>17398.4</text:p>
              </table:table-cell>
              <table:table-cell office:value-type="float" office:value="17087">
                <text:p>17087</text:p>
              </table:table-cell>
              <table:table-cell office:value-type="float" office:value="16747.6">
                <text:p>16747.6</text:p>
              </table:table-cell>
              <table:table-cell office:value-type="float" office:value="17704">
                <text:p>17704</text:p>
              </table:table-cell>
              <table:table-cell office:value-type="float" office:value="17987.5">
                <text:p>17987.5</text:p>
              </table:table-cell>
              <table:table-cell office:value-type="float" office:value="17784.4">
                <text:p>17784.4</text:p>
              </table:table-cell>
              <table:table-cell office:value-type="float" office:value="18325.6">
                <text:p>18325.6</text:p>
              </table:table-cell>
              <table:table-cell office:value-type="float" office:value="18180.1">
                <text:p>18180.1</text:p>
              </table:table-cell>
              <table:table-cell office:value-type="float" office:value="17743.7">
                <text:p>17743.7</text:p>
              </table:table-cell>
              <table:table-cell office:value-type="float" office:value="18319.7">
                <text:p>18319.7</text:p>
              </table:table-cell>
              <table:table-cell office:value-type="float" office:value="18556">
                <text:p>18556</text:p>
              </table:table-cell>
              <table:table-cell office:value-type="float" office:value="16801.3">
                <text:p>16801.3</text:p>
              </table:table-cell>
              <table:table-cell office:value-type="float" office:value="16264.9">
                <text:p>16264.9</text:p>
              </table:table-cell>
              <table:table-cell office:value-type="float" office:value="16255.6">
                <text:p>16255.6</text:p>
              </table:table-cell>
              <table:table-cell office:value-type="float" office:value="16255.6">
                <text:p>16255.6</text:p>
              </table:table-cell>
              <table:table-cell office:value-type="float" office:value="16274.3">
                <text:p>16274.3</text:p>
              </table:table-cell>
              <table:table-cell office:value-type="float" office:value="16257.8">
                <text:p>16257.8</text:p>
              </table:table-cell>
              <table:table-cell office:value-type="float" office:value="16255.6">
                <text:p>16255.6</text:p>
              </table:table-cell>
            </table:table-row>
            <table:table-row>
              <table:table-cell office:value-type="string">
                <text:p>Run: 3</text:p>
                <draw:g>
                  <svg:desc>Sheet1.G9:Sheet1.G9</svg:desc>
                </draw:g>
              </table:table-cell>
              <table:table-cell office:value-type="float" office:value="29202.2">
                <text:p>29202.2</text:p>
                <draw:g>
                  <svg:desc>Sheet1.A11:Sheet1.EA11</svg:desc>
                </draw:g>
              </table:table-cell>
              <table:table-cell office:value-type="float" office:value="28813.3">
                <text:p>28813.3</text:p>
              </table:table-cell>
              <table:table-cell office:value-type="float" office:value="27970.4">
                <text:p>27970.4</text:p>
              </table:table-cell>
              <table:table-cell office:value-type="float" office:value="27533.6">
                <text:p>27533.6</text:p>
              </table:table-cell>
              <table:table-cell office:value-type="float" office:value="27015.5">
                <text:p>27015.5</text:p>
              </table:table-cell>
              <table:table-cell office:value-type="float" office:value="27026.1">
                <text:p>27026.1</text:p>
              </table:table-cell>
              <table:table-cell office:value-type="float" office:value="26664.9">
                <text:p>26664.9</text:p>
              </table:table-cell>
              <table:table-cell office:value-type="float" office:value="26123.8">
                <text:p>26123.8</text:p>
              </table:table-cell>
              <table:table-cell office:value-type="float" office:value="24879.8">
                <text:p>24879.8</text:p>
              </table:table-cell>
              <table:table-cell office:value-type="float" office:value="23955.7">
                <text:p>23955.7</text:p>
              </table:table-cell>
              <table:table-cell office:value-type="float" office:value="22561.2">
                <text:p>22561.2</text:p>
              </table:table-cell>
              <table:table-cell office:value-type="float" office:value="22555.2">
                <text:p>22555.2</text:p>
              </table:table-cell>
              <table:table-cell office:value-type="float" office:value="23030.9">
                <text:p>23030.9</text:p>
              </table:table-cell>
              <table:table-cell office:value-type="float" office:value="22738.1">
                <text:p>22738.1</text:p>
              </table:table-cell>
              <table:table-cell office:value-type="float" office:value="23059.5">
                <text:p>23059.5</text:p>
              </table:table-cell>
              <table:table-cell office:value-type="float" office:value="22999.1">
                <text:p>22999.1</text:p>
              </table:table-cell>
              <table:table-cell office:value-type="float" office:value="22672">
                <text:p>22672</text:p>
              </table:table-cell>
              <table:table-cell office:value-type="float" office:value="22161.4">
                <text:p>22161.4</text:p>
              </table:table-cell>
              <table:table-cell office:value-type="float" office:value="22210.4">
                <text:p>22210.4</text:p>
              </table:table-cell>
              <table:table-cell office:value-type="float" office:value="21628.7">
                <text:p>21628.7</text:p>
              </table:table-cell>
              <table:table-cell office:value-type="float" office:value="21223.6">
                <text:p>21223.6</text:p>
              </table:table-cell>
              <table:table-cell office:value-type="float" office:value="20877.4">
                <text:p>20877.4</text:p>
              </table:table-cell>
              <table:table-cell office:value-type="float" office:value="20644.7">
                <text:p>20644.7</text:p>
              </table:table-cell>
              <table:table-cell office:value-type="float" office:value="20815.8">
                <text:p>20815.8</text:p>
              </table:table-cell>
              <table:table-cell office:value-type="float" office:value="20868.1">
                <text:p>20868.1</text:p>
              </table:table-cell>
              <table:table-cell office:value-type="float" office:value="20602.5">
                <text:p>20602.5</text:p>
              </table:table-cell>
              <table:table-cell office:value-type="float" office:value="20020.7">
                <text:p>20020.7</text:p>
              </table:table-cell>
              <table:table-cell office:value-type="float" office:value="19731.7">
                <text:p>19731.7</text:p>
              </table:table-cell>
              <table:table-cell office:value-type="float" office:value="19706.3">
                <text:p>19706.3</text:p>
              </table:table-cell>
              <table:table-cell office:value-type="float" office:value="19683.1">
                <text:p>19683.1</text:p>
              </table:table-cell>
              <table:table-cell office:value-type="float" office:value="19712.5">
                <text:p>19712.5</text:p>
              </table:table-cell>
              <table:table-cell office:value-type="float" office:value="19682.1">
                <text:p>19682.1</text:p>
              </table:table-cell>
              <table:table-cell office:value-type="float" office:value="19696.2">
                <text:p>19696.2</text:p>
              </table:table-cell>
              <table:table-cell office:value-type="float" office:value="19693.1">
                <text:p>19693.1</text:p>
              </table:table-cell>
              <table:table-cell office:value-type="float" office:value="19681.9">
                <text:p>19681.9</text:p>
              </table:table-cell>
              <table:table-cell office:value-type="float" office:value="19681.8">
                <text:p>19681.8</text:p>
              </table:table-cell>
              <table:table-cell office:value-type="float" office:value="19681.8">
                <text:p>19681.8</text:p>
              </table:table-cell>
              <table:table-cell office:value-type="float" office:value="19681.8">
                <text:p>19681.8</text:p>
              </table:table-cell>
              <table:table-cell office:value-type="float" office:value="19702.4">
                <text:p>19702.4</text:p>
              </table:table-cell>
              <table:table-cell office:value-type="float" office:value="19679.5">
                <text:p>19679.5</text:p>
              </table:table-cell>
              <table:table-cell office:value-type="float" office:value="19723">
                <text:p>19723</text:p>
              </table:table-cell>
              <table:table-cell office:value-type="float" office:value="19783.9">
                <text:p>19783.9</text:p>
              </table:table-cell>
              <table:table-cell office:value-type="float" office:value="19998.7">
                <text:p>19998.7</text:p>
              </table:table-cell>
              <table:table-cell office:value-type="float" office:value="19824.1">
                <text:p>19824.1</text:p>
              </table:table-cell>
              <table:table-cell office:value-type="float" office:value="19916.3">
                <text:p>19916.3</text:p>
              </table:table-cell>
              <table:table-cell office:value-type="float" office:value="20384.4">
                <text:p>20384.4</text:p>
              </table:table-cell>
              <table:table-cell office:value-type="float" office:value="20316.5">
                <text:p>20316.5</text:p>
              </table:table-cell>
              <table:table-cell office:value-type="float" office:value="20554.3">
                <text:p>20554.3</text:p>
              </table:table-cell>
              <table:table-cell office:value-type="float" office:value="20989.3">
                <text:p>20989.3</text:p>
              </table:table-cell>
              <table:table-cell office:value-type="float" office:value="20603.7">
                <text:p>20603.7</text:p>
              </table:table-cell>
              <table:table-cell office:value-type="float" office:value="19798.1">
                <text:p>19798.1</text:p>
              </table:table-cell>
              <table:table-cell office:value-type="float" office:value="19231.4">
                <text:p>19231.4</text:p>
              </table:table-cell>
              <table:table-cell office:value-type="float" office:value="19024">
                <text:p>19024</text:p>
              </table:table-cell>
              <table:table-cell office:value-type="float" office:value="19158.9">
                <text:p>19158.9</text:p>
              </table:table-cell>
              <table:table-cell office:value-type="float" office:value="18825.4">
                <text:p>18825.4</text:p>
              </table:table-cell>
              <table:table-cell office:value-type="float" office:value="18608.1">
                <text:p>18608.1</text:p>
              </table:table-cell>
              <table:table-cell office:value-type="float" office:value="18536.9">
                <text:p>18536.9</text:p>
              </table:table-cell>
              <table:table-cell office:value-type="float" office:value="18487">
                <text:p>18487</text:p>
              </table:table-cell>
              <table:table-cell office:value-type="float" office:value="18447.1">
                <text:p>18447.1</text:p>
              </table:table-cell>
              <table:table-cell office:value-type="float" office:value="18398.5">
                <text:p>18398.5</text:p>
              </table:table-cell>
              <table:table-cell office:value-type="float" office:value="18336.7">
                <text:p>18336.7</text:p>
              </table:table-cell>
              <table:table-cell office:value-type="float" office:value="18453.2">
                <text:p>18453.2</text:p>
              </table:table-cell>
              <table:table-cell office:value-type="float" office:value="18384.6">
                <text:p>18384.6</text:p>
              </table:table-cell>
              <table:table-cell office:value-type="float" office:value="18559.5">
                <text:p>18559.5</text:p>
              </table:table-cell>
              <table:table-cell office:value-type="float" office:value="17926.5">
                <text:p>17926.5</text:p>
              </table:table-cell>
              <table:table-cell office:value-type="float" office:value="17814.6">
                <text:p>17814.6</text:p>
              </table:table-cell>
              <table:table-cell office:value-type="float" office:value="17631.4">
                <text:p>17631.4</text:p>
              </table:table-cell>
              <table:table-cell office:value-type="float" office:value="17524.1">
                <text:p>17524.1</text:p>
              </table:table-cell>
              <table:table-cell office:value-type="float" office:value="17522.8">
                <text:p>17522.8</text:p>
              </table:table-cell>
              <table:table-cell office:value-type="float" office:value="17512.2">
                <text:p>17512.2</text:p>
              </table:table-cell>
              <table:table-cell office:value-type="float" office:value="17514.2">
                <text:p>17514.2</text:p>
              </table:table-cell>
              <table:table-cell office:value-type="float" office:value="17525.5">
                <text:p>17525.5</text:p>
              </table:table-cell>
              <table:table-cell office:value-type="float" office:value="17512.3">
                <text:p>17512.3</text:p>
              </table:table-cell>
              <table:table-cell office:value-type="float" office:value="17512.1">
                <text:p>17512.1</text:p>
              </table:table-cell>
              <table:table-cell office:value-type="float" office:value="17512.1">
                <text:p>17512.1</text:p>
              </table:table-cell>
              <table:table-cell office:value-type="float" office:value="17511.7">
                <text:p>17511.7</text:p>
              </table:table-cell>
              <table:table-cell office:value-type="float" office:value="17742.7">
                <text:p>17742.7</text:p>
              </table:table-cell>
              <table:table-cell office:value-type="float" office:value="17961.9">
                <text:p>17961.9</text:p>
              </table:table-cell>
              <table:table-cell office:value-type="float" office:value="18227.3">
                <text:p>18227.3</text:p>
              </table:table-cell>
              <table:table-cell office:value-type="float" office:value="18284.8">
                <text:p>18284.8</text:p>
              </table:table-cell>
              <table:table-cell office:value-type="float" office:value="17763.7">
                <text:p>17763.7</text:p>
              </table:table-cell>
              <table:table-cell office:value-type="float" office:value="17354.8">
                <text:p>17354.8</text:p>
              </table:table-cell>
              <table:table-cell office:value-type="float" office:value="17241.3">
                <text:p>17241.3</text:p>
              </table:table-cell>
              <table:table-cell office:value-type="float" office:value="17202.8">
                <text:p>17202.8</text:p>
              </table:table-cell>
              <table:table-cell office:value-type="float" office:value="17112.1">
                <text:p>17112.1</text:p>
              </table:table-cell>
              <table:table-cell office:value-type="float" office:value="16951">
                <text:p>16951</text:p>
              </table:table-cell>
              <table:table-cell office:value-type="float" office:value="16880.6">
                <text:p>16880.6</text:p>
              </table:table-cell>
              <table:table-cell office:value-type="float" office:value="16699.3">
                <text:p>16699.3</text:p>
              </table:table-cell>
              <table:table-cell office:value-type="float" office:value="16625.8">
                <text:p>16625.8</text:p>
              </table:table-cell>
              <table:table-cell office:value-type="float" office:value="16503.5">
                <text:p>16503.5</text:p>
              </table:table-cell>
              <table:table-cell office:value-type="float" office:value="16428.3">
                <text:p>16428.3</text:p>
              </table:table-cell>
              <table:table-cell office:value-type="float" office:value="16407.8">
                <text:p>16407.8</text:p>
              </table:table-cell>
              <table:table-cell office:value-type="float" office:value="16407.3">
                <text:p>16407.3</text:p>
              </table:table-cell>
              <table:table-cell office:value-type="float" office:value="16404.1">
                <text:p>16404.1</text:p>
              </table:table-cell>
              <table:table-cell office:value-type="float" office:value="16404">
                <text:p>16404</text:p>
              </table:table-cell>
              <table:table-cell office:value-type="float" office:value="16429.8">
                <text:p>16429.8</text:p>
              </table:table-cell>
              <table:table-cell office:value-type="float" office:value="16404.3">
                <text:p>16404.3</text:p>
              </table:table-cell>
              <table:table-cell office:value-type="float" office:value="16403">
                <text:p>16403</text:p>
              </table:table-cell>
              <table:table-cell office:value-type="float" office:value="16560.2">
                <text:p>16560.2</text:p>
              </table:table-cell>
              <table:table-cell office:value-type="float" office:value="16586.2">
                <text:p>16586.2</text:p>
              </table:table-cell>
              <table:table-cell office:value-type="float" office:value="17013.4">
                <text:p>17013.4</text:p>
              </table:table-cell>
              <table:table-cell office:value-type="float" office:value="16889.8">
                <text:p>16889.8</text:p>
              </table:table-cell>
              <table:table-cell office:value-type="float" office:value="17086.6">
                <text:p>17086.6</text:p>
              </table:table-cell>
              <table:table-cell office:value-type="float" office:value="17116.9">
                <text:p>17116.9</text:p>
              </table:table-cell>
              <table:table-cell office:value-type="float" office:value="16823.8">
                <text:p>16823.8</text:p>
              </table:table-cell>
              <table:table-cell office:value-type="float" office:value="16520.8">
                <text:p>16520.8</text:p>
              </table:table-cell>
              <table:table-cell office:value-type="float" office:value="16454.3">
                <text:p>16454.3</text:p>
              </table:table-cell>
              <table:table-cell office:value-type="float" office:value="16145.6">
                <text:p>16145.6</text:p>
              </table:table-cell>
              <table:table-cell office:value-type="float" office:value="16036.6">
                <text:p>16036.6</text:p>
              </table:table-cell>
              <table:table-cell office:value-type="float" office:value="15825.8">
                <text:p>15825.8</text:p>
              </table:table-cell>
              <table:table-cell office:value-type="float" office:value="15605">
                <text:p>15605</text:p>
              </table:table-cell>
              <table:table-cell office:value-type="float" office:value="15583.6">
                <text:p>15583.6</text:p>
              </table:table-cell>
              <table:table-cell office:value-type="float" office:value="15578.8">
                <text:p>15578.8</text:p>
              </table:table-cell>
              <table:table-cell office:value-type="float" office:value="15613.4">
                <text:p>15613.4</text:p>
              </table:table-cell>
              <table:table-cell office:value-type="float" office:value="15579.1">
                <text:p>15579.1</text:p>
              </table:table-cell>
              <table:table-cell office:value-type="float" office:value="15603.9">
                <text:p>15603.9</text:p>
              </table:table-cell>
              <table:table-cell office:value-type="float" office:value="15655.7">
                <text:p>15655.7</text:p>
              </table:table-cell>
              <table:table-cell office:value-type="float" office:value="16152.4">
                <text:p>16152.4</text:p>
              </table:table-cell>
              <table:table-cell office:value-type="float" office:value="16252.2">
                <text:p>16252.2</text:p>
              </table:table-cell>
              <table:table-cell office:value-type="float" office:value="16339.5">
                <text:p>16339.5</text:p>
              </table:table-cell>
              <table:table-cell office:value-type="float" office:value="15634.7">
                <text:p>15634.7</text:p>
              </table:table-cell>
              <table:table-cell office:value-type="float" office:value="15533.9">
                <text:p>15533.9</text:p>
              </table:table-cell>
              <table:table-cell office:value-type="float" office:value="15525.3">
                <text:p>15525.3</text:p>
              </table:table-cell>
              <table:table-cell office:value-type="float" office:value="15532.7">
                <text:p>15532.7</text:p>
              </table:table-cell>
              <table:table-cell office:value-type="float" office:value="15525.3">
                <text:p>15525.3</text:p>
              </table:table-cell>
              <table:table-cell office:value-type="float" office:value="15525.3">
                <text:p>15525.3</text:p>
              </table:table-cell>
              <table:table-cell office:value-type="float" office:value="15530.4">
                <text:p>15530.4</text:p>
              </table:table-cell>
              <table:table-cell office:value-type="float" office:value="15525.3">
                <text:p>15525.3</text:p>
              </table:table-cell>
              <table:table-cell office:value-type="float" office:value="15525.3">
                <text:p>15525.3</text:p>
              </table:table-cell>
              <table:table-cell office:value-type="float" office:value="15528.8">
                <text:p>15528.8</text:p>
              </table:table-cell>
              <table:table-cell office:value-type="float" office:value="15525.3">
                <text:p>15525.3</text:p>
              </table:table-cell>
            </table:table-row>
            <table:table-row>
              <table:table-cell office:value-type="string">
                <text:p>Run: 4</text:p>
                <draw:g>
                  <svg:desc>Sheet1.G13:Sheet1.G13</svg:desc>
                </draw:g>
              </table:table-cell>
              <table:table-cell office:value-type="float" office:value="29553.2">
                <text:p>29553.2</text:p>
                <draw:g>
                  <svg:desc>Sheet1.A15:Sheet1.CJ15</svg:desc>
                </draw:g>
              </table:table-cell>
              <table:table-cell office:value-type="float" office:value="28631">
                <text:p>28631</text:p>
              </table:table-cell>
              <table:table-cell office:value-type="float" office:value="28187.6">
                <text:p>28187.6</text:p>
              </table:table-cell>
              <table:table-cell office:value-type="float" office:value="27704.8">
                <text:p>27704.8</text:p>
              </table:table-cell>
              <table:table-cell office:value-type="float" office:value="27380.2">
                <text:p>27380.2</text:p>
              </table:table-cell>
              <table:table-cell office:value-type="float" office:value="27221.6">
                <text:p>27221.6</text:p>
              </table:table-cell>
              <table:table-cell office:value-type="float" office:value="26404.8">
                <text:p>26404.8</text:p>
              </table:table-cell>
              <table:table-cell office:value-type="float" office:value="26163.9">
                <text:p>26163.9</text:p>
              </table:table-cell>
              <table:table-cell office:value-type="float" office:value="26055.3">
                <text:p>26055.3</text:p>
              </table:table-cell>
              <table:table-cell office:value-type="float" office:value="25414.1">
                <text:p>25414.1</text:p>
              </table:table-cell>
              <table:table-cell office:value-type="float" office:value="24947.1">
                <text:p>24947.1</text:p>
              </table:table-cell>
              <table:table-cell office:value-type="float" office:value="24750.4">
                <text:p>24750.4</text:p>
              </table:table-cell>
              <table:table-cell office:value-type="float" office:value="24385">
                <text:p>24385</text:p>
              </table:table-cell>
              <table:table-cell office:value-type="float" office:value="23964.5">
                <text:p>23964.5</text:p>
              </table:table-cell>
              <table:table-cell office:value-type="float" office:value="23418">
                <text:p>23418</text:p>
              </table:table-cell>
              <table:table-cell office:value-type="float" office:value="23072.3">
                <text:p>23072.3</text:p>
              </table:table-cell>
              <table:table-cell office:value-type="float" office:value="23185.6">
                <text:p>23185.6</text:p>
              </table:table-cell>
              <table:table-cell office:value-type="float" office:value="22041.9">
                <text:p>22041.9</text:p>
              </table:table-cell>
              <table:table-cell office:value-type="float" office:value="22087.5">
                <text:p>22087.5</text:p>
              </table:table-cell>
              <table:table-cell office:value-type="float" office:value="21775.6">
                <text:p>21775.6</text:p>
              </table:table-cell>
              <table:table-cell office:value-type="float" office:value="21036.2">
                <text:p>21036.2</text:p>
              </table:table-cell>
              <table:table-cell office:value-type="float" office:value="19887.8">
                <text:p>19887.8</text:p>
              </table:table-cell>
              <table:table-cell office:value-type="float" office:value="19596.7">
                <text:p>19596.7</text:p>
              </table:table-cell>
              <table:table-cell office:value-type="float" office:value="19646.4">
                <text:p>19646.4</text:p>
              </table:table-cell>
              <table:table-cell office:value-type="float" office:value="18898.9">
                <text:p>18898.9</text:p>
              </table:table-cell>
              <table:table-cell office:value-type="float" office:value="18345.9">
                <text:p>18345.9</text:p>
              </table:table-cell>
              <table:table-cell office:value-type="float" office:value="17449.3">
                <text:p>17449.3</text:p>
              </table:table-cell>
              <table:table-cell office:value-type="float" office:value="16891.4">
                <text:p>16891.4</text:p>
              </table:table-cell>
              <table:table-cell office:value-type="float" office:value="16511.4">
                <text:p>16511.4</text:p>
              </table:table-cell>
              <table:table-cell office:value-type="float" office:value="16355.2">
                <text:p>16355.2</text:p>
              </table:table-cell>
              <table:table-cell office:value-type="float" office:value="16209.8">
                <text:p>16209.8</text:p>
              </table:table-cell>
              <table:table-cell office:value-type="float" office:value="16099.3">
                <text:p>16099.3</text:p>
              </table:table-cell>
              <table:table-cell office:value-type="float" office:value="16013">
                <text:p>16013</text:p>
              </table:table-cell>
              <table:table-cell office:value-type="float" office:value="15986.1">
                <text:p>15986.1</text:p>
              </table:table-cell>
              <table:table-cell office:value-type="float" office:value="15987.4">
                <text:p>15987.4</text:p>
              </table:table-cell>
              <table:table-cell office:value-type="float" office:value="15985.9">
                <text:p>15985.9</text:p>
              </table:table-cell>
              <table:table-cell office:value-type="float" office:value="16001.8">
                <text:p>16001.8</text:p>
              </table:table-cell>
              <table:table-cell office:value-type="float" office:value="15986.9">
                <text:p>15986.9</text:p>
              </table:table-cell>
              <table:table-cell office:value-type="float" office:value="15985.9">
                <text:p>15985.9</text:p>
              </table:table-cell>
              <table:table-cell office:value-type="float" office:value="15991.9">
                <text:p>15991.9</text:p>
              </table:table-cell>
              <table:table-cell office:value-type="float" office:value="15998">
                <text:p>15998</text:p>
              </table:table-cell>
              <table:table-cell office:value-type="float" office:value="16005.8">
                <text:p>16005.8</text:p>
              </table:table-cell>
              <table:table-cell office:value-type="float" office:value="15986.1">
                <text:p>15986.1</text:p>
              </table:table-cell>
              <table:table-cell office:value-type="float" office:value="15985">
                <text:p>15985</text:p>
              </table:table-cell>
              <table:table-cell office:value-type="float" office:value="16146.9">
                <text:p>16146.9</text:p>
              </table:table-cell>
              <table:table-cell office:value-type="float" office:value="16166.5">
                <text:p>16166.5</text:p>
              </table:table-cell>
              <table:table-cell office:value-type="float" office:value="16082.2">
                <text:p>16082.2</text:p>
              </table:table-cell>
              <table:table-cell office:value-type="float" office:value="16059">
                <text:p>16059</text:p>
              </table:table-cell>
              <table:table-cell office:value-type="float" office:value="16092.9">
                <text:p>16092.9</text:p>
              </table:table-cell>
              <table:table-cell office:value-type="float" office:value="15967.7">
                <text:p>15967.7</text:p>
              </table:table-cell>
              <table:table-cell office:value-type="float" office:value="15781.1">
                <text:p>15781.1</text:p>
              </table:table-cell>
              <table:table-cell office:value-type="float" office:value="15602.1">
                <text:p>15602.1</text:p>
              </table:table-cell>
              <table:table-cell office:value-type="float" office:value="15533.2">
                <text:p>15533.2</text:p>
              </table:table-cell>
              <table:table-cell office:value-type="float" office:value="15524.9">
                <text:p>15524.9</text:p>
              </table:table-cell>
              <table:table-cell office:value-type="float" office:value="15638.3">
                <text:p>15638.3</text:p>
              </table:table-cell>
              <table:table-cell office:value-type="float" office:value="15938.1">
                <text:p>15938.1</text:p>
              </table:table-cell>
              <table:table-cell office:value-type="float" office:value="15920.7">
                <text:p>15920.7</text:p>
              </table:table-cell>
              <table:table-cell office:value-type="float" office:value="15841.8">
                <text:p>15841.8</text:p>
              </table:table-cell>
              <table:table-cell office:value-type="float" office:value="15699.7">
                <text:p>15699.7</text:p>
              </table:table-cell>
              <table:table-cell office:value-type="float" office:value="15604.3">
                <text:p>15604.3</text:p>
              </table:table-cell>
              <table:table-cell office:value-type="float" office:value="15359.6">
                <text:p>15359.6</text:p>
              </table:table-cell>
              <table:table-cell office:value-type="float" office:value="15268.7">
                <text:p>15268.7</text:p>
              </table:table-cell>
              <table:table-cell office:value-type="float" office:value="15273.2">
                <text:p>15273.2</text:p>
              </table:table-cell>
              <table:table-cell office:value-type="float" office:value="15265.7">
                <text:p>15265.7</text:p>
              </table:table-cell>
              <table:table-cell office:value-type="float" office:value="15269.9">
                <text:p>15269.9</text:p>
              </table:table-cell>
              <table:table-cell office:value-type="float" office:value="15269.5">
                <text:p>15269.5</text:p>
              </table:table-cell>
              <table:table-cell office:value-type="float" office:value="15288.7">
                <text:p>15288.7</text:p>
              </table:table-cell>
              <table:table-cell office:value-type="float" office:value="15272.3">
                <text:p>15272.3</text:p>
              </table:table-cell>
              <table:table-cell office:value-type="float" office:value="15277.5">
                <text:p>15277.5</text:p>
              </table:table-cell>
              <table:table-cell office:value-type="float" office:value="15429">
                <text:p>15429</text:p>
              </table:table-cell>
              <table:table-cell office:value-type="float" office:value="15405.8">
                <text:p>15405.8</text:p>
              </table:table-cell>
              <table:table-cell office:value-type="float" office:value="15665.9">
                <text:p>15665.9</text:p>
              </table:table-cell>
              <table:table-cell office:value-type="float" office:value="15708.3">
                <text:p>15708.3</text:p>
              </table:table-cell>
              <table:table-cell office:value-type="float" office:value="15820.3">
                <text:p>15820.3</text:p>
              </table:table-cell>
              <table:table-cell office:value-type="float" office:value="15761.3">
                <text:p>15761.3</text:p>
              </table:table-cell>
              <table:table-cell office:value-type="float" office:value="16190">
                <text:p>16190</text:p>
              </table:table-cell>
              <table:table-cell office:value-type="float" office:value="15960.5">
                <text:p>15960.5</text:p>
              </table:table-cell>
              <table:table-cell office:value-type="float" office:value="15343.8">
                <text:p>15343.8</text:p>
              </table:table-cell>
              <table:table-cell office:value-type="float" office:value="14980.4">
                <text:p>14980.4</text:p>
              </table:table-cell>
              <table:table-cell office:value-type="float" office:value="14976.8">
                <text:p>14976.8</text:p>
              </table:table-cell>
              <table:table-cell office:value-type="float" office:value="15002.4">
                <text:p>15002.4</text:p>
              </table:table-cell>
              <table:table-cell office:value-type="float" office:value="14994.2">
                <text:p>14994.2</text:p>
              </table:table-cell>
              <table:table-cell office:value-type="float" office:value="14980.4">
                <text:p>14980.4</text:p>
              </table:table-cell>
              <table:table-cell office:value-type="float" office:value="14976.8">
                <text:p>14976.8</text:p>
              </table:table-cell>
              <table:table-cell office:value-type="float" office:value="14976.8">
                <text:p>14976.8</text:p>
              </table:table-cell>
              <table:table-cell office:value-type="float" office:value="14996.4">
                <text:p>14996.4</text:p>
              </table:table-cell>
              <table:table-cell office:value-type="float" office:value="14985.7">
                <text:p>14985.7</text:p>
              </table:table-cell>
              <table:table-cell office:value-type="float" office:value="15008.6">
                <text:p>15008.6</text:p>
              </table:table-cell>
            </table:table-row>
            <table:table-row>
              <table:table-cell office:value-type="string">
                <text:p>Run: 5</text:p>
                <draw:g>
                  <svg:desc>Sheet1.G17:Sheet1.G17</svg:desc>
                </draw:g>
              </table:table-cell>
              <table:table-cell office:value-type="float" office:value="29011.4">
                <text:p>29011.4</text:p>
                <draw:g>
                  <svg:desc>Sheet1.A19:Sheet1.DE19</svg:desc>
                </draw:g>
              </table:table-cell>
              <table:table-cell office:value-type="float" office:value="28424.9">
                <text:p>28424.9</text:p>
              </table:table-cell>
              <table:table-cell office:value-type="float" office:value="27533.2">
                <text:p>27533.2</text:p>
              </table:table-cell>
              <table:table-cell office:value-type="float" office:value="26914.1">
                <text:p>26914.1</text:p>
              </table:table-cell>
              <table:table-cell office:value-type="float" office:value="26682.3">
                <text:p>26682.3</text:p>
              </table:table-cell>
              <table:table-cell office:value-type="float" office:value="26129.2">
                <text:p>26129.2</text:p>
              </table:table-cell>
              <table:table-cell office:value-type="float" office:value="25390.7">
                <text:p>25390.7</text:p>
              </table:table-cell>
              <table:table-cell office:value-type="float" office:value="24804.5">
                <text:p>24804.5</text:p>
              </table:table-cell>
              <table:table-cell office:value-type="float" office:value="24127.1">
                <text:p>24127.1</text:p>
              </table:table-cell>
              <table:table-cell office:value-type="float" office:value="23632.3">
                <text:p>23632.3</text:p>
              </table:table-cell>
              <table:table-cell office:value-type="float" office:value="23326.4">
                <text:p>23326.4</text:p>
              </table:table-cell>
              <table:table-cell office:value-type="float" office:value="22375.5">
                <text:p>22375.5</text:p>
              </table:table-cell>
              <table:table-cell office:value-type="float" office:value="21942.3">
                <text:p>21942.3</text:p>
              </table:table-cell>
              <table:table-cell office:value-type="float" office:value="20549.9">
                <text:p>20549.9</text:p>
              </table:table-cell>
              <table:table-cell office:value-type="float" office:value="19515.8">
                <text:p>19515.8</text:p>
              </table:table-cell>
              <table:table-cell office:value-type="float" office:value="18903.4">
                <text:p>18903.4</text:p>
              </table:table-cell>
              <table:table-cell office:value-type="float" office:value="18648.2">
                <text:p>18648.2</text:p>
              </table:table-cell>
              <table:table-cell office:value-type="float" office:value="18471.2">
                <text:p>18471.2</text:p>
              </table:table-cell>
              <table:table-cell office:value-type="float" office:value="18294.1">
                <text:p>18294.1</text:p>
              </table:table-cell>
              <table:table-cell office:value-type="float" office:value="18002">
                <text:p>18002</text:p>
              </table:table-cell>
              <table:table-cell office:value-type="float" office:value="17664.2">
                <text:p>17664.2</text:p>
              </table:table-cell>
              <table:table-cell office:value-type="float" office:value="17460">
                <text:p>17460</text:p>
              </table:table-cell>
              <table:table-cell office:value-type="float" office:value="17267.5">
                <text:p>17267.5</text:p>
              </table:table-cell>
              <table:table-cell office:value-type="float" office:value="17101">
                <text:p>17101</text:p>
              </table:table-cell>
              <table:table-cell office:value-type="float" office:value="16932.2">
                <text:p>16932.2</text:p>
              </table:table-cell>
              <table:table-cell office:value-type="float" office:value="17063.1">
                <text:p>17063.1</text:p>
              </table:table-cell>
              <table:table-cell office:value-type="float" office:value="17498.4">
                <text:p>17498.4</text:p>
              </table:table-cell>
              <table:table-cell office:value-type="float" office:value="17361.6">
                <text:p>17361.6</text:p>
              </table:table-cell>
              <table:table-cell office:value-type="float" office:value="17286.4">
                <text:p>17286.4</text:p>
              </table:table-cell>
              <table:table-cell office:value-type="float" office:value="17487.1">
                <text:p>17487.1</text:p>
              </table:table-cell>
              <table:table-cell office:value-type="float" office:value="17094.2">
                <text:p>17094.2</text:p>
              </table:table-cell>
              <table:table-cell office:value-type="float" office:value="16691">
                <text:p>16691</text:p>
              </table:table-cell>
              <table:table-cell office:value-type="float" office:value="16460.7">
                <text:p>16460.7</text:p>
              </table:table-cell>
              <table:table-cell office:value-type="float" office:value="16469">
                <text:p>16469</text:p>
              </table:table-cell>
              <table:table-cell office:value-type="float" office:value="16445.7">
                <text:p>16445.7</text:p>
              </table:table-cell>
              <table:table-cell office:value-type="float" office:value="16445.3">
                <text:p>16445.3</text:p>
              </table:table-cell>
              <table:table-cell office:value-type="float" office:value="16486.7">
                <text:p>16486.7</text:p>
              </table:table-cell>
              <table:table-cell office:value-type="float" office:value="16731.2">
                <text:p>16731.2</text:p>
              </table:table-cell>
              <table:table-cell office:value-type="float" office:value="16827.9">
                <text:p>16827.9</text:p>
              </table:table-cell>
              <table:table-cell office:value-type="float" office:value="16918.8">
                <text:p>16918.8</text:p>
              </table:table-cell>
              <table:table-cell office:value-type="float" office:value="17097.8">
                <text:p>17097.8</text:p>
              </table:table-cell>
              <table:table-cell office:value-type="float" office:value="16998.6">
                <text:p>16998.6</text:p>
              </table:table-cell>
              <table:table-cell office:value-type="float" office:value="16995.4">
                <text:p>16995.4</text:p>
              </table:table-cell>
              <table:table-cell office:value-type="float" office:value="16368.7">
                <text:p>16368.7</text:p>
              </table:table-cell>
              <table:table-cell office:value-type="float" office:value="16209.7">
                <text:p>16209.7</text:p>
              </table:table-cell>
              <table:table-cell office:value-type="float" office:value="16492.5">
                <text:p>16492.5</text:p>
              </table:table-cell>
              <table:table-cell office:value-type="float" office:value="16892.9">
                <text:p>16892.9</text:p>
              </table:table-cell>
              <table:table-cell office:value-type="float" office:value="17450.1">
                <text:p>17450.1</text:p>
              </table:table-cell>
              <table:table-cell office:value-type="float" office:value="17154.6">
                <text:p>17154.6</text:p>
              </table:table-cell>
              <table:table-cell office:value-type="float" office:value="16119.6">
                <text:p>16119.6</text:p>
              </table:table-cell>
              <table:table-cell office:value-type="float" office:value="16108.2">
                <text:p>16108.2</text:p>
              </table:table-cell>
              <table:table-cell office:value-type="float" office:value="16127.6">
                <text:p>16127.6</text:p>
              </table:table-cell>
              <table:table-cell office:value-type="float" office:value="16162.6">
                <text:p>16162.6</text:p>
              </table:table-cell>
              <table:table-cell office:value-type="float" office:value="16275.9">
                <text:p>16275.9</text:p>
              </table:table-cell>
              <table:table-cell office:value-type="float" office:value="16256.8">
                <text:p>16256.8</text:p>
              </table:table-cell>
              <table:table-cell office:value-type="float" office:value="16227.3">
                <text:p>16227.3</text:p>
              </table:table-cell>
              <table:table-cell office:value-type="float" office:value="16230.6">
                <text:p>16230.6</text:p>
              </table:table-cell>
              <table:table-cell office:value-type="float" office:value="16124.3">
                <text:p>16124.3</text:p>
              </table:table-cell>
              <table:table-cell office:value-type="float" office:value="16032.3">
                <text:p>16032.3</text:p>
              </table:table-cell>
              <table:table-cell office:value-type="float" office:value="15838.8">
                <text:p>15838.8</text:p>
              </table:table-cell>
              <table:table-cell office:value-type="float" office:value="15578.4">
                <text:p>15578.4</text:p>
              </table:table-cell>
              <table:table-cell office:value-type="float" office:value="15468.3">
                <text:p>15468.3</text:p>
              </table:table-cell>
              <table:table-cell office:value-type="float" office:value="15415.4">
                <text:p>15415.4</text:p>
              </table:table-cell>
              <table:table-cell office:value-type="float" office:value="15332.8">
                <text:p>15332.8</text:p>
              </table:table-cell>
              <table:table-cell office:value-type="float" office:value="15278.3">
                <text:p>15278.3</text:p>
              </table:table-cell>
              <table:table-cell office:value-type="float" office:value="15227.1">
                <text:p>15227.1</text:p>
              </table:table-cell>
              <table:table-cell office:value-type="float" office:value="15122.7">
                <text:p>15122.7</text:p>
              </table:table-cell>
              <table:table-cell office:value-type="float" office:value="15059.3">
                <text:p>15059.3</text:p>
              </table:table-cell>
              <table:table-cell office:value-type="float" office:value="15017.7">
                <text:p>15017.7</text:p>
              </table:table-cell>
              <table:table-cell office:value-type="float" office:value="15003.5">
                <text:p>15003.5</text:p>
              </table:table-cell>
              <table:table-cell office:value-type="float" office:value="15001">
                <text:p>15001</text:p>
              </table:table-cell>
              <table:table-cell office:value-type="float" office:value="15005.6">
                <text:p>15005.6</text:p>
              </table:table-cell>
              <table:table-cell office:value-type="float" office:value="15001.1">
                <text:p>15001.1</text:p>
              </table:table-cell>
              <table:table-cell office:value-type="float" office:value="15030.4">
                <text:p>15030.4</text:p>
              </table:table-cell>
              <table:table-cell office:value-type="float" office:value="15017.1">
                <text:p>15017.1</text:p>
              </table:table-cell>
              <table:table-cell office:value-type="float" office:value="15001.2">
                <text:p>15001.2</text:p>
              </table:table-cell>
              <table:table-cell office:value-type="float" office:value="15010.6">
                <text:p>15010.6</text:p>
              </table:table-cell>
              <table:table-cell office:value-type="float" office:value="15008">
                <text:p>15008</text:p>
              </table:table-cell>
              <table:table-cell office:value-type="float" office:value="15001.1">
                <text:p>15001.1</text:p>
              </table:table-cell>
              <table:table-cell office:value-type="float" office:value="15214.4">
                <text:p>15214.4</text:p>
              </table:table-cell>
              <table:table-cell office:value-type="float" office:value="16020.9">
                <text:p>16020.9</text:p>
              </table:table-cell>
              <table:table-cell office:value-type="float" office:value="16075.3">
                <text:p>16075.3</text:p>
              </table:table-cell>
              <table:table-cell office:value-type="float" office:value="16171.6">
                <text:p>16171.6</text:p>
              </table:table-cell>
              <table:table-cell office:value-type="float" office:value="15272.6">
                <text:p>15272.6</text:p>
              </table:table-cell>
              <table:table-cell office:value-type="float" office:value="15014.1">
                <text:p>15014.1</text:p>
              </table:table-cell>
              <table:table-cell office:value-type="float" office:value="14997.4">
                <text:p>14997.4</text:p>
              </table:table-cell>
              <table:table-cell office:value-type="float" office:value="15216.6">
                <text:p>15216.6</text:p>
              </table:table-cell>
              <table:table-cell office:value-type="float" office:value="15449.6">
                <text:p>15449.6</text:p>
              </table:table-cell>
              <table:table-cell office:value-type="float" office:value="15103">
                <text:p>15103</text:p>
              </table:table-cell>
              <table:table-cell office:value-type="float" office:value="15085">
                <text:p>15085</text:p>
              </table:table-cell>
              <table:table-cell office:value-type="float" office:value="14915.2">
                <text:p>14915.2</text:p>
              </table:table-cell>
              <table:table-cell office:value-type="float" office:value="14891.2">
                <text:p>14891.2</text:p>
              </table:table-cell>
              <table:table-cell office:value-type="float" office:value="14902.4">
                <text:p>14902.4</text:p>
              </table:table-cell>
              <table:table-cell office:value-type="float" office:value="14896.4">
                <text:p>14896.4</text:p>
              </table:table-cell>
              <table:table-cell office:value-type="float" office:value="15129.7">
                <text:p>15129.7</text:p>
              </table:table-cell>
              <table:table-cell office:value-type="float" office:value="15061.8">
                <text:p>15061.8</text:p>
              </table:table-cell>
              <table:table-cell office:value-type="float" office:value="14984.6">
                <text:p>14984.6</text:p>
              </table:table-cell>
              <table:table-cell office:value-type="float" office:value="15048.8">
                <text:p>15048.8</text:p>
              </table:table-cell>
              <table:table-cell office:value-type="float" office:value="15022.5">
                <text:p>15022.5</text:p>
              </table:table-cell>
              <table:table-cell office:value-type="float" office:value="15586.2">
                <text:p>15586.2</text:p>
              </table:table-cell>
              <table:table-cell office:value-type="float" office:value="15276.3">
                <text:p>15276.3</text:p>
              </table:table-cell>
              <table:table-cell office:value-type="float" office:value="15574.3">
                <text:p>15574.3</text:p>
              </table:table-cell>
              <table:table-cell office:value-type="float" office:value="15334.4">
                <text:p>15334.4</text:p>
              </table:table-cell>
              <table:table-cell office:value-type="float" office:value="14752.5">
                <text:p>14752.5</text:p>
              </table:table-cell>
              <table:table-cell office:value-type="float" office:value="14754.9">
                <text:p>14754.9</text:p>
              </table:table-cell>
              <table:table-cell office:value-type="float" office:value="14751">
                <text:p>14751</text:p>
              </table:table-cell>
              <table:table-cell office:value-type="float" office:value="14756.2">
                <text:p>14756.2</text:p>
              </table:table-cell>
              <table:table-cell office:value-type="float" office:value="14740.6">
                <text:p>14740.6</text:p>
              </table:table-cell>
              <table:table-cell office:value-type="float" office:value="14766">
                <text:p>1476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